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NewRoman1" svg:font-family="TimesNewRoman"/>
    <style:font-face style:name="DejaVu Sans1" svg:font-family="'DejaVu Sans'" style:font-pitch="variable"/>
    <style:font-face style:name="Liberation Serif1" svg:font-family="'Liberation Serif'" style:font-pitch="variable"/>
    <style:font-face style:name="TimesNewRoman"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8b" svg:stroke-opacity="7%" draw:stroke-linejoin="round" svg:stroke-linecap="butt" draw:fill="solid" draw:fill-color="#00008b" draw:opacity="7%" fo:padding-top="0.017cm" fo:padding-bottom="0.017cm" fo:padding-left="0.017cm" fo:padding-right="0.017cm"/>
    </style:style>
    <style:style style:name="gr3" style:family="graphic" style:parent-style-name="standard">
      <style:graphic-properties draw:stroke="solid" svg:stroke-width="0.035cm" svg:stroke-color="#ff8c00" svg:stroke-opacity="7%" draw:stroke-linejoin="round" svg:stroke-linecap="butt" draw:fill="solid" draw:fill-color="#ff8c00" draw:opacity="7%"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6"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paragraph-properties style:writing-mode="lr-tb"/>
    </style:style>
    <style:style style:name="gr7" style:family="graphic" style:parent-style-name="standard">
      <style:graphic-properties draw:stroke="solid" svg:stroke-width="0.052cm" svg:stroke-color="#00008b" draw:stroke-linejoin="round" svg:stroke-linecap="square" draw:fill="none" fo:padding-top="0.026cm" fo:padding-bottom="0.026cm" fo:padding-left="0.026cm" fo:padding-right="0.026cm"/>
    </style:style>
    <style:style style:name="gr8" style:family="graphic" style:parent-style-name="standard">
      <style:graphic-properties draw:stroke="solid" svg:stroke-width="0.052cm" svg:stroke-color="#ff8c00" draw:stroke-linejoin="round" svg:stroke-linecap="square" draw:fill="none" fo:padding-top="0.026cm" fo:padding-bottom="0.026cm" fo:padding-left="0.026cm" fo:padding-right="0.026cm"/>
    </style:style>
    <style:style style:name="gr9"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0" style:family="graphic" style:parent-style-name="standard">
      <style:graphic-properties draw:stroke="none" draw:fill="none" draw:textarea-horizontal-align="left" draw:textarea-vertical-align="top" draw:auto-grow-height="true" draw:auto-grow-width="true" fo:min-height="0.599cm" fo:min-width="0.599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775cm" fo:min-width="0.775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00008b" draw:opacity="7%"/>
    </style:style>
    <style:style style:name="P3" style:family="paragraph">
      <loext:graphic-properties draw:fill="solid" draw:fill-color="#ff8c00" draw:opacity="7%"/>
    </style:style>
    <style:style style:name="P4" style:family="paragraph">
      <loext:graphic-properties draw:fill="solid" draw:fill-color="#000000"/>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text-properties fo:font-size="16pt" style:font-size-asian="16pt" style:font-size-complex="16pt"/>
    </style:style>
    <style:style style:name="P8" style:family="paragraph">
      <loext:graphic-properties draw:fill="none"/>
      <style:text-properties fo:font-size="17pt" style:font-size-asian="17pt" style:font-size-complex="17pt"/>
    </style:style>
    <style:style style:name="P9" style:family="paragraph">
      <loext:graphic-properties draw:fill="none"/>
      <style:text-properties fo:font-size="22pt" style:font-size-asian="22pt" style:font-size-complex="22pt"/>
    </style:style>
    <style:style style:name="T1" style:family="text">
      <style:text-properties fo:color="#000000" style:font-name="TimesNewRoman1" fo:font-size="16pt" style:font-size-asian="16pt" style:font-name-complex="TimesNewRoman1" style:font-size-complex="16pt"/>
    </style:style>
    <style:style style:name="T2" style:family="text">
      <style:text-properties fo:color="#000000" style:font-name="TimesNewRoman1" fo:font-size="17pt" style:font-size-asian="17pt" style:font-name-complex="TimesNewRoman1" style:font-size-complex="17pt"/>
    </style:style>
    <style:style style:name="T3" style:family="text">
      <style:text-properties fo:color="#000000" style:font-name="TimesNewRoman1" fo:font-size="22pt" style:font-size-asian="22pt" style:font-name-complex="TimesNewRoman1"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40.229cm" svg:height="26.266cm" svg:x="0cm" svg:y="2.1cm" svg:viewBox="0 0 40230 26267" draw:points="0,26267 40230,26267 40230,0 0,0">
          <text:p/>
        </draw:polygon>
        <draw:polygon draw:style-name="gr1" draw:text-style-name="P1" draw:layer="layout" svg:width="8.461cm" svg:height="6.314cm" svg:x="1.892cm" svg:y="3.104cm" svg:viewBox="0 0 8462 6315" draw:points="0,6315 8462,6315 8462,0 0,0">
          <text:p/>
        </draw:polygon>
        <draw:polygon draw:style-name="gr2" draw:text-style-name="P2" draw:layer="layout" svg:width="7.693cm" svg:height="6.622cm" svg:x="2.276cm" svg:y="3.138cm" svg:viewBox="0 0 7694 6623" draw:points="0,503 0,2423 275,481 550,519 825,581 1099,548 1374,616 1650,523 1924,598 2199,598 2474,709 2749,557 3023,598 3298,787 3573,863 3848,842 4122,816 4397,816 4672,6593 4947,6623 5221,6300 5496,6281 5771,6281 6045,6281 6320,6281 6595,6281 6870,6281 7144,6281 7419,6281 7694,6281 7419,6281 7144,6281 6870,6281 6595,6281 6320,6281 6045,6281 5771,6281 5496,6281 5221,4026 4947,5314 4672,5311 4397,38 4122,38 3848,77 3573,220 3298,1 3023,25 2749,0 2474,46 2199,25 1924,25 1650,1 1374,106 1099,75 825,75 550,104 275,109">
          <text:p/>
        </draw:polygon>
        <draw:polygon draw:style-name="gr3" draw:text-style-name="P3" draw:layer="layout" svg:width="7.693cm" svg:height="6.476cm" svg:x="2.276cm" svg:y="3.023cm" svg:viewBox="0 0 7694 6477" draw:points="0,169 0,749 275,452 550,376 825,459 1099,294 1374,459 1650,440 1924,440 2199,530 2474,530 2749,548 3023,554 3298,540 3573,704 3848,733 4122,923 4397,628 4672,6472 4947,6477 5221,6439 5496,6396 5771,6472 6045,6396 6320,6396 6595,6477 6870,6396 7144,6396 7419,6396 7694,6396 7419,6396 7144,6396 6870,6396 6595,6216 6320,6396 6045,6396 5771,6254 5496,6396 5221,6057 4947,6183 4672,6254 4397,192 4122,292 3848,251 3573,248 3298,181 3023,233 2749,206 2474,158 2199,158 1924,51 1650,51 1374,65 1099,0 825,65 550,17 275,7">
          <text:p/>
        </draw:polygon>
        <draw:polygon draw:style-name="gr4" draw:text-style-name="P4" draw:layer="layout" svg:width="0cm" svg:height="0.122cm" svg:x="2.276cm" svg:y="9.418cm" svg:viewBox="0 0 0 123" draw:points="0,0 0,123">
          <text:p/>
        </draw:polygon>
        <draw:line draw:style-name="gr5" draw:text-style-name="P5" draw:layer="layout" svg:x1="2.276cm" svg:y1="9.418cm" svg:x2="2.276cm" svg:y2="9.541cm">
          <text:p/>
        </draw:line>
        <draw:polygon draw:style-name="gr4" draw:text-style-name="P4" draw:layer="layout" svg:width="0cm" svg:height="0.122cm" svg:x="2.551cm" svg:y="9.418cm" svg:viewBox="0 0 0 123" draw:points="0,0 0,123">
          <text:p/>
        </draw:polygon>
        <draw:line draw:style-name="gr5" draw:text-style-name="P5" draw:layer="layout" svg:x1="2.551cm" svg:y1="9.418cm" svg:x2="2.551cm" svg:y2="9.541cm">
          <text:p/>
        </draw:line>
        <draw:polygon draw:style-name="gr4" draw:text-style-name="P4" draw:layer="layout" svg:width="0cm" svg:height="0.122cm" svg:x="2.826cm" svg:y="9.418cm" svg:viewBox="0 0 0 123" draw:points="0,0 0,123">
          <text:p/>
        </draw:polygon>
        <draw:line draw:style-name="gr5" draw:text-style-name="P5" draw:layer="layout" svg:x1="2.826cm" svg:y1="9.418cm" svg:x2="2.826cm" svg:y2="9.541cm">
          <text:p/>
        </draw:line>
        <draw:polygon draw:style-name="gr4" draw:text-style-name="P4" draw:layer="layout" svg:width="0cm" svg:height="0.122cm" svg:x="3.101cm" svg:y="9.418cm" svg:viewBox="0 0 0 123" draw:points="0,0 0,123">
          <text:p/>
        </draw:polygon>
        <draw:line draw:style-name="gr5" draw:text-style-name="P5" draw:layer="layout" svg:x1="3.101cm" svg:y1="9.418cm" svg:x2="3.101cm" svg:y2="9.541cm">
          <text:p/>
        </draw:line>
        <draw:polygon draw:style-name="gr4" draw:text-style-name="P4" draw:layer="layout" svg:width="0cm" svg:height="0.122cm" svg:x="3.375cm" svg:y="9.418cm" svg:viewBox="0 0 0 123" draw:points="0,0 0,123">
          <text:p/>
        </draw:polygon>
        <draw:line draw:style-name="gr5" draw:text-style-name="P5" draw:layer="layout" svg:x1="3.375cm" svg:y1="9.418cm" svg:x2="3.375cm" svg:y2="9.541cm">
          <text:p/>
        </draw:line>
        <draw:frame draw:style-name="gr6" draw:text-style-name="P7" draw:layer="layout" svg:width="0.971cm" svg:height="0.628cm" draw:transform="rotate (1.5707963267949) translate (1.91cm 10.638cm)">
          <draw:text-box>
            <text:p text:style-name="P6"><text:span text:style-name="T1">e</text:span><text:span text:style-name="T1">m</text:span><text:span text:style-name="T1">b</text:span></text:p>
          </draw:text-box>
        </draw:frame>
        <draw:polygon draw:style-name="gr4" draw:text-style-name="P4" draw:layer="layout" svg:width="0cm" svg:height="0.122cm" svg:x="3.65cm" svg:y="9.418cm" svg:viewBox="0 0 0 123" draw:points="0,0 0,123">
          <text:p/>
        </draw:polygon>
        <draw:line draw:style-name="gr5" draw:text-style-name="P5" draw:layer="layout" svg:x1="3.65cm" svg:y1="9.418cm" svg:x2="3.65cm" svg:y2="9.541cm">
          <text:p/>
        </draw:line>
        <draw:polygon draw:style-name="gr4" draw:text-style-name="P4" draw:layer="layout" svg:width="0cm" svg:height="0.122cm" svg:x="3.925cm" svg:y="9.418cm" svg:viewBox="0 0 0 123" draw:points="0,0 0,123">
          <text:p/>
        </draw:polygon>
        <draw:line draw:style-name="gr5" draw:text-style-name="P5" draw:layer="layout" svg:x1="3.925cm" svg:y1="9.418cm" svg:x2="3.925cm" svg:y2="9.541cm">
          <text:p/>
        </draw:line>
        <draw:polygon draw:style-name="gr4" draw:text-style-name="P4" draw:layer="layout" svg:width="0cm" svg:height="0.122cm" svg:x="4.199cm" svg:y="9.418cm" svg:viewBox="0 0 0 123" draw:points="0,0 0,123">
          <text:p/>
        </draw:polygon>
        <draw:line draw:style-name="gr5" draw:text-style-name="P5" draw:layer="layout" svg:x1="4.199cm" svg:y1="9.418cm" svg:x2="4.199cm" svg:y2="9.541cm">
          <text:p/>
        </draw:line>
        <draw:frame draw:style-name="gr6" draw:text-style-name="P7" draw:layer="layout" svg:width="0.563cm" svg:height="0.628cm" draw:transform="rotate (1.5707963267949) translate (3.008cm 9.948cm)">
          <draw:text-box>
            <text:p text:style-name="P6"><text:span text:style-name="T1">3</text:span></text:p>
          </draw:text-box>
        </draw:frame>
        <draw:polygon draw:style-name="gr4" draw:text-style-name="P4" draw:layer="layout" svg:width="0cm" svg:height="0.122cm" svg:x="4.474cm" svg:y="9.418cm" svg:viewBox="0 0 0 123" draw:points="0,0 0,123">
          <text:p/>
        </draw:polygon>
        <draw:line draw:style-name="gr5" draw:text-style-name="P5" draw:layer="layout" svg:x1="4.474cm" svg:y1="9.418cm" svg:x2="4.474cm" svg:y2="9.541cm">
          <text:p/>
        </draw:line>
        <draw:polygon draw:style-name="gr4" draw:text-style-name="P4" draw:layer="layout" svg:width="0cm" svg:height="0.122cm" svg:x="4.749cm" svg:y="9.418cm" svg:viewBox="0 0 0 123" draw:points="0,0 0,123">
          <text:p/>
        </draw:polygon>
        <draw:line draw:style-name="gr5" draw:text-style-name="P5" draw:layer="layout" svg:x1="4.749cm" svg:y1="9.418cm" svg:x2="4.749cm" svg:y2="9.541cm">
          <text:p/>
        </draw:line>
        <draw:polygon draw:style-name="gr4" draw:text-style-name="P4" draw:layer="layout" svg:width="0cm" svg:height="0.122cm" svg:x="5.024cm" svg:y="9.418cm" svg:viewBox="0 0 0 123" draw:points="0,0 0,123">
          <text:p/>
        </draw:polygon>
        <draw:line draw:style-name="gr5" draw:text-style-name="P5" draw:layer="layout" svg:x1="5.024cm" svg:y1="9.418cm" svg:x2="5.024cm" svg:y2="9.541cm">
          <text:p/>
        </draw:line>
        <draw:frame draw:style-name="gr6" draw:text-style-name="P7" draw:layer="layout" svg:width="0.563cm" svg:height="0.628cm" draw:transform="rotate (1.5707963267949) translate (3.833cm 9.948cm)">
          <draw:text-box>
            <text:p text:style-name="P6"><text:span text:style-name="T1">6</text:span></text:p>
          </draw:text-box>
        </draw:frame>
        <draw:polygon draw:style-name="gr4" draw:text-style-name="P4" draw:layer="layout" svg:width="0cm" svg:height="0.122cm" svg:x="5.298cm" svg:y="9.418cm" svg:viewBox="0 0 0 123" draw:points="0,0 0,123">
          <text:p/>
        </draw:polygon>
        <draw:line draw:style-name="gr5" draw:text-style-name="P5" draw:layer="layout" svg:x1="5.298cm" svg:y1="9.418cm" svg:x2="5.298cm" svg:y2="9.541cm">
          <text:p/>
        </draw:line>
        <draw:polygon draw:style-name="gr4" draw:text-style-name="P4" draw:layer="layout" svg:width="0cm" svg:height="0.122cm" svg:x="5.573cm" svg:y="9.418cm" svg:viewBox="0 0 0 123" draw:points="0,0 0,123">
          <text:p/>
        </draw:polygon>
        <draw:line draw:style-name="gr5" draw:text-style-name="P5" draw:layer="layout" svg:x1="5.573cm" svg:y1="9.418cm" svg:x2="5.573cm" svg:y2="9.541cm">
          <text:p/>
        </draw:line>
        <draw:polygon draw:style-name="gr4" draw:text-style-name="P4" draw:layer="layout" svg:width="0cm" svg:height="0.122cm" svg:x="5.848cm" svg:y="9.418cm" svg:viewBox="0 0 0 123" draw:points="0,0 0,123">
          <text:p/>
        </draw:polygon>
        <draw:line draw:style-name="gr5" draw:text-style-name="P5" draw:layer="layout" svg:x1="5.848cm" svg:y1="9.418cm" svg:x2="5.848cm" svg:y2="9.541cm">
          <text:p/>
        </draw:line>
        <draw:frame draw:style-name="gr6" draw:text-style-name="P7" draw:layer="layout" svg:width="0.563cm" svg:height="0.628cm" draw:transform="rotate (1.5707963267949) translate (4.657cm 9.948cm)">
          <draw:text-box>
            <text:p text:style-name="P6"><text:span text:style-name="T1">9</text:span></text:p>
          </draw:text-box>
        </draw:frame>
        <draw:polygon draw:style-name="gr4" draw:text-style-name="P4" draw:layer="layout" svg:width="0cm" svg:height="0.122cm" svg:x="6.123cm" svg:y="9.418cm" svg:viewBox="0 0 0 123" draw:points="0,0 0,123">
          <text:p/>
        </draw:polygon>
        <draw:line draw:style-name="gr5" draw:text-style-name="P5" draw:layer="layout" svg:x1="6.123cm" svg:y1="9.418cm" svg:x2="6.123cm" svg:y2="9.541cm">
          <text:p/>
        </draw:line>
        <draw:polygon draw:style-name="gr4" draw:text-style-name="P4" draw:layer="layout" svg:width="0cm" svg:height="0.122cm" svg:x="6.397cm" svg:y="9.418cm" svg:viewBox="0 0 0 123" draw:points="0,0 0,123">
          <text:p/>
        </draw:polygon>
        <draw:line draw:style-name="gr5" draw:text-style-name="P5" draw:layer="layout" svg:x1="6.397cm" svg:y1="9.418cm" svg:x2="6.397cm" svg:y2="9.541cm">
          <text:p/>
        </draw:line>
        <draw:polygon draw:style-name="gr4" draw:text-style-name="P4" draw:layer="layout" svg:width="0cm" svg:height="0.122cm" svg:x="6.672cm" svg:y="9.418cm" svg:viewBox="0 0 0 123" draw:points="0,0 0,123">
          <text:p/>
        </draw:polygon>
        <draw:line draw:style-name="gr5" draw:text-style-name="P5" draw:layer="layout" svg:x1="6.672cm" svg:y1="9.418cm" svg:x2="6.672cm" svg:y2="9.541cm">
          <text:p/>
        </draw:line>
        <draw:frame draw:style-name="gr6" draw:text-style-name="P7" draw:layer="layout" svg:width="0.569cm" svg:height="0.628cm" draw:transform="rotate (1.5707963267949) translate (5.481cm 10.23cm)">
          <draw:text-box>
            <text:p text:style-name="P6"><text:span text:style-name="T1">1</text:span><text:span text:style-name="T1">2</text:span></text:p>
          </draw:text-box>
        </draw:frame>
        <draw:polygon draw:style-name="gr4" draw:text-style-name="P4" draw:layer="layout" svg:width="0cm" svg:height="0.122cm" svg:x="6.947cm" svg:y="9.418cm" svg:viewBox="0 0 0 123" draw:points="0,0 0,123">
          <text:p/>
        </draw:polygon>
        <draw:line draw:style-name="gr5" draw:text-style-name="P5" draw:layer="layout" svg:x1="6.947cm" svg:y1="9.418cm" svg:x2="6.947cm" svg:y2="9.541cm">
          <text:p/>
        </draw:line>
        <draw:polygon draw:style-name="gr4" draw:text-style-name="P4" draw:layer="layout" svg:width="0cm" svg:height="0.122cm" svg:x="7.222cm" svg:y="9.418cm" svg:viewBox="0 0 0 123" draw:points="0,0 0,123">
          <text:p/>
        </draw:polygon>
        <draw:line draw:style-name="gr5" draw:text-style-name="P5" draw:layer="layout" svg:x1="7.222cm" svg:y1="9.418cm" svg:x2="7.222cm" svg:y2="9.541cm">
          <text:p/>
        </draw:line>
        <draw:polygon draw:style-name="gr4" draw:text-style-name="P4" draw:layer="layout" svg:width="0cm" svg:height="0.122cm" svg:x="7.496cm" svg:y="9.418cm" svg:viewBox="0 0 0 123" draw:points="0,0 0,123">
          <text:p/>
        </draw:polygon>
        <draw:line draw:style-name="gr5" draw:text-style-name="P5" draw:layer="layout" svg:x1="7.496cm" svg:y1="9.418cm" svg:x2="7.496cm" svg:y2="9.541cm">
          <text:p/>
        </draw:line>
        <draw:frame draw:style-name="gr6" draw:text-style-name="P7" draw:layer="layout" svg:width="0.569cm" svg:height="0.628cm" draw:transform="rotate (1.5707963267949) translate (6.305cm 10.23cm)">
          <draw:text-box>
            <text:p text:style-name="P6"><text:span text:style-name="T1">1</text:span><text:span text:style-name="T1">5</text:span></text:p>
          </draw:text-box>
        </draw:frame>
        <draw:polygon draw:style-name="gr4" draw:text-style-name="P4" draw:layer="layout" svg:width="0cm" svg:height="0.122cm" svg:x="7.771cm" svg:y="9.418cm" svg:viewBox="0 0 0 123" draw:points="0,0 0,123">
          <text:p/>
        </draw:polygon>
        <draw:line draw:style-name="gr5" draw:text-style-name="P5" draw:layer="layout" svg:x1="7.771cm" svg:y1="9.418cm" svg:x2="7.771cm" svg:y2="9.541cm">
          <text:p/>
        </draw:line>
        <draw:polygon draw:style-name="gr4" draw:text-style-name="P4" draw:layer="layout" svg:width="0cm" svg:height="0.122cm" svg:x="8.046cm" svg:y="9.418cm" svg:viewBox="0 0 0 123" draw:points="0,0 0,123">
          <text:p/>
        </draw:polygon>
        <draw:line draw:style-name="gr5" draw:text-style-name="P5" draw:layer="layout" svg:x1="8.046cm" svg:y1="9.418cm" svg:x2="8.046cm" svg:y2="9.541cm">
          <text:p/>
        </draw:line>
        <draw:polygon draw:style-name="gr4" draw:text-style-name="P4" draw:layer="layout" svg:width="0cm" svg:height="0.122cm" svg:x="8.32cm" svg:y="9.418cm" svg:viewBox="0 0 0 123" draw:points="0,0 0,123">
          <text:p/>
        </draw:polygon>
        <draw:line draw:style-name="gr5" draw:text-style-name="P5" draw:layer="layout" svg:x1="8.32cm" svg:y1="9.418cm" svg:x2="8.32cm" svg:y2="9.541cm">
          <text:p/>
        </draw:line>
        <draw:frame draw:style-name="gr6" draw:text-style-name="P7" draw:layer="layout" svg:width="0.569cm" svg:height="0.628cm" draw:transform="rotate (1.5707963267949) translate (7.129cm 10.23cm)">
          <draw:text-box>
            <text:p text:style-name="P6"><text:span text:style-name="T1">1</text:span><text:span text:style-name="T1">8</text:span></text:p>
          </draw:text-box>
        </draw:frame>
        <draw:polygon draw:style-name="gr4" draw:text-style-name="P4" draw:layer="layout" svg:width="0cm" svg:height="0.122cm" svg:x="8.595cm" svg:y="9.418cm" svg:viewBox="0 0 0 123" draw:points="0,0 0,123">
          <text:p/>
        </draw:polygon>
        <draw:line draw:style-name="gr5" draw:text-style-name="P5" draw:layer="layout" svg:x1="8.595cm" svg:y1="9.418cm" svg:x2="8.595cm" svg:y2="9.541cm">
          <text:p/>
        </draw:line>
        <draw:polygon draw:style-name="gr4" draw:text-style-name="P4" draw:layer="layout" svg:width="0cm" svg:height="0.122cm" svg:x="8.87cm" svg:y="9.418cm" svg:viewBox="0 0 0 123" draw:points="0,0 0,123">
          <text:p/>
        </draw:polygon>
        <draw:line draw:style-name="gr5" draw:text-style-name="P5" draw:layer="layout" svg:x1="8.87cm" svg:y1="9.418cm" svg:x2="8.87cm" svg:y2="9.541cm">
          <text:p/>
        </draw:line>
        <draw:polygon draw:style-name="gr4" draw:text-style-name="P4" draw:layer="layout" svg:width="0cm" svg:height="0.122cm" svg:x="9.145cm" svg:y="9.418cm" svg:viewBox="0 0 0 123" draw:points="0,0 0,123">
          <text:p/>
        </draw:polygon>
        <draw:line draw:style-name="gr5" draw:text-style-name="P5" draw:layer="layout" svg:x1="9.145cm" svg:y1="9.418cm" svg:x2="9.145cm" svg:y2="9.541cm">
          <text:p/>
        </draw:line>
        <draw:frame draw:style-name="gr6" draw:text-style-name="P7" draw:layer="layout" svg:width="0.569cm" svg:height="0.628cm" draw:transform="rotate (1.5707963267949) translate (7.954cm 10.23cm)">
          <draw:text-box>
            <text:p text:style-name="P6"><text:span text:style-name="T1">2</text:span><text:span text:style-name="T1">1</text:span></text:p>
          </draw:text-box>
        </draw:frame>
        <draw:polygon draw:style-name="gr4" draw:text-style-name="P4" draw:layer="layout" svg:width="0cm" svg:height="0.122cm" svg:x="9.419cm" svg:y="9.418cm" svg:viewBox="0 0 0 123" draw:points="0,0 0,123">
          <text:p/>
        </draw:polygon>
        <draw:line draw:style-name="gr5" draw:text-style-name="P5" draw:layer="layout" svg:x1="9.419cm" svg:y1="9.418cm" svg:x2="9.419cm" svg:y2="9.541cm">
          <text:p/>
        </draw:line>
        <draw:polygon draw:style-name="gr4" draw:text-style-name="P4" draw:layer="layout" svg:width="0cm" svg:height="0.122cm" svg:x="9.694cm" svg:y="9.418cm" svg:viewBox="0 0 0 123" draw:points="0,0 0,123">
          <text:p/>
        </draw:polygon>
        <draw:line draw:style-name="gr5" draw:text-style-name="P5" draw:layer="layout" svg:x1="9.694cm" svg:y1="9.418cm" svg:x2="9.694cm" svg:y2="9.541cm">
          <text:p/>
        </draw:line>
        <draw:polygon draw:style-name="gr4" draw:text-style-name="P4" draw:layer="layout" svg:width="0cm" svg:height="0.122cm" svg:x="9.969cm" svg:y="9.418cm" svg:viewBox="0 0 0 123" draw:points="0,0 0,123">
          <text:p/>
        </draw:polygon>
        <draw:line draw:style-name="gr5" draw:text-style-name="P5" draw:layer="layout" svg:x1="9.969cm" svg:y1="9.418cm" svg:x2="9.969cm" svg:y2="9.541cm">
          <text:p/>
        </draw:line>
        <draw:frame draw:style-name="gr6" draw:text-style-name="P7" draw:layer="layout" svg:width="0.569cm" svg:height="0.628cm" draw:transform="rotate (1.5707963267949) translate (8.778cm 10.23cm)">
          <draw:text-box>
            <text:p text:style-name="P6"><text:span text:style-name="T1">2</text:span><text:span text:style-name="T1">4</text:span></text:p>
          </draw:text-box>
        </draw:frame>
        <draw:polygon draw:style-name="gr4" draw:text-style-name="P4" draw:layer="layout" svg:width="0.123cm" svg:height="0cm" svg:x="1.768cm" svg:y="9.418cm" svg:viewBox="0 0 124 0" draw:points="124,0 0,0">
          <text:p/>
        </draw:polygon>
        <draw:line draw:style-name="gr5" draw:text-style-name="P5" draw:layer="layout" svg:x1="1.892cm" svg:y1="9.418cm" svg:x2="1.768cm" svg:y2="9.418cm">
          <text:p/>
        </draw:line>
        <draw:frame draw:style-name="gr6" draw:text-style-name="P7" draw:layer="layout" svg:width="0.569cm" svg:height="0.628cm" draw:transform="rotate (1.5707963267949) translate (9.602cm 10.23cm)">
          <draw:text-box>
            <text:p text:style-name="P6"><text:span text:style-name="T1">2</text:span><text:span text:style-name="T1">7</text:span></text:p>
          </draw:text-box>
        </draw:frame>
        <draw:polygon draw:style-name="gr4" draw:text-style-name="P4" draw:layer="layout" svg:width="0.123cm" svg:height="0cm" svg:x="1.768cm" svg:y="8.155cm" svg:viewBox="0 0 124 0" draw:points="124,0 0,0">
          <text:p/>
        </draw:polygon>
        <draw:line draw:style-name="gr5" draw:text-style-name="P5" draw:layer="layout" svg:x1="1.892cm" svg:y1="8.155cm" svg:x2="1.768cm" svg:y2="8.155cm">
          <text:p/>
        </draw:line>
        <draw:frame draw:style-name="gr6" draw:text-style-name="P7" draw:layer="layout" svg:width="0.709cm" svg:height="0.628cm" svg:x="0.94cm" svg:y="9.111cm">
          <draw:text-box>
            <text:p text:style-name="P6"><text:span text:style-name="T1">0</text:span><text:span text:style-name="T1">.</text:span><text:span text:style-name="T1">0</text:span></text:p>
          </draw:text-box>
        </draw:frame>
        <draw:polygon draw:style-name="gr4" draw:text-style-name="P4" draw:layer="layout" svg:width="0.123cm" svg:height="0cm" svg:x="1.768cm" svg:y="6.892cm" svg:viewBox="0 0 124 0" draw:points="124,0 0,0">
          <text:p/>
        </draw:polygon>
        <draw:line draw:style-name="gr5" draw:text-style-name="P5" draw:layer="layout" svg:x1="1.892cm" svg:y1="6.892cm" svg:x2="1.768cm" svg:y2="6.892cm">
          <text:p/>
        </draw:line>
        <draw:frame draw:style-name="gr6" draw:text-style-name="P7" draw:layer="layout" svg:width="0.709cm" svg:height="0.628cm" svg:x="0.94cm" svg:y="7.849cm">
          <draw:text-box>
            <text:p text:style-name="P6"><text:span text:style-name="T1">0</text:span><text:span text:style-name="T1">.</text:span><text:span text:style-name="T1">2</text:span></text:p>
          </draw:text-box>
        </draw:frame>
        <draw:polygon draw:style-name="gr4" draw:text-style-name="P4" draw:layer="layout" svg:width="0.123cm" svg:height="0cm" svg:x="1.768cm" svg:y="5.63cm" svg:viewBox="0 0 124 0" draw:points="124,0 0,0">
          <text:p/>
        </draw:polygon>
        <draw:line draw:style-name="gr5" draw:text-style-name="P5" draw:layer="layout" svg:x1="1.892cm" svg:y1="5.63cm" svg:x2="1.768cm" svg:y2="5.63cm">
          <text:p/>
        </draw:line>
        <draw:frame draw:style-name="gr6" draw:text-style-name="P7" draw:layer="layout" svg:width="0.709cm" svg:height="0.628cm" svg:x="0.94cm" svg:y="6.586cm">
          <draw:text-box>
            <text:p text:style-name="P6"><text:span text:style-name="T1">0</text:span><text:span text:style-name="T1">.</text:span><text:span text:style-name="T1">4</text:span></text:p>
          </draw:text-box>
        </draw:frame>
        <draw:polygon draw:style-name="gr4" draw:text-style-name="P4" draw:layer="layout" svg:width="0.123cm" svg:height="0cm" svg:x="1.768cm" svg:y="4.367cm" svg:viewBox="0 0 124 0" draw:points="124,0 0,0">
          <text:p/>
        </draw:polygon>
        <draw:line draw:style-name="gr5" draw:text-style-name="P5" draw:layer="layout" svg:x1="1.892cm" svg:y1="4.367cm" svg:x2="1.768cm" svg:y2="4.367cm">
          <text:p/>
        </draw:line>
        <draw:frame draw:style-name="gr6" draw:text-style-name="P7" draw:layer="layout" svg:width="0.709cm" svg:height="0.628cm" svg:x="0.94cm" svg:y="5.323cm">
          <draw:text-box>
            <text:p text:style-name="P6"><text:span text:style-name="T1">0</text:span><text:span text:style-name="T1">.</text:span><text:span text:style-name="T1">6</text:span></text:p>
          </draw:text-box>
        </draw:frame>
        <draw:polygon draw:style-name="gr4" draw:text-style-name="P4" draw:layer="layout" svg:width="0.123cm" svg:height="0cm" svg:x="1.768cm" svg:y="3.104cm" svg:viewBox="0 0 124 0" draw:points="124,0 0,0">
          <text:p/>
        </draw:polygon>
        <draw:line draw:style-name="gr5" draw:text-style-name="P5" draw:layer="layout" svg:x1="1.892cm" svg:y1="3.104cm" svg:x2="1.768cm" svg:y2="3.104cm">
          <text:p/>
        </draw:line>
        <draw:frame draw:style-name="gr6" draw:text-style-name="P7" draw:layer="layout" svg:width="0.709cm" svg:height="0.628cm" svg:x="0.94cm" svg:y="4.061cm">
          <draw:text-box>
            <text:p text:style-name="P6"><text:span text:style-name="T1">0</text:span><text:span text:style-name="T1">.</text:span><text:span text:style-name="T1">8</text:span></text:p>
          </draw:text-box>
        </draw:frame>
        <draw:frame draw:style-name="gr6" draw:text-style-name="P7" draw:layer="layout" svg:width="0.709cm" svg:height="0.628cm" svg:x="0.94cm" svg:y="2.798cm">
          <draw:text-box>
            <text:p text:style-name="P6"><text:span text:style-name="T1">1</text:span><text:span text:style-name="T1">.</text:span><text:span text:style-name="T1">0</text:span></text:p>
          </draw:text-box>
        </draw:frame>
        <draw:polyline draw:style-name="gr7" draw:text-style-name="P5" draw:layer="layout" svg:width="7.693cm" svg:height="6.018cm" svg:x="2.276cm" svg:y="3.4cm" svg:viewBox="0 0 7694 6019" draw:points="0,1200 275,33 550,50 825,66 1099,50 1374,99 1650,0 1924,50 2199,50 2474,115 2749,17 3023,50 3298,132 3573,280 3848,198 4122,165 4397,165 4672,5690 4947,5707 5221,4901 5496,6019 5771,6019 6045,6019 6320,6019 6595,6019 6870,6019 7144,6019 7419,6019 7694,6019">
          <text:p/>
        </draw:polyline>
        <draw:polyline draw:style-name="gr8" draw:text-style-name="P5" draw:layer="layout" svg:width="7.693cm" svg:height="6.248cm" svg:x="2.276cm" svg:y="3.17cm" svg:viewBox="0 0 7694 6249" draw:points="0,312 275,82 550,49 825,115 1099,0 1374,115 1650,99 1924,99 2199,197 2474,197 2749,230 3023,247 3298,214 3573,329 3848,345 4122,460 4397,263 4672,6216 4947,6183 5221,6101 5496,6249 5771,6216 6045,6249 6320,6249 6595,6200 6870,6249 7144,6249 7419,6249 7694,6249">
          <text:p/>
        </draw:polyline>
        <draw:line draw:style-name="gr9" draw:text-style-name="P5" draw:layer="layout" svg:x1="1.892cm" svg:y1="9.418cm" svg:x2="1.892cm" svg:y2="3.104cm">
          <text:p/>
        </draw:line>
        <draw:line draw:style-name="gr9" draw:text-style-name="P5" draw:layer="layout" svg:x1="10.353cm" svg:y1="9.418cm" svg:x2="10.353cm" svg:y2="3.104cm">
          <text:p/>
        </draw:line>
        <draw:line draw:style-name="gr9" draw:text-style-name="P5" draw:layer="layout" svg:x1="1.892cm" svg:y1="9.418cm" svg:x2="10.353cm" svg:y2="9.418cm">
          <text:p/>
        </draw:line>
        <draw:line draw:style-name="gr9" draw:text-style-name="P5" draw:layer="layout" svg:x1="1.892cm" svg:y1="3.104cm" svg:x2="10.353cm" svg:y2="3.104cm">
          <text:p/>
        </draw:line>
        <draw:frame draw:style-name="gr10" draw:text-style-name="P8" draw:layer="layout" svg:width="1.369cm" svg:height="0.67cm" draw:transform="rotate (1.5707963267949) translate (0.136cm 6.944cm)">
          <draw:text-box>
            <text:p text:style-name="P6"><text:span text:style-name="T2">Score</text:span></text:p>
          </draw:text-box>
        </draw:frame>
        <draw:polygon draw:style-name="gr1" draw:text-style-name="P1" draw:layer="layout" svg:width="8.461cm" svg:height="6.314cm" svg:x="11.766cm" svg:y="3.104cm" svg:viewBox="0 0 8462 6315" draw:points="0,6315 8462,6315 8462,0 0,0">
          <text:p/>
        </draw:polygon>
        <draw:polygon draw:style-name="gr2" draw:text-style-name="P2" draw:layer="layout" svg:width="7.693cm" svg:height="5.962cm" svg:x="12.15cm" svg:y="3.456cm" svg:viewBox="0 0 7694 5963" draw:points="0,5355 0,5928 275,4937 550,4445 824,3915 1099,2408 1374,1908 1649,1783 1923,1502 2198,1355 2473,1036 2748,928 3022,1003 3297,832 3572,989 3846,772 4121,922 4396,763 4671,703 4945,699 5220,720 5495,5963 5770,5963 6044,5963 6319,5963 6594,5963 6869,5963 7144,5963 7419,5963 7694,5963 7419,5963 7144,5963 6869,5963 6594,5963 6319,5963 6044,5963 5770,5963 5495,5963 5220,41 4945,37 4671,0 4396,126 4121,71 3846,3 3572,159 3297,67 3022,173 2748,180 2473,191 2198,481 1923,515 1649,907 1374,955 1099,1007 824,2624 550,3623 275,3946">
          <text:p/>
        </draw:polygon>
        <draw:polygon draw:style-name="gr3" draw:text-style-name="P3" draw:layer="layout" svg:width="7.693cm" svg:height="6.588cm" svg:x="12.15cm" svg:y="2.947cm" svg:viewBox="0 0 7694 6589" draw:points="0,1917 0,3821 275,954 550,824 824,698 1099,658 1374,757 1649,702 1923,679 2198,924 2473,885 2748,890 3022,775 3297,837 3572,781 3846,899 4121,909 4396,961 4671,3763 4945,4299 5220,3443 5495,6538 5770,6472 6044,6587 6319,6563 6594,6585 6869,6472 7144,6589 7419,6472 7694,6472 7419,6472 7144,6293 6869,6472 6594,6202 6319,6118 6044,6190 5770,6472 5495,6370 5220,1926 4945,3014 4671,2327 4396,153 4121,216 3846,181 3572,175 3297,222 3022,218 2748,103 2473,102 2198,0 1923,151 1649,128 1374,106 1099,69 824,130 550,58 275,56">
          <text:p/>
        </draw:polygon>
        <draw:polygon draw:style-name="gr4" draw:text-style-name="P4" draw:layer="layout" svg:width="0cm" svg:height="0.122cm" svg:x="12.15cm" svg:y="9.418cm" svg:viewBox="0 0 0 123" draw:points="0,0 0,123">
          <text:p/>
        </draw:polygon>
        <draw:line draw:style-name="gr5" draw:text-style-name="P5" draw:layer="layout" svg:x1="12.15cm" svg:y1="9.418cm" svg:x2="12.15cm" svg:y2="9.541cm">
          <text:p/>
        </draw:line>
        <draw:frame draw:style-name="gr11" draw:text-style-name="P9" draw:layer="layout" svg:width="5.996cm" svg:height="0.86cm" svg:x="3.128cm" svg:y="2.202cm">
          <draw:text-box>
            <text:p text:style-name="P6"><text:span text:style-name="T3">country capital city</text:span></text:p>
          </draw:text-box>
        </draw:frame>
        <draw:polygon draw:style-name="gr4" draw:text-style-name="P4" draw:layer="layout" svg:width="0cm" svg:height="0.122cm" svg:x="12.425cm" svg:y="9.418cm" svg:viewBox="0 0 0 123" draw:points="0,0 0,123">
          <text:p/>
        </draw:polygon>
        <draw:line draw:style-name="gr5" draw:text-style-name="P5" draw:layer="layout" svg:x1="12.425cm" svg:y1="9.418cm" svg:x2="12.425cm" svg:y2="9.541cm">
          <text:p/>
        </draw:line>
        <draw:polygon draw:style-name="gr4" draw:text-style-name="P4" draw:layer="layout" svg:width="0cm" svg:height="0.122cm" svg:x="12.7cm" svg:y="9.418cm" svg:viewBox="0 0 0 123" draw:points="0,0 0,123">
          <text:p/>
        </draw:polygon>
        <draw:line draw:style-name="gr5" draw:text-style-name="P5" draw:layer="layout" svg:x1="12.7cm" svg:y1="9.418cm" svg:x2="12.7cm" svg:y2="9.541cm">
          <text:p/>
        </draw:line>
        <draw:polygon draw:style-name="gr4" draw:text-style-name="P4" draw:layer="layout" svg:width="0cm" svg:height="0.122cm" svg:x="12.974cm" svg:y="9.418cm" svg:viewBox="0 0 0 123" draw:points="0,0 0,123">
          <text:p/>
        </draw:polygon>
        <draw:line draw:style-name="gr5" draw:text-style-name="P5" draw:layer="layout" svg:x1="12.974cm" svg:y1="9.418cm" svg:x2="12.974cm" svg:y2="9.541cm">
          <text:p/>
        </draw:line>
        <draw:polygon draw:style-name="gr4" draw:text-style-name="P4" draw:layer="layout" svg:width="0cm" svg:height="0.122cm" svg:x="13.249cm" svg:y="9.418cm" svg:viewBox="0 0 0 123" draw:points="0,0 0,123">
          <text:p/>
        </draw:polygon>
        <draw:line draw:style-name="gr5" draw:text-style-name="P5" draw:layer="layout" svg:x1="13.249cm" svg:y1="9.418cm" svg:x2="13.249cm" svg:y2="9.541cm">
          <text:p/>
        </draw:line>
        <draw:frame draw:style-name="gr6" draw:text-style-name="P7" draw:layer="layout" svg:width="0.971cm" svg:height="0.628cm" draw:transform="rotate (1.5707963267949) translate (11.783cm 10.638cm)">
          <draw:text-box>
            <text:p text:style-name="P6"><text:span text:style-name="T1">emb</text:span></text:p>
          </draw:text-box>
        </draw:frame>
        <draw:polygon draw:style-name="gr4" draw:text-style-name="P4" draw:layer="layout" svg:width="0cm" svg:height="0.122cm" svg:x="13.524cm" svg:y="9.418cm" svg:viewBox="0 0 0 123" draw:points="0,0 0,123">
          <text:p/>
        </draw:polygon>
        <draw:line draw:style-name="gr5" draw:text-style-name="P5" draw:layer="layout" svg:x1="13.524cm" svg:y1="9.418cm" svg:x2="13.524cm" svg:y2="9.541cm">
          <text:p/>
        </draw:line>
        <draw:polygon draw:style-name="gr4" draw:text-style-name="P4" draw:layer="layout" svg:width="0cm" svg:height="0.122cm" svg:x="13.799cm" svg:y="9.418cm" svg:viewBox="0 0 0 123" draw:points="0,0 0,123">
          <text:p/>
        </draw:polygon>
        <draw:line draw:style-name="gr5" draw:text-style-name="P5" draw:layer="layout" svg:x1="13.799cm" svg:y1="9.418cm" svg:x2="13.799cm" svg:y2="9.541cm">
          <text:p/>
        </draw:line>
        <draw:polygon draw:style-name="gr4" draw:text-style-name="P4" draw:layer="layout" svg:width="0cm" svg:height="0.122cm" svg:x="14.073cm" svg:y="9.418cm" svg:viewBox="0 0 0 123" draw:points="0,0 0,123">
          <text:p/>
        </draw:polygon>
        <draw:line draw:style-name="gr5" draw:text-style-name="P5" draw:layer="layout" svg:x1="14.073cm" svg:y1="9.418cm" svg:x2="14.073cm" svg:y2="9.541cm">
          <text:p/>
        </draw:line>
        <draw:frame draw:style-name="gr6" draw:text-style-name="P7" draw:layer="layout" svg:width="0.563cm" svg:height="0.628cm" draw:transform="rotate (1.5707963267949) translate (12.882cm 9.948cm)">
          <draw:text-box>
            <text:p text:style-name="P6"><text:span text:style-name="T1">3</text:span></text:p>
          </draw:text-box>
        </draw:frame>
        <draw:polygon draw:style-name="gr4" draw:text-style-name="P4" draw:layer="layout" svg:width="0cm" svg:height="0.122cm" svg:x="14.348cm" svg:y="9.418cm" svg:viewBox="0 0 0 123" draw:points="0,0 0,123">
          <text:p/>
        </draw:polygon>
        <draw:line draw:style-name="gr5" draw:text-style-name="P5" draw:layer="layout" svg:x1="14.348cm" svg:y1="9.418cm" svg:x2="14.348cm" svg:y2="9.541cm">
          <text:p/>
        </draw:line>
        <draw:polygon draw:style-name="gr4" draw:text-style-name="P4" draw:layer="layout" svg:width="0cm" svg:height="0.122cm" svg:x="14.623cm" svg:y="9.418cm" svg:viewBox="0 0 0 123" draw:points="0,0 0,123">
          <text:p/>
        </draw:polygon>
        <draw:line draw:style-name="gr5" draw:text-style-name="P5" draw:layer="layout" svg:x1="14.623cm" svg:y1="9.418cm" svg:x2="14.623cm" svg:y2="9.541cm">
          <text:p/>
        </draw:line>
        <draw:polygon draw:style-name="gr4" draw:text-style-name="P4" draw:layer="layout" svg:width="0cm" svg:height="0.122cm" svg:x="14.898cm" svg:y="9.418cm" svg:viewBox="0 0 0 123" draw:points="0,0 0,123">
          <text:p/>
        </draw:polygon>
        <draw:line draw:style-name="gr5" draw:text-style-name="P5" draw:layer="layout" svg:x1="14.898cm" svg:y1="9.418cm" svg:x2="14.898cm" svg:y2="9.541cm">
          <text:p/>
        </draw:line>
        <draw:frame draw:style-name="gr6" draw:text-style-name="P7" draw:layer="layout" svg:width="0.563cm" svg:height="0.628cm" draw:transform="rotate (1.5707963267949) translate (13.707cm 9.948cm)">
          <draw:text-box>
            <text:p text:style-name="P6"><text:span text:style-name="T1">6</text:span></text:p>
          </draw:text-box>
        </draw:frame>
        <draw:polygon draw:style-name="gr4" draw:text-style-name="P4" draw:layer="layout" svg:width="0cm" svg:height="0.122cm" svg:x="15.172cm" svg:y="9.418cm" svg:viewBox="0 0 0 123" draw:points="0,0 0,123">
          <text:p/>
        </draw:polygon>
        <draw:line draw:style-name="gr5" draw:text-style-name="P5" draw:layer="layout" svg:x1="15.172cm" svg:y1="9.418cm" svg:x2="15.172cm" svg:y2="9.541cm">
          <text:p/>
        </draw:line>
        <draw:polygon draw:style-name="gr4" draw:text-style-name="P4" draw:layer="layout" svg:width="0cm" svg:height="0.122cm" svg:x="15.447cm" svg:y="9.418cm" svg:viewBox="0 0 0 123" draw:points="0,0 0,123">
          <text:p/>
        </draw:polygon>
        <draw:line draw:style-name="gr5" draw:text-style-name="P5" draw:layer="layout" svg:x1="15.447cm" svg:y1="9.418cm" svg:x2="15.447cm" svg:y2="9.541cm">
          <text:p/>
        </draw:line>
        <draw:polygon draw:style-name="gr4" draw:text-style-name="P4" draw:layer="layout" svg:width="0cm" svg:height="0.122cm" svg:x="15.722cm" svg:y="9.418cm" svg:viewBox="0 0 0 123" draw:points="0,0 0,123">
          <text:p/>
        </draw:polygon>
        <draw:line draw:style-name="gr5" draw:text-style-name="P5" draw:layer="layout" svg:x1="15.722cm" svg:y1="9.418cm" svg:x2="15.722cm" svg:y2="9.541cm">
          <text:p/>
        </draw:line>
        <draw:frame draw:style-name="gr6" draw:text-style-name="P7" draw:layer="layout" svg:width="0.563cm" svg:height="0.628cm" draw:transform="rotate (1.5707963267949) translate (14.531cm 9.948cm)">
          <draw:text-box>
            <text:p text:style-name="P6"><text:span text:style-name="T1">9</text:span></text:p>
          </draw:text-box>
        </draw:frame>
        <draw:polygon draw:style-name="gr4" draw:text-style-name="P4" draw:layer="layout" svg:width="0cm" svg:height="0.122cm" svg:x="15.996cm" svg:y="9.418cm" svg:viewBox="0 0 0 123" draw:points="0,0 0,123">
          <text:p/>
        </draw:polygon>
        <draw:line draw:style-name="gr5" draw:text-style-name="P5" draw:layer="layout" svg:x1="15.996cm" svg:y1="9.418cm" svg:x2="15.996cm" svg:y2="9.541cm">
          <text:p/>
        </draw:line>
        <draw:polygon draw:style-name="gr4" draw:text-style-name="P4" draw:layer="layout" svg:width="0cm" svg:height="0.122cm" svg:x="16.271cm" svg:y="9.418cm" svg:viewBox="0 0 0 123" draw:points="0,0 0,123">
          <text:p/>
        </draw:polygon>
        <draw:line draw:style-name="gr5" draw:text-style-name="P5" draw:layer="layout" svg:x1="16.271cm" svg:y1="9.418cm" svg:x2="16.271cm" svg:y2="9.541cm">
          <text:p/>
        </draw:line>
        <draw:polygon draw:style-name="gr4" draw:text-style-name="P4" draw:layer="layout" svg:width="0cm" svg:height="0.122cm" svg:x="16.546cm" svg:y="9.418cm" svg:viewBox="0 0 0 123" draw:points="0,0 0,123">
          <text:p/>
        </draw:polygon>
        <draw:line draw:style-name="gr5" draw:text-style-name="P5" draw:layer="layout" svg:x1="16.546cm" svg:y1="9.418cm" svg:x2="16.546cm" svg:y2="9.541cm">
          <text:p/>
        </draw:line>
        <draw:frame draw:style-name="gr6" draw:text-style-name="P7" draw:layer="layout" svg:width="0.569cm" svg:height="0.628cm" draw:transform="rotate (1.5707963267949) translate (15.355cm 10.23cm)">
          <draw:text-box>
            <text:p text:style-name="P6"><text:span text:style-name="T1">12</text:span></text:p>
          </draw:text-box>
        </draw:frame>
        <draw:polygon draw:style-name="gr4" draw:text-style-name="P4" draw:layer="layout" svg:width="0cm" svg:height="0.122cm" svg:x="16.821cm" svg:y="9.418cm" svg:viewBox="0 0 0 123" draw:points="0,0 0,123">
          <text:p/>
        </draw:polygon>
        <draw:line draw:style-name="gr5" draw:text-style-name="P5" draw:layer="layout" svg:x1="16.821cm" svg:y1="9.418cm" svg:x2="16.821cm" svg:y2="9.541cm">
          <text:p/>
        </draw:line>
        <draw:polygon draw:style-name="gr4" draw:text-style-name="P4" draw:layer="layout" svg:width="0cm" svg:height="0.122cm" svg:x="17.095cm" svg:y="9.418cm" svg:viewBox="0 0 0 123" draw:points="0,0 0,123">
          <text:p/>
        </draw:polygon>
        <draw:line draw:style-name="gr5" draw:text-style-name="P5" draw:layer="layout" svg:x1="17.095cm" svg:y1="9.418cm" svg:x2="17.095cm" svg:y2="9.541cm">
          <text:p/>
        </draw:line>
        <draw:polygon draw:style-name="gr4" draw:text-style-name="P4" draw:layer="layout" svg:width="0cm" svg:height="0.122cm" svg:x="17.37cm" svg:y="9.418cm" svg:viewBox="0 0 0 123" draw:points="0,0 0,123">
          <text:p/>
        </draw:polygon>
        <draw:line draw:style-name="gr5" draw:text-style-name="P5" draw:layer="layout" svg:x1="17.37cm" svg:y1="9.418cm" svg:x2="17.37cm" svg:y2="9.541cm">
          <text:p/>
        </draw:line>
        <draw:frame draw:style-name="gr6" draw:text-style-name="P7" draw:layer="layout" svg:width="0.569cm" svg:height="0.628cm" draw:transform="rotate (1.5707963267949) translate (16.179cm 10.23cm)">
          <draw:text-box>
            <text:p text:style-name="P6"><text:span text:style-name="T1">15</text:span></text:p>
          </draw:text-box>
        </draw:frame>
        <draw:polygon draw:style-name="gr4" draw:text-style-name="P4" draw:layer="layout" svg:width="0cm" svg:height="0.122cm" svg:x="17.645cm" svg:y="9.418cm" svg:viewBox="0 0 0 123" draw:points="0,0 0,123">
          <text:p/>
        </draw:polygon>
        <draw:line draw:style-name="gr5" draw:text-style-name="P5" draw:layer="layout" svg:x1="17.645cm" svg:y1="9.418cm" svg:x2="17.645cm" svg:y2="9.541cm">
          <text:p/>
        </draw:line>
        <draw:polygon draw:style-name="gr4" draw:text-style-name="P4" draw:layer="layout" svg:width="0cm" svg:height="0.122cm" svg:x="17.92cm" svg:y="9.418cm" svg:viewBox="0 0 0 123" draw:points="0,0 0,123">
          <text:p/>
        </draw:polygon>
        <draw:line draw:style-name="gr5" draw:text-style-name="P5" draw:layer="layout" svg:x1="17.92cm" svg:y1="9.418cm" svg:x2="17.92cm" svg:y2="9.541cm">
          <text:p/>
        </draw:line>
        <draw:polygon draw:style-name="gr4" draw:text-style-name="P4" draw:layer="layout" svg:width="0cm" svg:height="0.122cm" svg:x="18.194cm" svg:y="9.418cm" svg:viewBox="0 0 0 123" draw:points="0,0 0,123">
          <text:p/>
        </draw:polygon>
        <draw:line draw:style-name="gr5" draw:text-style-name="P5" draw:layer="layout" svg:x1="18.194cm" svg:y1="9.418cm" svg:x2="18.194cm" svg:y2="9.541cm">
          <text:p/>
        </draw:line>
        <draw:frame draw:style-name="gr6" draw:text-style-name="P7" draw:layer="layout" svg:width="0.569cm" svg:height="0.628cm" draw:transform="rotate (1.5707963267949) translate (17.003cm 10.23cm)">
          <draw:text-box>
            <text:p text:style-name="P6"><text:span text:style-name="T1">18</text:span></text:p>
          </draw:text-box>
        </draw:frame>
        <draw:polygon draw:style-name="gr4" draw:text-style-name="P4" draw:layer="layout" svg:width="0cm" svg:height="0.122cm" svg:x="18.469cm" svg:y="9.418cm" svg:viewBox="0 0 0 123" draw:points="0,0 0,123">
          <text:p/>
        </draw:polygon>
        <draw:line draw:style-name="gr5" draw:text-style-name="P5" draw:layer="layout" svg:x1="18.469cm" svg:y1="9.418cm" svg:x2="18.469cm" svg:y2="9.541cm">
          <text:p/>
        </draw:line>
        <draw:polygon draw:style-name="gr4" draw:text-style-name="P4" draw:layer="layout" svg:width="0cm" svg:height="0.122cm" svg:x="18.744cm" svg:y="9.418cm" svg:viewBox="0 0 0 123" draw:points="0,0 0,123">
          <text:p/>
        </draw:polygon>
        <draw:line draw:style-name="gr5" draw:text-style-name="P5" draw:layer="layout" svg:x1="18.744cm" svg:y1="9.418cm" svg:x2="18.744cm" svg:y2="9.541cm">
          <text:p/>
        </draw:line>
        <draw:polygon draw:style-name="gr4" draw:text-style-name="P4" draw:layer="layout" svg:width="0cm" svg:height="0.122cm" svg:x="19.019cm" svg:y="9.418cm" svg:viewBox="0 0 0 123" draw:points="0,0 0,123">
          <text:p/>
        </draw:polygon>
        <draw:line draw:style-name="gr5" draw:text-style-name="P5" draw:layer="layout" svg:x1="19.019cm" svg:y1="9.418cm" svg:x2="19.019cm" svg:y2="9.541cm">
          <text:p/>
        </draw:line>
        <draw:frame draw:style-name="gr6" draw:text-style-name="P7" draw:layer="layout" svg:width="0.569cm" svg:height="0.628cm" draw:transform="rotate (1.5707963267949) translate (17.828cm 10.23cm)">
          <draw:text-box>
            <text:p text:style-name="P6"><text:span text:style-name="T1">21</text:span></text:p>
          </draw:text-box>
        </draw:frame>
        <draw:polygon draw:style-name="gr4" draw:text-style-name="P4" draw:layer="layout" svg:width="0cm" svg:height="0.122cm" svg:x="19.293cm" svg:y="9.418cm" svg:viewBox="0 0 0 123" draw:points="0,0 0,123">
          <text:p/>
        </draw:polygon>
        <draw:line draw:style-name="gr5" draw:text-style-name="P5" draw:layer="layout" svg:x1="19.293cm" svg:y1="9.418cm" svg:x2="19.293cm" svg:y2="9.541cm">
          <text:p/>
        </draw:line>
        <draw:polygon draw:style-name="gr4" draw:text-style-name="P4" draw:layer="layout" svg:width="0cm" svg:height="0.122cm" svg:x="19.568cm" svg:y="9.418cm" svg:viewBox="0 0 0 123" draw:points="0,0 0,123">
          <text:p/>
        </draw:polygon>
        <draw:line draw:style-name="gr5" draw:text-style-name="P5" draw:layer="layout" svg:x1="19.568cm" svg:y1="9.418cm" svg:x2="19.568cm" svg:y2="9.541cm">
          <text:p/>
        </draw:line>
        <draw:polygon draw:style-name="gr4" draw:text-style-name="P4" draw:layer="layout" svg:width="0cm" svg:height="0.122cm" svg:x="19.843cm" svg:y="9.418cm" svg:viewBox="0 0 0 123" draw:points="0,0 0,123">
          <text:p/>
        </draw:polygon>
        <draw:line draw:style-name="gr5" draw:text-style-name="P5" draw:layer="layout" svg:x1="19.843cm" svg:y1="9.418cm" svg:x2="19.843cm" svg:y2="9.541cm">
          <text:p/>
        </draw:line>
        <draw:frame draw:style-name="gr6" draw:text-style-name="P7" draw:layer="layout" svg:width="0.569cm" svg:height="0.628cm" draw:transform="rotate (1.5707963267949) translate (18.652cm 10.23cm)">
          <draw:text-box>
            <text:p text:style-name="P6"><text:span text:style-name="T1">24</text:span></text:p>
          </draw:text-box>
        </draw:frame>
        <draw:polygon draw:style-name="gr4" draw:text-style-name="P4" draw:layer="layout" svg:width="0.123cm" svg:height="0cm" svg:x="11.642cm" svg:y="9.418cm" svg:viewBox="0 0 124 0" draw:points="124,0 0,0">
          <text:p/>
        </draw:polygon>
        <draw:line draw:style-name="gr5" draw:text-style-name="P5" draw:layer="layout" svg:x1="11.766cm" svg:y1="9.418cm" svg:x2="11.642cm" svg:y2="9.418cm">
          <text:p/>
        </draw:line>
        <draw:frame draw:style-name="gr6" draw:text-style-name="P7" draw:layer="layout" svg:width="0.569cm" svg:height="0.628cm" draw:transform="rotate (1.5707963267949) translate (19.476cm 10.23cm)">
          <draw:text-box>
            <text:p text:style-name="P6"><text:span text:style-name="T1">27</text:span></text:p>
          </draw:text-box>
        </draw:frame>
        <draw:polygon draw:style-name="gr4" draw:text-style-name="P4" draw:layer="layout" svg:width="0.123cm" svg:height="0cm" svg:x="11.642cm" svg:y="8.155cm" svg:viewBox="0 0 124 0" draw:points="124,0 0,0">
          <text:p/>
        </draw:polygon>
        <draw:line draw:style-name="gr5" draw:text-style-name="P5" draw:layer="layout" svg:x1="11.766cm" svg:y1="8.155cm" svg:x2="11.642cm" svg:y2="8.155cm">
          <text:p/>
        </draw:line>
        <draw:frame draw:style-name="gr6" draw:text-style-name="P7" draw:layer="layout" svg:width="0.709cm" svg:height="0.628cm" svg:x="10.814cm" svg:y="9.111cm">
          <draw:text-box>
            <text:p text:style-name="P6"><text:span text:style-name="T1">0.0</text:span></text:p>
          </draw:text-box>
        </draw:frame>
        <draw:polygon draw:style-name="gr4" draw:text-style-name="P4" draw:layer="layout" svg:width="0.123cm" svg:height="0cm" svg:x="11.642cm" svg:y="6.892cm" svg:viewBox="0 0 124 0" draw:points="124,0 0,0">
          <text:p/>
        </draw:polygon>
        <draw:line draw:style-name="gr5" draw:text-style-name="P5" draw:layer="layout" svg:x1="11.766cm" svg:y1="6.892cm" svg:x2="11.642cm" svg:y2="6.892cm">
          <text:p/>
        </draw:line>
        <draw:frame draw:style-name="gr6" draw:text-style-name="P7" draw:layer="layout" svg:width="0.709cm" svg:height="0.628cm" svg:x="10.814cm" svg:y="7.849cm">
          <draw:text-box>
            <text:p text:style-name="P6"><text:span text:style-name="T1">0.2</text:span></text:p>
          </draw:text-box>
        </draw:frame>
        <draw:polygon draw:style-name="gr4" draw:text-style-name="P4" draw:layer="layout" svg:width="0.123cm" svg:height="0cm" svg:x="11.642cm" svg:y="5.63cm" svg:viewBox="0 0 124 0" draw:points="124,0 0,0">
          <text:p/>
        </draw:polygon>
        <draw:line draw:style-name="gr5" draw:text-style-name="P5" draw:layer="layout" svg:x1="11.766cm" svg:y1="5.63cm" svg:x2="11.642cm" svg:y2="5.63cm">
          <text:p/>
        </draw:line>
        <draw:frame draw:style-name="gr6" draw:text-style-name="P7" draw:layer="layout" svg:width="0.709cm" svg:height="0.628cm" svg:x="10.814cm" svg:y="6.586cm">
          <draw:text-box>
            <text:p text:style-name="P6"><text:span text:style-name="T1">0.4</text:span></text:p>
          </draw:text-box>
        </draw:frame>
        <draw:polygon draw:style-name="gr4" draw:text-style-name="P4" draw:layer="layout" svg:width="0.123cm" svg:height="0cm" svg:x="11.642cm" svg:y="4.367cm" svg:viewBox="0 0 124 0" draw:points="124,0 0,0">
          <text:p/>
        </draw:polygon>
        <draw:line draw:style-name="gr5" draw:text-style-name="P5" draw:layer="layout" svg:x1="11.766cm" svg:y1="4.367cm" svg:x2="11.642cm" svg:y2="4.367cm">
          <text:p/>
        </draw:line>
        <draw:frame draw:style-name="gr6" draw:text-style-name="P7" draw:layer="layout" svg:width="0.709cm" svg:height="0.628cm" svg:x="10.814cm" svg:y="5.323cm">
          <draw:text-box>
            <text:p text:style-name="P6"><text:span text:style-name="T1">0.6</text:span></text:p>
          </draw:text-box>
        </draw:frame>
        <draw:polygon draw:style-name="gr4" draw:text-style-name="P4" draw:layer="layout" svg:width="0.123cm" svg:height="0cm" svg:x="11.642cm" svg:y="3.104cm" svg:viewBox="0 0 124 0" draw:points="124,0 0,0">
          <text:p/>
        </draw:polygon>
        <draw:line draw:style-name="gr5" draw:text-style-name="P5" draw:layer="layout" svg:x1="11.766cm" svg:y1="3.104cm" svg:x2="11.642cm" svg:y2="3.104cm">
          <text:p/>
        </draw:line>
        <draw:frame draw:style-name="gr6" draw:text-style-name="P7" draw:layer="layout" svg:width="0.709cm" svg:height="0.628cm" svg:x="10.814cm" svg:y="4.061cm">
          <draw:text-box>
            <text:p text:style-name="P6"><text:span text:style-name="T1">0.8</text:span></text:p>
          </draw:text-box>
        </draw:frame>
        <draw:polyline draw:style-name="gr7" draw:text-style-name="P5" draw:layer="layout" svg:width="7.693cm" svg:height="5.61cm" svg:x="12.15cm" svg:y="3.808cm" svg:viewBox="0 0 7694 5611" draw:points="0,5290 275,4089 550,3682 824,2917 1099,1356 1374,1079 1649,992 1923,656 2198,566 2473,262 2748,202 3022,236 3297,97 3572,222 3846,35 4121,144 4396,93 4671,0 4945,16 5220,29 5495,5611 5770,5611 6044,5611 6319,5611 6594,5611 6869,5611 7144,5611 7419,5611 7694,5611">
          <text:p/>
        </draw:polyline>
        <draw:polyline draw:style-name="gr8" draw:text-style-name="P5" draw:layer="layout" svg:width="7.693cm" svg:height="6.107cm" svg:x="12.15cm" svg:y="3.311cm" svg:viewBox="0 0 7694 6108" draw:points="0,2505 275,141 550,77 824,50 1099,0 1374,68 1649,51 1923,51 2198,98 2473,129 2748,132 3022,133 3297,166 3572,114 3846,176 4121,199 4396,193 4671,2682 4945,3292 5220,2321 5495,6090 5770,6108 6044,6024 6319,5977 6594,6029 6869,6108 7144,6077 7419,6108 7694,6108">
          <text:p/>
        </draw:polyline>
        <draw:line draw:style-name="gr9" draw:text-style-name="P5" draw:layer="layout" svg:x1="11.766cm" svg:y1="9.418cm" svg:x2="11.766cm" svg:y2="3.104cm">
          <text:p/>
        </draw:line>
        <draw:line draw:style-name="gr9" draw:text-style-name="P5" draw:layer="layout" svg:x1="20.227cm" svg:y1="9.418cm" svg:x2="20.227cm" svg:y2="3.104cm">
          <text:p/>
        </draw:line>
        <draw:line draw:style-name="gr9" draw:text-style-name="P5" draw:layer="layout" svg:x1="11.766cm" svg:y1="9.418cm" svg:x2="20.227cm" svg:y2="9.418cm">
          <text:p/>
        </draw:line>
        <draw:line draw:style-name="gr9" draw:text-style-name="P5" draw:layer="layout" svg:x1="11.766cm" svg:y1="3.104cm" svg:x2="20.227cm" svg:y2="3.104cm">
          <text:p/>
        </draw:line>
        <draw:frame draw:style-name="gr6" draw:text-style-name="P7" draw:layer="layout" svg:width="0.709cm" svg:height="0.628cm" svg:x="10.814cm" svg:y="2.798cm">
          <draw:text-box>
            <text:p text:style-name="P6"><text:span text:style-name="T1">1.0</text:span></text:p>
          </draw:text-box>
        </draw:frame>
        <draw:polygon draw:style-name="gr1" draw:text-style-name="P1" draw:layer="layout" svg:width="8.461cm" svg:height="6.314cm" svg:x="21.64cm" svg:y="3.104cm" svg:viewBox="0 0 8462 6315" draw:points="0,6315 8462,6315 8462,0 0,0">
          <text:p/>
        </draw:polygon>
        <draw:polygon draw:style-name="gr2" draw:text-style-name="P2" draw:layer="layout" svg:width="7.693cm" svg:height="4.243cm" svg:x="22.024cm" svg:y="3.287cm" svg:viewBox="0 0 7694 4244" draw:points="0,3315 0,4066 275,3537 550,3388 824,3172 1099,2635 1374,2405 1649,2463 1923,1706 2198,1192 2473,860 2747,972 3022,934 3297,1445 3572,1162 3846,1868 4121,1565 4396,3101 4671,3240 4946,3194 5221,3013 5496,2953 5770,2875 6045,4244 6320,4123 6595,4116 6869,4141 7144,4137 7419,4124 7694,4150 7694,3495 7419,3476 7144,3474 6869,3470 6595,3418 6320,3433 6045,3208 5770,1233 5496,1376 5221,1353 4946,1438 4671,1428 4396,1392 4121,646 3846,878 3572,470 3297,362 3022,210 2747,85 2473,0 2198,327 1923,470 1649,905 1374,696 1099,803 824,1381 550,1665 275,2316">
          <text:p/>
        </draw:polygon>
        <draw:polygon draw:style-name="gr3" draw:text-style-name="P3" draw:layer="layout" svg:width="7.693cm" svg:height="6.091cm" svg:x="22.024cm" svg:y="3.351cm" svg:viewBox="0 0 7694 6092" draw:points="0,1542 0,2894 275,760 550,565 824,454 1099,453 1374,385 1649,546 1923,510 2198,576 2473,682 2747,934 3022,1175 3297,3125 3572,3173 3846,4880 4121,4435 4396,5631 4671,5781 4946,5804 5221,5826 5496,5731 5770,5883 6045,6032 6320,6025 6595,6028 6869,6068 7144,6019 7419,6051 7694,6092 7694,6022 7419,5759 7144,5790 6869,5785 6595,5755 6320,5751 6045,5819 5770,5490 5496,4969 5221,5476 4946,5520 4671,5347 4396,5073 4121,3787 3846,3891 3572,2255 3297,2070 3022,327 2747,113 2473,47 2198,0 1923,28 1649,20 1374,28 1099,39 824,100 550,159 275,188">
          <text:p/>
        </draw:polygon>
        <draw:polygon draw:style-name="gr4" draw:text-style-name="P4" draw:layer="layout" svg:width="0cm" svg:height="0.122cm" svg:x="22.024cm" svg:y="9.418cm" svg:viewBox="0 0 0 123" draw:points="0,0 0,123">
          <text:p/>
        </draw:polygon>
        <draw:line draw:style-name="gr5" draw:text-style-name="P5" draw:layer="layout" svg:x1="22.024cm" svg:y1="9.418cm" svg:x2="22.024cm" svg:y2="9.541cm">
          <text:p/>
        </draw:line>
        <draw:frame draw:style-name="gr11" draw:text-style-name="P9" draw:layer="layout" svg:width="5.7cm" svg:height="0.86cm" svg:x="13.152cm" svg:y="2.202cm">
          <draw:text-box>
            <text:p text:style-name="P6"><text:span text:style-name="T3">food from country</text:span></text:p>
          </draw:text-box>
        </draw:frame>
        <draw:polygon draw:style-name="gr4" draw:text-style-name="P4" draw:layer="layout" svg:width="0cm" svg:height="0.122cm" svg:x="22.299cm" svg:y="9.418cm" svg:viewBox="0 0 0 123" draw:points="0,0 0,123">
          <text:p/>
        </draw:polygon>
        <draw:line draw:style-name="gr5" draw:text-style-name="P5" draw:layer="layout" svg:x1="22.299cm" svg:y1="9.418cm" svg:x2="22.299cm" svg:y2="9.541cm">
          <text:p/>
        </draw:line>
        <draw:polygon draw:style-name="gr4" draw:text-style-name="P4" draw:layer="layout" svg:width="0cm" svg:height="0.122cm" svg:x="22.574cm" svg:y="9.418cm" svg:viewBox="0 0 0 123" draw:points="0,0 0,123">
          <text:p/>
        </draw:polygon>
        <draw:line draw:style-name="gr5" draw:text-style-name="P5" draw:layer="layout" svg:x1="22.574cm" svg:y1="9.418cm" svg:x2="22.574cm" svg:y2="9.541cm">
          <text:p/>
        </draw:line>
        <draw:polygon draw:style-name="gr4" draw:text-style-name="P4" draw:layer="layout" svg:width="0cm" svg:height="0.122cm" svg:x="22.848cm" svg:y="9.418cm" svg:viewBox="0 0 0 123" draw:points="0,0 0,123">
          <text:p/>
        </draw:polygon>
        <draw:line draw:style-name="gr5" draw:text-style-name="P5" draw:layer="layout" svg:x1="22.848cm" svg:y1="9.418cm" svg:x2="22.848cm" svg:y2="9.541cm">
          <text:p/>
        </draw:line>
        <draw:polygon draw:style-name="gr4" draw:text-style-name="P4" draw:layer="layout" svg:width="0cm" svg:height="0.122cm" svg:x="23.123cm" svg:y="9.418cm" svg:viewBox="0 0 0 123" draw:points="0,0 0,123">
          <text:p/>
        </draw:polygon>
        <draw:line draw:style-name="gr5" draw:text-style-name="P5" draw:layer="layout" svg:x1="23.123cm" svg:y1="9.418cm" svg:x2="23.123cm" svg:y2="9.541cm">
          <text:p/>
        </draw:line>
        <draw:frame draw:style-name="gr6" draw:text-style-name="P7" draw:layer="layout" svg:width="0.971cm" svg:height="0.628cm" draw:transform="rotate (1.5707963267949) translate (21.657cm 10.638cm)">
          <draw:text-box>
            <text:p text:style-name="P6"><text:span text:style-name="T1">emb</text:span></text:p>
          </draw:text-box>
        </draw:frame>
        <draw:polygon draw:style-name="gr4" draw:text-style-name="P4" draw:layer="layout" svg:width="0cm" svg:height="0.122cm" svg:x="23.398cm" svg:y="9.418cm" svg:viewBox="0 0 0 123" draw:points="0,0 0,123">
          <text:p/>
        </draw:polygon>
        <draw:line draw:style-name="gr5" draw:text-style-name="P5" draw:layer="layout" svg:x1="23.398cm" svg:y1="9.418cm" svg:x2="23.398cm" svg:y2="9.541cm">
          <text:p/>
        </draw:line>
        <draw:polygon draw:style-name="gr4" draw:text-style-name="P4" draw:layer="layout" svg:width="0cm" svg:height="0.122cm" svg:x="23.673cm" svg:y="9.418cm" svg:viewBox="0 0 0 123" draw:points="0,0 0,123">
          <text:p/>
        </draw:polygon>
        <draw:line draw:style-name="gr5" draw:text-style-name="P5" draw:layer="layout" svg:x1="23.673cm" svg:y1="9.418cm" svg:x2="23.673cm" svg:y2="9.541cm">
          <text:p/>
        </draw:line>
        <draw:polygon draw:style-name="gr4" draw:text-style-name="P4" draw:layer="layout" svg:width="0cm" svg:height="0.122cm" svg:x="23.947cm" svg:y="9.418cm" svg:viewBox="0 0 0 123" draw:points="0,0 0,123">
          <text:p/>
        </draw:polygon>
        <draw:line draw:style-name="gr5" draw:text-style-name="P5" draw:layer="layout" svg:x1="23.947cm" svg:y1="9.418cm" svg:x2="23.947cm" svg:y2="9.541cm">
          <text:p/>
        </draw:line>
        <draw:frame draw:style-name="gr6" draw:text-style-name="P7" draw:layer="layout" svg:width="0.563cm" svg:height="0.628cm" draw:transform="rotate (1.5707963267949) translate (22.756cm 9.948cm)">
          <draw:text-box>
            <text:p text:style-name="P6"><text:span text:style-name="T1">3</text:span></text:p>
          </draw:text-box>
        </draw:frame>
        <draw:polygon draw:style-name="gr4" draw:text-style-name="P4" draw:layer="layout" svg:width="0cm" svg:height="0.122cm" svg:x="24.222cm" svg:y="9.418cm" svg:viewBox="0 0 0 123" draw:points="0,0 0,123">
          <text:p/>
        </draw:polygon>
        <draw:line draw:style-name="gr5" draw:text-style-name="P5" draw:layer="layout" svg:x1="24.222cm" svg:y1="9.418cm" svg:x2="24.222cm" svg:y2="9.541cm">
          <text:p/>
        </draw:line>
        <draw:polygon draw:style-name="gr4" draw:text-style-name="P4" draw:layer="layout" svg:width="0cm" svg:height="0.122cm" svg:x="24.497cm" svg:y="9.418cm" svg:viewBox="0 0 0 123" draw:points="0,0 0,123">
          <text:p/>
        </draw:polygon>
        <draw:line draw:style-name="gr5" draw:text-style-name="P5" draw:layer="layout" svg:x1="24.497cm" svg:y1="9.418cm" svg:x2="24.497cm" svg:y2="9.541cm">
          <text:p/>
        </draw:line>
        <draw:polygon draw:style-name="gr4" draw:text-style-name="P4" draw:layer="layout" svg:width="0cm" svg:height="0.122cm" svg:x="24.771cm" svg:y="9.418cm" svg:viewBox="0 0 0 123" draw:points="0,0 0,123">
          <text:p/>
        </draw:polygon>
        <draw:line draw:style-name="gr5" draw:text-style-name="P5" draw:layer="layout" svg:x1="24.771cm" svg:y1="9.418cm" svg:x2="24.771cm" svg:y2="9.541cm">
          <text:p/>
        </draw:line>
        <draw:frame draw:style-name="gr6" draw:text-style-name="P7" draw:layer="layout" svg:width="0.563cm" svg:height="0.628cm" draw:transform="rotate (1.5707963267949) translate (23.58cm 9.948cm)">
          <draw:text-box>
            <text:p text:style-name="P6"><text:span text:style-name="T1">6</text:span></text:p>
          </draw:text-box>
        </draw:frame>
        <draw:polygon draw:style-name="gr4" draw:text-style-name="P4" draw:layer="layout" svg:width="0cm" svg:height="0.122cm" svg:x="25.046cm" svg:y="9.418cm" svg:viewBox="0 0 0 123" draw:points="0,0 0,123">
          <text:p/>
        </draw:polygon>
        <draw:line draw:style-name="gr5" draw:text-style-name="P5" draw:layer="layout" svg:x1="25.046cm" svg:y1="9.418cm" svg:x2="25.046cm" svg:y2="9.541cm">
          <text:p/>
        </draw:line>
        <draw:polygon draw:style-name="gr4" draw:text-style-name="P4" draw:layer="layout" svg:width="0cm" svg:height="0.122cm" svg:x="25.321cm" svg:y="9.418cm" svg:viewBox="0 0 0 123" draw:points="0,0 0,123">
          <text:p/>
        </draw:polygon>
        <draw:line draw:style-name="gr5" draw:text-style-name="P5" draw:layer="layout" svg:x1="25.321cm" svg:y1="9.418cm" svg:x2="25.321cm" svg:y2="9.541cm">
          <text:p/>
        </draw:line>
        <draw:polygon draw:style-name="gr4" draw:text-style-name="P4" draw:layer="layout" svg:width="0cm" svg:height="0.122cm" svg:x="25.596cm" svg:y="9.418cm" svg:viewBox="0 0 0 123" draw:points="0,0 0,123">
          <text:p/>
        </draw:polygon>
        <draw:line draw:style-name="gr5" draw:text-style-name="P5" draw:layer="layout" svg:x1="25.596cm" svg:y1="9.418cm" svg:x2="25.596cm" svg:y2="9.541cm">
          <text:p/>
        </draw:line>
        <draw:frame draw:style-name="gr6" draw:text-style-name="P7" draw:layer="layout" svg:width="0.563cm" svg:height="0.628cm" draw:transform="rotate (1.5707963267949) translate (24.405cm 9.948cm)">
          <draw:text-box>
            <text:p text:style-name="P6"><text:span text:style-name="T1">9</text:span></text:p>
          </draw:text-box>
        </draw:frame>
        <draw:polygon draw:style-name="gr4" draw:text-style-name="P4" draw:layer="layout" svg:width="0cm" svg:height="0.122cm" svg:x="25.87cm" svg:y="9.418cm" svg:viewBox="0 0 0 123" draw:points="0,0 0,123">
          <text:p/>
        </draw:polygon>
        <draw:line draw:style-name="gr5" draw:text-style-name="P5" draw:layer="layout" svg:x1="25.87cm" svg:y1="9.418cm" svg:x2="25.87cm" svg:y2="9.541cm">
          <text:p/>
        </draw:line>
        <draw:polygon draw:style-name="gr4" draw:text-style-name="P4" draw:layer="layout" svg:width="0cm" svg:height="0.122cm" svg:x="26.145cm" svg:y="9.418cm" svg:viewBox="0 0 0 123" draw:points="0,0 0,123">
          <text:p/>
        </draw:polygon>
        <draw:line draw:style-name="gr5" draw:text-style-name="P5" draw:layer="layout" svg:x1="26.145cm" svg:y1="9.418cm" svg:x2="26.145cm" svg:y2="9.541cm">
          <text:p/>
        </draw:line>
        <draw:polygon draw:style-name="gr4" draw:text-style-name="P4" draw:layer="layout" svg:width="0cm" svg:height="0.122cm" svg:x="26.42cm" svg:y="9.418cm" svg:viewBox="0 0 0 123" draw:points="0,0 0,123">
          <text:p/>
        </draw:polygon>
        <draw:line draw:style-name="gr5" draw:text-style-name="P5" draw:layer="layout" svg:x1="26.42cm" svg:y1="9.418cm" svg:x2="26.42cm" svg:y2="9.541cm">
          <text:p/>
        </draw:line>
        <draw:frame draw:style-name="gr6" draw:text-style-name="P7" draw:layer="layout" svg:width="0.569cm" svg:height="0.628cm" draw:transform="rotate (1.5707963267949) translate (25.229cm 10.23cm)">
          <draw:text-box>
            <text:p text:style-name="P6"><text:span text:style-name="T1">12</text:span></text:p>
          </draw:text-box>
        </draw:frame>
        <draw:polygon draw:style-name="gr4" draw:text-style-name="P4" draw:layer="layout" svg:width="0cm" svg:height="0.122cm" svg:x="26.695cm" svg:y="9.418cm" svg:viewBox="0 0 0 123" draw:points="0,0 0,123">
          <text:p/>
        </draw:polygon>
        <draw:line draw:style-name="gr5" draw:text-style-name="P5" draw:layer="layout" svg:x1="26.695cm" svg:y1="9.418cm" svg:x2="26.695cm" svg:y2="9.541cm">
          <text:p/>
        </draw:line>
        <draw:polygon draw:style-name="gr4" draw:text-style-name="P4" draw:layer="layout" svg:width="0cm" svg:height="0.122cm" svg:x="26.969cm" svg:y="9.418cm" svg:viewBox="0 0 0 123" draw:points="0,0 0,123">
          <text:p/>
        </draw:polygon>
        <draw:line draw:style-name="gr5" draw:text-style-name="P5" draw:layer="layout" svg:x1="26.969cm" svg:y1="9.418cm" svg:x2="26.969cm" svg:y2="9.541cm">
          <text:p/>
        </draw:line>
        <draw:polygon draw:style-name="gr4" draw:text-style-name="P4" draw:layer="layout" svg:width="0cm" svg:height="0.122cm" svg:x="27.244cm" svg:y="9.418cm" svg:viewBox="0 0 0 123" draw:points="0,0 0,123">
          <text:p/>
        </draw:polygon>
        <draw:line draw:style-name="gr5" draw:text-style-name="P5" draw:layer="layout" svg:x1="27.244cm" svg:y1="9.418cm" svg:x2="27.244cm" svg:y2="9.541cm">
          <text:p/>
        </draw:line>
        <draw:frame draw:style-name="gr6" draw:text-style-name="P7" draw:layer="layout" svg:width="0.569cm" svg:height="0.628cm" draw:transform="rotate (1.5707963267949) translate (26.053cm 10.23cm)">
          <draw:text-box>
            <text:p text:style-name="P6"><text:span text:style-name="T1">15</text:span></text:p>
          </draw:text-box>
        </draw:frame>
        <draw:polygon draw:style-name="gr4" draw:text-style-name="P4" draw:layer="layout" svg:width="0cm" svg:height="0.122cm" svg:x="27.519cm" svg:y="9.418cm" svg:viewBox="0 0 0 123" draw:points="0,0 0,123">
          <text:p/>
        </draw:polygon>
        <draw:line draw:style-name="gr5" draw:text-style-name="P5" draw:layer="layout" svg:x1="27.519cm" svg:y1="9.418cm" svg:x2="27.519cm" svg:y2="9.541cm">
          <text:p/>
        </draw:line>
        <draw:polygon draw:style-name="gr4" draw:text-style-name="P4" draw:layer="layout" svg:width="0cm" svg:height="0.122cm" svg:x="27.793cm" svg:y="9.418cm" svg:viewBox="0 0 0 123" draw:points="0,0 0,123">
          <text:p/>
        </draw:polygon>
        <draw:line draw:style-name="gr5" draw:text-style-name="P5" draw:layer="layout" svg:x1="27.793cm" svg:y1="9.418cm" svg:x2="27.793cm" svg:y2="9.541cm">
          <text:p/>
        </draw:line>
        <draw:polygon draw:style-name="gr4" draw:text-style-name="P4" draw:layer="layout" svg:width="0cm" svg:height="0.122cm" svg:x="28.068cm" svg:y="9.418cm" svg:viewBox="0 0 0 123" draw:points="0,0 0,123">
          <text:p/>
        </draw:polygon>
        <draw:line draw:style-name="gr5" draw:text-style-name="P5" draw:layer="layout" svg:x1="28.068cm" svg:y1="9.418cm" svg:x2="28.068cm" svg:y2="9.541cm">
          <text:p/>
        </draw:line>
        <draw:frame draw:style-name="gr6" draw:text-style-name="P7" draw:layer="layout" svg:width="0.569cm" svg:height="0.628cm" draw:transform="rotate (1.5707963267949) translate (26.877cm 10.23cm)">
          <draw:text-box>
            <text:p text:style-name="P6"><text:span text:style-name="T1">18</text:span></text:p>
          </draw:text-box>
        </draw:frame>
        <draw:polygon draw:style-name="gr4" draw:text-style-name="P4" draw:layer="layout" svg:width="0cm" svg:height="0.122cm" svg:x="28.343cm" svg:y="9.418cm" svg:viewBox="0 0 0 123" draw:points="0,0 0,123">
          <text:p/>
        </draw:polygon>
        <draw:line draw:style-name="gr5" draw:text-style-name="P5" draw:layer="layout" svg:x1="28.343cm" svg:y1="9.418cm" svg:x2="28.343cm" svg:y2="9.541cm">
          <text:p/>
        </draw:line>
        <draw:polygon draw:style-name="gr4" draw:text-style-name="P4" draw:layer="layout" svg:width="0cm" svg:height="0.122cm" svg:x="28.618cm" svg:y="9.418cm" svg:viewBox="0 0 0 123" draw:points="0,0 0,123">
          <text:p/>
        </draw:polygon>
        <draw:line draw:style-name="gr5" draw:text-style-name="P5" draw:layer="layout" svg:x1="28.618cm" svg:y1="9.418cm" svg:x2="28.618cm" svg:y2="9.541cm">
          <text:p/>
        </draw:line>
        <draw:polygon draw:style-name="gr4" draw:text-style-name="P4" draw:layer="layout" svg:width="0cm" svg:height="0.122cm" svg:x="28.892cm" svg:y="9.418cm" svg:viewBox="0 0 0 123" draw:points="0,0 0,123">
          <text:p/>
        </draw:polygon>
        <draw:line draw:style-name="gr5" draw:text-style-name="P5" draw:layer="layout" svg:x1="28.892cm" svg:y1="9.418cm" svg:x2="28.892cm" svg:y2="9.541cm">
          <text:p/>
        </draw:line>
        <draw:frame draw:style-name="gr6" draw:text-style-name="P7" draw:layer="layout" svg:width="0.569cm" svg:height="0.628cm" draw:transform="rotate (1.5707963267949) translate (27.701cm 10.23cm)">
          <draw:text-box>
            <text:p text:style-name="P6"><text:span text:style-name="T1">21</text:span></text:p>
          </draw:text-box>
        </draw:frame>
        <draw:polygon draw:style-name="gr4" draw:text-style-name="P4" draw:layer="layout" svg:width="0cm" svg:height="0.122cm" svg:x="29.167cm" svg:y="9.418cm" svg:viewBox="0 0 0 123" draw:points="0,0 0,123">
          <text:p/>
        </draw:polygon>
        <draw:line draw:style-name="gr5" draw:text-style-name="P5" draw:layer="layout" svg:x1="29.167cm" svg:y1="9.418cm" svg:x2="29.167cm" svg:y2="9.541cm">
          <text:p/>
        </draw:line>
        <draw:polygon draw:style-name="gr4" draw:text-style-name="P4" draw:layer="layout" svg:width="0cm" svg:height="0.122cm" svg:x="29.442cm" svg:y="9.418cm" svg:viewBox="0 0 0 123" draw:points="0,0 0,123">
          <text:p/>
        </draw:polygon>
        <draw:line draw:style-name="gr5" draw:text-style-name="P5" draw:layer="layout" svg:x1="29.442cm" svg:y1="9.418cm" svg:x2="29.442cm" svg:y2="9.541cm">
          <text:p/>
        </draw:line>
        <draw:polygon draw:style-name="gr4" draw:text-style-name="P4" draw:layer="layout" svg:width="0cm" svg:height="0.122cm" svg:x="29.717cm" svg:y="9.418cm" svg:viewBox="0 0 0 123" draw:points="0,0 0,123">
          <text:p/>
        </draw:polygon>
        <draw:line draw:style-name="gr5" draw:text-style-name="P5" draw:layer="layout" svg:x1="29.717cm" svg:y1="9.418cm" svg:x2="29.717cm" svg:y2="9.541cm">
          <text:p/>
        </draw:line>
        <draw:frame draw:style-name="gr6" draw:text-style-name="P7" draw:layer="layout" svg:width="0.569cm" svg:height="0.628cm" draw:transform="rotate (1.5707963267949) translate (28.526cm 10.23cm)">
          <draw:text-box>
            <text:p text:style-name="P6"><text:span text:style-name="T1">24</text:span></text:p>
          </draw:text-box>
        </draw:frame>
        <draw:polygon draw:style-name="gr4" draw:text-style-name="P4" draw:layer="layout" svg:width="0.123cm" svg:height="0cm" svg:x="21.516cm" svg:y="9.418cm" svg:viewBox="0 0 124 0" draw:points="124,0 0,0">
          <text:p/>
        </draw:polygon>
        <draw:line draw:style-name="gr5" draw:text-style-name="P5" draw:layer="layout" svg:x1="21.64cm" svg:y1="9.418cm" svg:x2="21.516cm" svg:y2="9.418cm">
          <text:p/>
        </draw:line>
        <draw:frame draw:style-name="gr6" draw:text-style-name="P7" draw:layer="layout" svg:width="0.569cm" svg:height="0.628cm" draw:transform="rotate (1.5707963267949) translate (29.35cm 10.23cm)">
          <draw:text-box>
            <text:p text:style-name="P6"><text:span text:style-name="T1">27</text:span></text:p>
          </draw:text-box>
        </draw:frame>
        <draw:polygon draw:style-name="gr4" draw:text-style-name="P4" draw:layer="layout" svg:width="0.123cm" svg:height="0cm" svg:x="21.516cm" svg:y="8.155cm" svg:viewBox="0 0 124 0" draw:points="124,0 0,0">
          <text:p/>
        </draw:polygon>
        <draw:line draw:style-name="gr5" draw:text-style-name="P5" draw:layer="layout" svg:x1="21.64cm" svg:y1="8.155cm" svg:x2="21.516cm" svg:y2="8.155cm">
          <text:p/>
        </draw:line>
        <draw:frame draw:style-name="gr6" draw:text-style-name="P7" draw:layer="layout" svg:width="0.709cm" svg:height="0.628cm" svg:x="20.688cm" svg:y="9.111cm">
          <draw:text-box>
            <text:p text:style-name="P6"><text:span text:style-name="T1">0.0</text:span></text:p>
          </draw:text-box>
        </draw:frame>
        <draw:polygon draw:style-name="gr4" draw:text-style-name="P4" draw:layer="layout" svg:width="0.123cm" svg:height="0cm" svg:x="21.516cm" svg:y="6.892cm" svg:viewBox="0 0 124 0" draw:points="124,0 0,0">
          <text:p/>
        </draw:polygon>
        <draw:line draw:style-name="gr5" draw:text-style-name="P5" draw:layer="layout" svg:x1="21.64cm" svg:y1="6.892cm" svg:x2="21.516cm" svg:y2="6.892cm">
          <text:p/>
        </draw:line>
        <draw:frame draw:style-name="gr6" draw:text-style-name="P7" draw:layer="layout" svg:width="0.709cm" svg:height="0.628cm" svg:x="20.688cm" svg:y="7.849cm">
          <draw:text-box>
            <text:p text:style-name="P6"><text:span text:style-name="T1">0.2</text:span></text:p>
          </draw:text-box>
        </draw:frame>
        <draw:polygon draw:style-name="gr4" draw:text-style-name="P4" draw:layer="layout" svg:width="0.123cm" svg:height="0cm" svg:x="21.516cm" svg:y="5.63cm" svg:viewBox="0 0 124 0" draw:points="124,0 0,0">
          <text:p/>
        </draw:polygon>
        <draw:line draw:style-name="gr5" draw:text-style-name="P5" draw:layer="layout" svg:x1="21.64cm" svg:y1="5.63cm" svg:x2="21.516cm" svg:y2="5.63cm">
          <text:p/>
        </draw:line>
        <draw:frame draw:style-name="gr6" draw:text-style-name="P7" draw:layer="layout" svg:width="0.709cm" svg:height="0.628cm" svg:x="20.688cm" svg:y="6.586cm">
          <draw:text-box>
            <text:p text:style-name="P6"><text:span text:style-name="T1">0.4</text:span></text:p>
          </draw:text-box>
        </draw:frame>
        <draw:polygon draw:style-name="gr4" draw:text-style-name="P4" draw:layer="layout" svg:width="0.123cm" svg:height="0cm" svg:x="21.516cm" svg:y="4.367cm" svg:viewBox="0 0 124 0" draw:points="124,0 0,0">
          <text:p/>
        </draw:polygon>
        <draw:line draw:style-name="gr5" draw:text-style-name="P5" draw:layer="layout" svg:x1="21.64cm" svg:y1="4.367cm" svg:x2="21.516cm" svg:y2="4.367cm">
          <text:p/>
        </draw:line>
        <draw:frame draw:style-name="gr6" draw:text-style-name="P7" draw:layer="layout" svg:width="0.709cm" svg:height="0.628cm" svg:x="20.688cm" svg:y="5.323cm">
          <draw:text-box>
            <text:p text:style-name="P6"><text:span text:style-name="T1">0.6</text:span></text:p>
          </draw:text-box>
        </draw:frame>
        <draw:polygon draw:style-name="gr4" draw:text-style-name="P4" draw:layer="layout" svg:width="0.123cm" svg:height="0cm" svg:x="21.516cm" svg:y="3.104cm" svg:viewBox="0 0 124 0" draw:points="124,0 0,0">
          <text:p/>
        </draw:polygon>
        <draw:line draw:style-name="gr5" draw:text-style-name="P5" draw:layer="layout" svg:x1="21.64cm" svg:y1="3.104cm" svg:x2="21.516cm" svg:y2="3.104cm">
          <text:p/>
        </draw:line>
        <draw:frame draw:style-name="gr6" draw:text-style-name="P7" draw:layer="layout" svg:width="0.709cm" svg:height="0.628cm" svg:x="20.688cm" svg:y="4.061cm">
          <draw:text-box>
            <text:p text:style-name="P6"><text:span text:style-name="T1">0.8</text:span></text:p>
          </draw:text-box>
        </draw:frame>
        <draw:polyline draw:style-name="gr7" draw:text-style-name="P5" draw:layer="layout" svg:width="7.693cm" svg:height="3.391cm" svg:x="22.024cm" svg:y="3.717cm" svg:viewBox="0 0 7694 3392" draw:points="0,3261 275,2497 550,2097 824,1846 1099,1289 1374,1121 1649,1255 1923,658 2198,330 2473,0 2747,99 3022,143 3297,474 3572,386 3846,943 4121,676 4396,1817 4671,1904 4946,1886 5221,1753 5496,1735 5770,1624 6045,3296 6320,3348 6595,3337 6869,3376 7144,3376 7419,3370 7694,3392">
          <text:p/>
        </draw:polyline>
        <draw:polyline draw:style-name="gr8" draw:text-style-name="P5" draw:layer="layout" svg:width="7.693cm" svg:height="5.849cm" svg:x="22.024cm" svg:y="3.558cm" svg:viewBox="0 0 7694 5850" draw:points="0,2012 275,267 550,155 824,70 1099,39 1374,0 1649,76 1923,62 2198,81 2473,157 2747,317 3022,544 3297,2391 3572,2507 3846,4179 4121,3904 4396,5145 4671,5357 4946,5455 5221,5444 5496,5143 5770,5479 6045,5719 6320,5681 6595,5685 6869,5719 7144,5698 7419,5698 7694,5850">
          <text:p/>
        </draw:polyline>
        <draw:line draw:style-name="gr9" draw:text-style-name="P5" draw:layer="layout" svg:x1="21.64cm" svg:y1="9.418cm" svg:x2="21.64cm" svg:y2="3.104cm">
          <text:p/>
        </draw:line>
        <draw:line draw:style-name="gr9" draw:text-style-name="P5" draw:layer="layout" svg:x1="30.101cm" svg:y1="9.418cm" svg:x2="30.101cm" svg:y2="3.104cm">
          <text:p/>
        </draw:line>
        <draw:line draw:style-name="gr9" draw:text-style-name="P5" draw:layer="layout" svg:x1="21.64cm" svg:y1="9.418cm" svg:x2="30.101cm" svg:y2="9.418cm">
          <text:p/>
        </draw:line>
        <draw:line draw:style-name="gr9" draw:text-style-name="P5" draw:layer="layout" svg:x1="21.64cm" svg:y1="3.104cm" svg:x2="30.101cm" svg:y2="3.104cm">
          <text:p/>
        </draw:line>
        <draw:frame draw:style-name="gr6" draw:text-style-name="P7" draw:layer="layout" svg:width="0.709cm" svg:height="0.628cm" svg:x="20.688cm" svg:y="2.798cm">
          <draw:text-box>
            <text:p text:style-name="P6"><text:span text:style-name="T1">1.0</text:span></text:p>
          </draw:text-box>
        </draw:frame>
        <draw:polygon draw:style-name="gr1" draw:text-style-name="P1" draw:layer="layout" svg:width="8.462cm" svg:height="6.314cm" svg:x="31.513cm" svg:y="3.104cm" svg:viewBox="0 0 8463 6315" draw:points="0,6315 8463,6315 8463,0 0,0">
          <text:p/>
        </draw:polygon>
        <draw:polygon draw:style-name="gr2" draw:text-style-name="P2" draw:layer="layout" svg:width="7.693cm" svg:height="6.432cm" svg:x="31.898cm" svg:y="3.116cm" svg:viewBox="0 0 7694 6433" draw:points="0,5078 0,6433 275,1131 549,717 824,339 1099,264 1374,203 1648,176 1923,183 2198,178 2473,171 2748,171 3023,164 3298,164 3573,164 3847,163 4122,156 4397,171 4671,387 4946,598 5221,1589 5496,4042 5770,3691 6045,6303 6320,6303 6595,6303 6869,6303 7144,6303 7419,6303 7694,6303 7419,6303 7144,6303 6869,6303 6595,6303 6320,6303 6045,6303 5770,1399 5496,1493 5221,0 4946,129 4671,67 4397,53 4122,41 3847,26 3573,43 3298,52 3023,52 2748,53 2473,53 2198,55 1923,68 1648,66 1374,57 1099,75 824,70 549,90 275,313">
          <text:p/>
        </draw:polygon>
        <draw:polygon draw:style-name="gr3" draw:text-style-name="P3" draw:layer="layout" svg:width="7.693cm" svg:height="6.242cm" svg:x="31.898cm" svg:y="3.224cm" svg:viewBox="0 0 7694 6243" draw:points="0,315 0,1151 275,517 549,505 824,483 1099,450 1374,456 1648,508 1923,521 2198,530 2473,491 2748,489 3023,466 3298,473 3573,450 3847,1462 4122,4000 4397,5502 4671,6084 4946,6064 5221,6163 5496,6217 5770,6243 6045,6215 6320,6189 6595,6170 6869,6227 7144,6227 7419,6241 7694,6228 7694,6135 7419,6105 7144,6127 6869,6127 6595,5945 6320,6006 6045,6078 5770,6013 5496,6067 5221,5829 4946,5609 4671,5661 4397,4545 4122,2567 3847,375 3573,25 3298,11 3023,0 2748,3 2473,19 2198,15 1923,24 1648,47 1374,10 1099,43 824,45 549,32 275,64">
          <text:p/>
        </draw:polygon>
        <draw:polygon draw:style-name="gr4" draw:text-style-name="P4" draw:layer="layout" svg:width="0cm" svg:height="0.122cm" svg:x="31.898cm" svg:y="9.418cm" svg:viewBox="0 0 0 123" draw:points="0,0 0,123">
          <text:p/>
        </draw:polygon>
        <draw:line draw:style-name="gr5" draw:text-style-name="P5" draw:layer="layout" svg:x1="31.898cm" svg:y1="9.418cm" svg:x2="31.898cm" svg:y2="9.541cm">
          <text:p/>
        </draw:line>
        <draw:frame draw:style-name="gr11" draw:text-style-name="P9" draw:layer="layout" svg:width="4.807cm" svg:height="0.86cm" svg:x="23.468cm" svg:y="2.202cm">
          <draw:text-box>
            <text:p text:style-name="P6"><text:span text:style-name="T3">word sentiment</text:span></text:p>
          </draw:text-box>
        </draw:frame>
        <draw:polygon draw:style-name="gr4" draw:text-style-name="P4" draw:layer="layout" svg:width="0cm" svg:height="0.122cm" svg:x="32.173cm" svg:y="9.418cm" svg:viewBox="0 0 0 123" draw:points="0,0 0,123">
          <text:p/>
        </draw:polygon>
        <draw:line draw:style-name="gr5" draw:text-style-name="P5" draw:layer="layout" svg:x1="32.173cm" svg:y1="9.418cm" svg:x2="32.173cm" svg:y2="9.541cm">
          <text:p/>
        </draw:line>
        <draw:polygon draw:style-name="gr4" draw:text-style-name="P4" draw:layer="layout" svg:width="0cm" svg:height="0.122cm" svg:x="32.447cm" svg:y="9.418cm" svg:viewBox="0 0 0 123" draw:points="0,0 0,123">
          <text:p/>
        </draw:polygon>
        <draw:line draw:style-name="gr5" draw:text-style-name="P5" draw:layer="layout" svg:x1="32.447cm" svg:y1="9.418cm" svg:x2="32.447cm" svg:y2="9.541cm">
          <text:p/>
        </draw:line>
        <draw:polygon draw:style-name="gr4" draw:text-style-name="P4" draw:layer="layout" svg:width="0cm" svg:height="0.122cm" svg:x="32.722cm" svg:y="9.418cm" svg:viewBox="0 0 0 123" draw:points="0,0 0,123">
          <text:p/>
        </draw:polygon>
        <draw:line draw:style-name="gr5" draw:text-style-name="P5" draw:layer="layout" svg:x1="32.722cm" svg:y1="9.418cm" svg:x2="32.722cm" svg:y2="9.541cm">
          <text:p/>
        </draw:line>
        <draw:polygon draw:style-name="gr4" draw:text-style-name="P4" draw:layer="layout" svg:width="0cm" svg:height="0.122cm" svg:x="32.997cm" svg:y="9.418cm" svg:viewBox="0 0 0 123" draw:points="0,0 0,123">
          <text:p/>
        </draw:polygon>
        <draw:line draw:style-name="gr5" draw:text-style-name="P5" draw:layer="layout" svg:x1="32.997cm" svg:y1="9.418cm" svg:x2="32.997cm" svg:y2="9.541cm">
          <text:p/>
        </draw:line>
        <draw:frame draw:style-name="gr6" draw:text-style-name="P7" draw:layer="layout" svg:width="0.971cm" svg:height="0.628cm" draw:transform="rotate (1.5707963267949) translate (31.531cm 10.638cm)">
          <draw:text-box>
            <text:p text:style-name="P6"><text:span text:style-name="T1">emb</text:span></text:p>
          </draw:text-box>
        </draw:frame>
        <draw:polygon draw:style-name="gr4" draw:text-style-name="P4" draw:layer="layout" svg:width="0cm" svg:height="0.122cm" svg:x="33.272cm" svg:y="9.418cm" svg:viewBox="0 0 0 123" draw:points="0,0 0,123">
          <text:p/>
        </draw:polygon>
        <draw:line draw:style-name="gr5" draw:text-style-name="P5" draw:layer="layout" svg:x1="33.272cm" svg:y1="9.418cm" svg:x2="33.272cm" svg:y2="9.541cm">
          <text:p/>
        </draw:line>
        <draw:polygon draw:style-name="gr4" draw:text-style-name="P4" draw:layer="layout" svg:width="0cm" svg:height="0.122cm" svg:x="33.546cm" svg:y="9.418cm" svg:viewBox="0 0 0 123" draw:points="0,0 0,123">
          <text:p/>
        </draw:polygon>
        <draw:line draw:style-name="gr5" draw:text-style-name="P5" draw:layer="layout" svg:x1="33.546cm" svg:y1="9.418cm" svg:x2="33.546cm" svg:y2="9.541cm">
          <text:p/>
        </draw:line>
        <draw:polygon draw:style-name="gr4" draw:text-style-name="P4" draw:layer="layout" svg:width="0cm" svg:height="0.122cm" svg:x="33.821cm" svg:y="9.418cm" svg:viewBox="0 0 0 123" draw:points="0,0 0,123">
          <text:p/>
        </draw:polygon>
        <draw:line draw:style-name="gr5" draw:text-style-name="P5" draw:layer="layout" svg:x1="33.821cm" svg:y1="9.418cm" svg:x2="33.821cm" svg:y2="9.541cm">
          <text:p/>
        </draw:line>
        <draw:frame draw:style-name="gr6" draw:text-style-name="P7" draw:layer="layout" svg:width="0.563cm" svg:height="0.628cm" draw:transform="rotate (1.5707963267949) translate (32.63cm 9.948cm)">
          <draw:text-box>
            <text:p text:style-name="P6"><text:span text:style-name="T1">3</text:span></text:p>
          </draw:text-box>
        </draw:frame>
        <draw:polygon draw:style-name="gr4" draw:text-style-name="P4" draw:layer="layout" svg:width="0cm" svg:height="0.122cm" svg:x="34.096cm" svg:y="9.418cm" svg:viewBox="0 0 0 123" draw:points="0,0 0,123">
          <text:p/>
        </draw:polygon>
        <draw:line draw:style-name="gr5" draw:text-style-name="P5" draw:layer="layout" svg:x1="34.096cm" svg:y1="9.418cm" svg:x2="34.096cm" svg:y2="9.541cm">
          <text:p/>
        </draw:line>
        <draw:polygon draw:style-name="gr4" draw:text-style-name="P4" draw:layer="layout" svg:width="0cm" svg:height="0.122cm" svg:x="34.371cm" svg:y="9.418cm" svg:viewBox="0 0 0 123" draw:points="0,0 0,123">
          <text:p/>
        </draw:polygon>
        <draw:line draw:style-name="gr5" draw:text-style-name="P5" draw:layer="layout" svg:x1="34.371cm" svg:y1="9.418cm" svg:x2="34.371cm" svg:y2="9.541cm">
          <text:p/>
        </draw:line>
        <draw:polygon draw:style-name="gr4" draw:text-style-name="P4" draw:layer="layout" svg:width="0cm" svg:height="0.122cm" svg:x="34.645cm" svg:y="9.418cm" svg:viewBox="0 0 0 123" draw:points="0,0 0,123">
          <text:p/>
        </draw:polygon>
        <draw:line draw:style-name="gr5" draw:text-style-name="P5" draw:layer="layout" svg:x1="34.645cm" svg:y1="9.418cm" svg:x2="34.645cm" svg:y2="9.541cm">
          <text:p/>
        </draw:line>
        <draw:frame draw:style-name="gr6" draw:text-style-name="P7" draw:layer="layout" svg:width="0.563cm" svg:height="0.628cm" draw:transform="rotate (1.5707963267949) translate (33.454cm 9.948cm)">
          <draw:text-box>
            <text:p text:style-name="P6"><text:span text:style-name="T1">6</text:span></text:p>
          </draw:text-box>
        </draw:frame>
        <draw:polygon draw:style-name="gr4" draw:text-style-name="P4" draw:layer="layout" svg:width="0cm" svg:height="0.122cm" svg:x="34.92cm" svg:y="9.418cm" svg:viewBox="0 0 0 123" draw:points="0,0 0,123">
          <text:p/>
        </draw:polygon>
        <draw:line draw:style-name="gr5" draw:text-style-name="P5" draw:layer="layout" svg:x1="34.92cm" svg:y1="9.418cm" svg:x2="34.92cm" svg:y2="9.541cm">
          <text:p/>
        </draw:line>
        <draw:polygon draw:style-name="gr4" draw:text-style-name="P4" draw:layer="layout" svg:width="0cm" svg:height="0.122cm" svg:x="35.195cm" svg:y="9.418cm" svg:viewBox="0 0 0 123" draw:points="0,0 0,123">
          <text:p/>
        </draw:polygon>
        <draw:line draw:style-name="gr5" draw:text-style-name="P5" draw:layer="layout" svg:x1="35.195cm" svg:y1="9.418cm" svg:x2="35.195cm" svg:y2="9.541cm">
          <text:p/>
        </draw:line>
        <draw:polygon draw:style-name="gr4" draw:text-style-name="P4" draw:layer="layout" svg:width="0cm" svg:height="0.122cm" svg:x="35.47cm" svg:y="9.418cm" svg:viewBox="0 0 0 123" draw:points="0,0 0,123">
          <text:p/>
        </draw:polygon>
        <draw:line draw:style-name="gr5" draw:text-style-name="P5" draw:layer="layout" svg:x1="35.47cm" svg:y1="9.418cm" svg:x2="35.47cm" svg:y2="9.541cm">
          <text:p/>
        </draw:line>
        <draw:frame draw:style-name="gr6" draw:text-style-name="P7" draw:layer="layout" svg:width="0.563cm" svg:height="0.628cm" draw:transform="rotate (1.5707963267949) translate (34.279cm 9.948cm)">
          <draw:text-box>
            <text:p text:style-name="P6"><text:span text:style-name="T1">9</text:span></text:p>
          </draw:text-box>
        </draw:frame>
        <draw:polygon draw:style-name="gr4" draw:text-style-name="P4" draw:layer="layout" svg:width="0cm" svg:height="0.122cm" svg:x="35.744cm" svg:y="9.418cm" svg:viewBox="0 0 0 123" draw:points="0,0 0,123">
          <text:p/>
        </draw:polygon>
        <draw:line draw:style-name="gr5" draw:text-style-name="P5" draw:layer="layout" svg:x1="35.744cm" svg:y1="9.418cm" svg:x2="35.744cm" svg:y2="9.541cm">
          <text:p/>
        </draw:line>
        <draw:polygon draw:style-name="gr4" draw:text-style-name="P4" draw:layer="layout" svg:width="0cm" svg:height="0.122cm" svg:x="36.019cm" svg:y="9.418cm" svg:viewBox="0 0 0 123" draw:points="0,0 0,123">
          <text:p/>
        </draw:polygon>
        <draw:line draw:style-name="gr5" draw:text-style-name="P5" draw:layer="layout" svg:x1="36.019cm" svg:y1="9.418cm" svg:x2="36.019cm" svg:y2="9.541cm">
          <text:p/>
        </draw:line>
        <draw:polygon draw:style-name="gr4" draw:text-style-name="P4" draw:layer="layout" svg:width="0cm" svg:height="0.122cm" svg:x="36.294cm" svg:y="9.418cm" svg:viewBox="0 0 0 123" draw:points="0,0 0,123">
          <text:p/>
        </draw:polygon>
        <draw:line draw:style-name="gr5" draw:text-style-name="P5" draw:layer="layout" svg:x1="36.294cm" svg:y1="9.418cm" svg:x2="36.294cm" svg:y2="9.541cm">
          <text:p/>
        </draw:line>
        <draw:frame draw:style-name="gr6" draw:text-style-name="P7" draw:layer="layout" svg:width="0.569cm" svg:height="0.628cm" draw:transform="rotate (1.5707963267949) translate (35.103cm 10.23cm)">
          <draw:text-box>
            <text:p text:style-name="P6"><text:span text:style-name="T1">12</text:span></text:p>
          </draw:text-box>
        </draw:frame>
        <draw:polygon draw:style-name="gr4" draw:text-style-name="P4" draw:layer="layout" svg:width="0cm" svg:height="0.122cm" svg:x="36.568cm" svg:y="9.418cm" svg:viewBox="0 0 0 123" draw:points="0,0 0,123">
          <text:p/>
        </draw:polygon>
        <draw:line draw:style-name="gr5" draw:text-style-name="P5" draw:layer="layout" svg:x1="36.568cm" svg:y1="9.418cm" svg:x2="36.568cm" svg:y2="9.541cm">
          <text:p/>
        </draw:line>
        <draw:polygon draw:style-name="gr4" draw:text-style-name="P4" draw:layer="layout" svg:width="0cm" svg:height="0.122cm" svg:x="36.843cm" svg:y="9.418cm" svg:viewBox="0 0 0 123" draw:points="0,0 0,123">
          <text:p/>
        </draw:polygon>
        <draw:line draw:style-name="gr5" draw:text-style-name="P5" draw:layer="layout" svg:x1="36.843cm" svg:y1="9.418cm" svg:x2="36.843cm" svg:y2="9.541cm">
          <text:p/>
        </draw:line>
        <draw:polygon draw:style-name="gr4" draw:text-style-name="P4" draw:layer="layout" svg:width="0cm" svg:height="0.122cm" svg:x="37.118cm" svg:y="9.418cm" svg:viewBox="0 0 0 123" draw:points="0,0 0,123">
          <text:p/>
        </draw:polygon>
        <draw:line draw:style-name="gr5" draw:text-style-name="P5" draw:layer="layout" svg:x1="37.118cm" svg:y1="9.418cm" svg:x2="37.118cm" svg:y2="9.541cm">
          <text:p/>
        </draw:line>
        <draw:frame draw:style-name="gr6" draw:text-style-name="P7" draw:layer="layout" svg:width="0.569cm" svg:height="0.628cm" draw:transform="rotate (1.5707963267949) translate (35.927cm 10.23cm)">
          <draw:text-box>
            <text:p text:style-name="P6"><text:span text:style-name="T1">15</text:span></text:p>
          </draw:text-box>
        </draw:frame>
        <draw:polygon draw:style-name="gr4" draw:text-style-name="P4" draw:layer="layout" svg:width="0cm" svg:height="0.122cm" svg:x="37.393cm" svg:y="9.418cm" svg:viewBox="0 0 0 123" draw:points="0,0 0,123">
          <text:p/>
        </draw:polygon>
        <draw:line draw:style-name="gr5" draw:text-style-name="P5" draw:layer="layout" svg:x1="37.393cm" svg:y1="9.418cm" svg:x2="37.393cm" svg:y2="9.541cm">
          <text:p/>
        </draw:line>
        <draw:polygon draw:style-name="gr4" draw:text-style-name="P4" draw:layer="layout" svg:width="0cm" svg:height="0.122cm" svg:x="37.667cm" svg:y="9.418cm" svg:viewBox="0 0 0 123" draw:points="0,0 0,123">
          <text:p/>
        </draw:polygon>
        <draw:line draw:style-name="gr5" draw:text-style-name="P5" draw:layer="layout" svg:x1="37.667cm" svg:y1="9.418cm" svg:x2="37.667cm" svg:y2="9.541cm">
          <text:p/>
        </draw:line>
        <draw:polygon draw:style-name="gr4" draw:text-style-name="P4" draw:layer="layout" svg:width="0cm" svg:height="0.122cm" svg:x="37.942cm" svg:y="9.418cm" svg:viewBox="0 0 0 123" draw:points="0,0 0,123">
          <text:p/>
        </draw:polygon>
        <draw:line draw:style-name="gr5" draw:text-style-name="P5" draw:layer="layout" svg:x1="37.942cm" svg:y1="9.418cm" svg:x2="37.942cm" svg:y2="9.541cm">
          <text:p/>
        </draw:line>
        <draw:frame draw:style-name="gr6" draw:text-style-name="P7" draw:layer="layout" svg:width="0.569cm" svg:height="0.628cm" draw:transform="rotate (1.5707963267949) translate (36.751cm 10.23cm)">
          <draw:text-box>
            <text:p text:style-name="P6"><text:span text:style-name="T1">18</text:span></text:p>
          </draw:text-box>
        </draw:frame>
        <draw:polygon draw:style-name="gr4" draw:text-style-name="P4" draw:layer="layout" svg:width="0cm" svg:height="0.122cm" svg:x="38.217cm" svg:y="9.418cm" svg:viewBox="0 0 0 123" draw:points="0,0 0,123">
          <text:p/>
        </draw:polygon>
        <draw:line draw:style-name="gr5" draw:text-style-name="P5" draw:layer="layout" svg:x1="38.217cm" svg:y1="9.418cm" svg:x2="38.217cm" svg:y2="9.541cm">
          <text:p/>
        </draw:line>
        <draw:polygon draw:style-name="gr4" draw:text-style-name="P4" draw:layer="layout" svg:width="0cm" svg:height="0.122cm" svg:x="38.492cm" svg:y="9.418cm" svg:viewBox="0 0 0 123" draw:points="0,0 0,123">
          <text:p/>
        </draw:polygon>
        <draw:line draw:style-name="gr5" draw:text-style-name="P5" draw:layer="layout" svg:x1="38.492cm" svg:y1="9.418cm" svg:x2="38.492cm" svg:y2="9.541cm">
          <text:p/>
        </draw:line>
        <draw:polygon draw:style-name="gr4" draw:text-style-name="P4" draw:layer="layout" svg:width="0cm" svg:height="0.122cm" svg:x="38.766cm" svg:y="9.418cm" svg:viewBox="0 0 0 123" draw:points="0,0 0,123">
          <text:p/>
        </draw:polygon>
        <draw:line draw:style-name="gr5" draw:text-style-name="P5" draw:layer="layout" svg:x1="38.766cm" svg:y1="9.418cm" svg:x2="38.766cm" svg:y2="9.541cm">
          <text:p/>
        </draw:line>
        <draw:frame draw:style-name="gr6" draw:text-style-name="P7" draw:layer="layout" svg:width="0.569cm" svg:height="0.628cm" draw:transform="rotate (1.5707963267949) translate (37.575cm 10.23cm)">
          <draw:text-box>
            <text:p text:style-name="P6"><text:span text:style-name="T1">21</text:span></text:p>
          </draw:text-box>
        </draw:frame>
        <draw:polygon draw:style-name="gr4" draw:text-style-name="P4" draw:layer="layout" svg:width="0cm" svg:height="0.122cm" svg:x="39.041cm" svg:y="9.418cm" svg:viewBox="0 0 0 123" draw:points="0,0 0,123">
          <text:p/>
        </draw:polygon>
        <draw:line draw:style-name="gr5" draw:text-style-name="P5" draw:layer="layout" svg:x1="39.041cm" svg:y1="9.418cm" svg:x2="39.041cm" svg:y2="9.541cm">
          <text:p/>
        </draw:line>
        <draw:polygon draw:style-name="gr4" draw:text-style-name="P4" draw:layer="layout" svg:width="0cm" svg:height="0.122cm" svg:x="39.316cm" svg:y="9.418cm" svg:viewBox="0 0 0 123" draw:points="0,0 0,123">
          <text:p/>
        </draw:polygon>
        <draw:line draw:style-name="gr5" draw:text-style-name="P5" draw:layer="layout" svg:x1="39.316cm" svg:y1="9.418cm" svg:x2="39.316cm" svg:y2="9.541cm">
          <text:p/>
        </draw:line>
        <draw:polygon draw:style-name="gr4" draw:text-style-name="P4" draw:layer="layout" svg:width="0cm" svg:height="0.122cm" svg:x="39.591cm" svg:y="9.418cm" svg:viewBox="0 0 0 123" draw:points="0,0 0,123">
          <text:p/>
        </draw:polygon>
        <draw:line draw:style-name="gr5" draw:text-style-name="P5" draw:layer="layout" svg:x1="39.591cm" svg:y1="9.418cm" svg:x2="39.591cm" svg:y2="9.541cm">
          <text:p/>
        </draw:line>
        <draw:frame draw:style-name="gr6" draw:text-style-name="P7" draw:layer="layout" svg:width="0.569cm" svg:height="0.628cm" draw:transform="rotate (1.5707963267949) translate (38.399cm 10.23cm)">
          <draw:text-box>
            <text:p text:style-name="P6"><text:span text:style-name="T1">24</text:span></text:p>
          </draw:text-box>
        </draw:frame>
        <draw:polygon draw:style-name="gr4" draw:text-style-name="P4" draw:layer="layout" svg:width="0.122cm" svg:height="0cm" svg:x="31.39cm" svg:y="9.418cm" svg:viewBox="0 0 123 0" draw:points="123,0 0,0">
          <text:p/>
        </draw:polygon>
        <draw:line draw:style-name="gr5" draw:text-style-name="P5" draw:layer="layout" svg:x1="31.513cm" svg:y1="9.418cm" svg:x2="31.39cm" svg:y2="9.418cm">
          <text:p/>
        </draw:line>
        <draw:frame draw:style-name="gr6" draw:text-style-name="P7" draw:layer="layout" svg:width="0.569cm" svg:height="0.628cm" draw:transform="rotate (1.5707963267949) translate (39.224cm 10.23cm)">
          <draw:text-box>
            <text:p text:style-name="P6"><text:span text:style-name="T1">27</text:span></text:p>
          </draw:text-box>
        </draw:frame>
        <draw:polygon draw:style-name="gr4" draw:text-style-name="P4" draw:layer="layout" svg:width="0.122cm" svg:height="0cm" svg:x="31.39cm" svg:y="8.155cm" svg:viewBox="0 0 123 0" draw:points="123,0 0,0">
          <text:p/>
        </draw:polygon>
        <draw:line draw:style-name="gr5" draw:text-style-name="P5" draw:layer="layout" svg:x1="31.513cm" svg:y1="8.155cm" svg:x2="31.39cm" svg:y2="8.155cm">
          <text:p/>
        </draw:line>
        <draw:frame draw:style-name="gr6" draw:text-style-name="P7" draw:layer="layout" svg:width="0.709cm" svg:height="0.628cm" svg:x="30.561cm" svg:y="9.111cm">
          <draw:text-box>
            <text:p text:style-name="P6"><text:span text:style-name="T1">0.0</text:span></text:p>
          </draw:text-box>
        </draw:frame>
        <draw:polygon draw:style-name="gr4" draw:text-style-name="P4" draw:layer="layout" svg:width="0.122cm" svg:height="0cm" svg:x="31.39cm" svg:y="6.892cm" svg:viewBox="0 0 123 0" draw:points="123,0 0,0">
          <text:p/>
        </draw:polygon>
        <draw:line draw:style-name="gr5" draw:text-style-name="P5" draw:layer="layout" svg:x1="31.513cm" svg:y1="6.892cm" svg:x2="31.39cm" svg:y2="6.892cm">
          <text:p/>
        </draw:line>
        <draw:frame draw:style-name="gr6" draw:text-style-name="P7" draw:layer="layout" svg:width="0.709cm" svg:height="0.628cm" svg:x="30.561cm" svg:y="7.849cm">
          <draw:text-box>
            <text:p text:style-name="P6"><text:span text:style-name="T1">0.2</text:span></text:p>
          </draw:text-box>
        </draw:frame>
        <draw:polygon draw:style-name="gr4" draw:text-style-name="P4" draw:layer="layout" svg:width="0.122cm" svg:height="0cm" svg:x="31.39cm" svg:y="5.63cm" svg:viewBox="0 0 123 0" draw:points="123,0 0,0">
          <text:p/>
        </draw:polygon>
        <draw:line draw:style-name="gr5" draw:text-style-name="P5" draw:layer="layout" svg:x1="31.513cm" svg:y1="5.63cm" svg:x2="31.39cm" svg:y2="5.63cm">
          <text:p/>
        </draw:line>
        <draw:frame draw:style-name="gr6" draw:text-style-name="P7" draw:layer="layout" svg:width="0.709cm" svg:height="0.628cm" svg:x="30.561cm" svg:y="6.586cm">
          <draw:text-box>
            <text:p text:style-name="P6"><text:span text:style-name="T1">0.4</text:span></text:p>
          </draw:text-box>
        </draw:frame>
        <draw:polygon draw:style-name="gr4" draw:text-style-name="P4" draw:layer="layout" svg:width="0.122cm" svg:height="0cm" svg:x="31.39cm" svg:y="4.367cm" svg:viewBox="0 0 123 0" draw:points="123,0 0,0">
          <text:p/>
        </draw:polygon>
        <draw:line draw:style-name="gr5" draw:text-style-name="P5" draw:layer="layout" svg:x1="31.513cm" svg:y1="4.367cm" svg:x2="31.39cm" svg:y2="4.367cm">
          <text:p/>
        </draw:line>
        <draw:frame draw:style-name="gr6" draw:text-style-name="P7" draw:layer="layout" svg:width="0.709cm" svg:height="0.628cm" svg:x="30.561cm" svg:y="5.323cm">
          <draw:text-box>
            <text:p text:style-name="P6"><text:span text:style-name="T1">0.6</text:span></text:p>
          </draw:text-box>
        </draw:frame>
        <draw:polygon draw:style-name="gr4" draw:text-style-name="P4" draw:layer="layout" svg:width="0.122cm" svg:height="0cm" svg:x="31.39cm" svg:y="3.104cm" svg:viewBox="0 0 123 0" draw:points="123,0 0,0">
          <text:p/>
        </draw:polygon>
        <draw:line draw:style-name="gr5" draw:text-style-name="P5" draw:layer="layout" svg:x1="31.513cm" svg:y1="3.104cm" svg:x2="31.39cm" svg:y2="3.104cm">
          <text:p/>
        </draw:line>
        <draw:frame draw:style-name="gr6" draw:text-style-name="P7" draw:layer="layout" svg:width="0.709cm" svg:height="0.628cm" svg:x="30.561cm" svg:y="4.061cm">
          <draw:text-box>
            <text:p text:style-name="P6"><text:span text:style-name="T1">0.8</text:span></text:p>
          </draw:text-box>
        </draw:frame>
        <draw:polyline draw:style-name="gr7" draw:text-style-name="P5" draw:layer="layout" svg:width="7.693cm" svg:height="6.208cm" svg:x="31.898cm" svg:y="3.21cm" svg:viewBox="0 0 7694 6209" draw:points="0,5661 275,628 549,309 824,111 1099,76 1374,36 1648,27 1923,31 2198,23 2473,18 2748,18 3023,14 3298,14 3573,9 3847,0 4122,5 4397,18 4671,133 4946,270 5221,700 5496,2674 5770,2452 6045,6209 6320,6209 6595,6209 6869,6209 7144,6209 7419,6209 7694,6209">
          <text:p/>
        </draw:polyline>
        <draw:polyline draw:style-name="gr8" draw:text-style-name="P5" draw:layer="layout" svg:width="7.693cm" svg:height="5.948cm" svg:x="31.898cm" svg:y="3.457cm" svg:viewBox="0 0 7694 5949" draw:points="0,500 275,58 549,35 824,31 1099,13 1374,0 1648,44 1923,40 2198,40 2473,22 2748,13 3023,0 3298,9 3573,4 3847,686 4122,3050 4397,4790 4671,5639 4946,5603 5221,5763 5496,5909 5770,5895 6045,5913 6320,5864 6595,5825 6869,5944 7144,5944 7419,5940 7694,5949">
          <text:p/>
        </draw:polyline>
        <draw:line draw:style-name="gr9" draw:text-style-name="P5" draw:layer="layout" svg:x1="31.513cm" svg:y1="9.418cm" svg:x2="31.513cm" svg:y2="3.104cm">
          <text:p/>
        </draw:line>
        <draw:line draw:style-name="gr9" draw:text-style-name="P5" draw:layer="layout" svg:x1="39.975cm" svg:y1="9.418cm" svg:x2="39.975cm" svg:y2="3.104cm">
          <text:p/>
        </draw:line>
        <draw:line draw:style-name="gr9" draw:text-style-name="P5" draw:layer="layout" svg:x1="31.513cm" svg:y1="9.418cm" svg:x2="39.975cm" svg:y2="9.418cm">
          <text:p/>
        </draw:line>
        <draw:line draw:style-name="gr9" draw:text-style-name="P5" draw:layer="layout" svg:x1="31.513cm" svg:y1="3.104cm" svg:x2="39.975cm" svg:y2="3.104cm">
          <text:p/>
        </draw:line>
        <draw:frame draw:style-name="gr6" draw:text-style-name="P7" draw:layer="layout" svg:width="0.709cm" svg:height="0.628cm" svg:x="30.561cm" svg:y="2.798cm">
          <draw:text-box>
            <text:p text:style-name="P6"><text:span text:style-name="T1">1.0</text:span></text:p>
          </draw:text-box>
        </draw:frame>
        <draw:polygon draw:style-name="gr1" draw:text-style-name="P1" draw:layer="layout" svg:width="8.461cm" svg:height="6.314cm" svg:x="1.892cm" svg:y="11.842cm" svg:viewBox="0 0 8462 6315" draw:points="0,6315 8462,6315 8462,0 0,0">
          <text:p/>
        </draw:polygon>
        <draw:polygon draw:style-name="gr2" draw:text-style-name="P2" draw:layer="layout" svg:width="7.693cm" svg:height="6.486cm" svg:x="2.276cm" svg:y="11.789cm" svg:viewBox="0 0 7694 6487" draw:points="0,4725 0,6036 275,5017 550,3809 825,3013 1099,2126 1374,2089 1650,1501 1924,1496 2199,836 2474,780 2749,465 3023,493 3298,430 3573,504 3848,354 4122,428 4397,409 4672,522 4947,428 5221,328 5496,5096 5771,6370 6045,6468 6320,6468 6595,5366 6870,6404 7144,6334 7419,6487 7694,6487 7694,6091 7419,6091 7144,5682 6870,5654 6595,3381 6320,6049 6045,6049 5771,5595 5496,1790 5221,1 4947,7 4672,72 4397,52 4122,68 3848,9 3573,54 3298,29 3023,35 2749,0 2474,33 2199,43 1924,453 1650,437 1374,878 1099,788 825,1882 550,2575 275,3400">
          <text:p/>
        </draw:polygon>
        <draw:polygon draw:style-name="gr3" draw:text-style-name="P3" draw:layer="layout" svg:width="7.693cm" svg:height="6.543cm" svg:x="2.276cm" svg:y="11.685cm" svg:viewBox="0 0 7694 6544" draw:points="0,884 0,3035 275,1279 550,970 825,859 1099,878 1374,756 1650,800 1924,966 2199,883 2474,935 2749,1006 3023,1231 3298,1118 3573,1179 3848,1406 4122,1426 4397,1536 4672,3193 4947,3624 5221,3144 5496,6544 5771,6523 6045,6537 6320,6537 6595,6539 6870,6543 7144,5890 7419,6472 7694,6472 7419,6472 7144,5005 6870,5587 6595,6082 6320,6345 6045,6345 5771,6391 5496,6007 5221,1418 4947,2135 4672,1593 4397,432 4122,349 3848,307 3573,224 3298,216 3023,124 2749,16 2474,30 2199,0 1924,56 1650,109 1374,170 1099,132 825,191 550,59 275,254">
          <text:p/>
        </draw:polygon>
        <draw:polygon draw:style-name="gr4" draw:text-style-name="P4" draw:layer="layout" svg:width="0cm" svg:height="0.122cm" svg:x="2.276cm" svg:y="18.156cm" svg:viewBox="0 0 0 123" draw:points="0,0 0,123">
          <text:p/>
        </draw:polygon>
        <draw:line draw:style-name="gr5" draw:text-style-name="P5" draw:layer="layout" svg:x1="2.276cm" svg:y1="18.156cm" svg:x2="2.276cm" svg:y2="18.279cm">
          <text:p/>
        </draw:line>
        <draw:frame draw:style-name="gr11" draw:text-style-name="P9" draw:layer="layout" svg:width="6.826cm" svg:height="0.86cm" svg:x="32.33cm" svg:y="2.202cm">
          <draw:text-box>
            <text:p text:style-name="P6"><text:span text:style-name="T3">adjective comparative</text:span></text:p>
          </draw:text-box>
        </draw:frame>
        <draw:polygon draw:style-name="gr4" draw:text-style-name="P4" draw:layer="layout" svg:width="0cm" svg:height="0.122cm" svg:x="2.551cm" svg:y="18.156cm" svg:viewBox="0 0 0 123" draw:points="0,0 0,123">
          <text:p/>
        </draw:polygon>
        <draw:line draw:style-name="gr5" draw:text-style-name="P5" draw:layer="layout" svg:x1="2.551cm" svg:y1="18.156cm" svg:x2="2.551cm" svg:y2="18.279cm">
          <text:p/>
        </draw:line>
        <draw:polygon draw:style-name="gr4" draw:text-style-name="P4" draw:layer="layout" svg:width="0cm" svg:height="0.122cm" svg:x="2.826cm" svg:y="18.156cm" svg:viewBox="0 0 0 123" draw:points="0,0 0,123">
          <text:p/>
        </draw:polygon>
        <draw:line draw:style-name="gr5" draw:text-style-name="P5" draw:layer="layout" svg:x1="2.826cm" svg:y1="18.156cm" svg:x2="2.826cm" svg:y2="18.279cm">
          <text:p/>
        </draw:line>
        <draw:polygon draw:style-name="gr4" draw:text-style-name="P4" draw:layer="layout" svg:width="0cm" svg:height="0.122cm" svg:x="3.101cm" svg:y="18.156cm" svg:viewBox="0 0 0 123" draw:points="0,0 0,123">
          <text:p/>
        </draw:polygon>
        <draw:line draw:style-name="gr5" draw:text-style-name="P5" draw:layer="layout" svg:x1="3.101cm" svg:y1="18.156cm" svg:x2="3.101cm" svg:y2="18.279cm">
          <text:p/>
        </draw:line>
        <draw:polygon draw:style-name="gr4" draw:text-style-name="P4" draw:layer="layout" svg:width="0cm" svg:height="0.122cm" svg:x="3.375cm" svg:y="18.156cm" svg:viewBox="0 0 0 123" draw:points="0,0 0,123">
          <text:p/>
        </draw:polygon>
        <draw:line draw:style-name="gr5" draw:text-style-name="P5" draw:layer="layout" svg:x1="3.375cm" svg:y1="18.156cm" svg:x2="3.375cm" svg:y2="18.279cm">
          <text:p/>
        </draw:line>
        <draw:frame draw:style-name="gr6" draw:text-style-name="P7" draw:layer="layout" svg:width="0.971cm" svg:height="0.628cm" draw:transform="rotate (1.5707963267949) translate (1.91cm 19.375cm)">
          <draw:text-box>
            <text:p text:style-name="P6"><text:span text:style-name="T1">emb</text:span></text:p>
          </draw:text-box>
        </draw:frame>
        <draw:polygon draw:style-name="gr4" draw:text-style-name="P4" draw:layer="layout" svg:width="0cm" svg:height="0.122cm" svg:x="3.65cm" svg:y="18.156cm" svg:viewBox="0 0 0 123" draw:points="0,0 0,123">
          <text:p/>
        </draw:polygon>
        <draw:line draw:style-name="gr5" draw:text-style-name="P5" draw:layer="layout" svg:x1="3.65cm" svg:y1="18.156cm" svg:x2="3.65cm" svg:y2="18.279cm">
          <text:p/>
        </draw:line>
        <draw:polygon draw:style-name="gr4" draw:text-style-name="P4" draw:layer="layout" svg:width="0cm" svg:height="0.122cm" svg:x="3.925cm" svg:y="18.156cm" svg:viewBox="0 0 0 123" draw:points="0,0 0,123">
          <text:p/>
        </draw:polygon>
        <draw:line draw:style-name="gr5" draw:text-style-name="P5" draw:layer="layout" svg:x1="3.925cm" svg:y1="18.156cm" svg:x2="3.925cm" svg:y2="18.279cm">
          <text:p/>
        </draw:line>
        <draw:polygon draw:style-name="gr4" draw:text-style-name="P4" draw:layer="layout" svg:width="0cm" svg:height="0.122cm" svg:x="4.199cm" svg:y="18.156cm" svg:viewBox="0 0 0 123" draw:points="0,0 0,123">
          <text:p/>
        </draw:polygon>
        <draw:line draw:style-name="gr5" draw:text-style-name="P5" draw:layer="layout" svg:x1="4.199cm" svg:y1="18.156cm" svg:x2="4.199cm" svg:y2="18.279cm">
          <text:p/>
        </draw:line>
        <draw:frame draw:style-name="gr6" draw:text-style-name="P7" draw:layer="layout" svg:width="0.563cm" svg:height="0.628cm" draw:transform="rotate (1.5707963267949) translate (3.008cm 18.685cm)">
          <draw:text-box>
            <text:p text:style-name="P6"><text:span text:style-name="T1">3</text:span></text:p>
          </draw:text-box>
        </draw:frame>
        <draw:polygon draw:style-name="gr4" draw:text-style-name="P4" draw:layer="layout" svg:width="0cm" svg:height="0.122cm" svg:x="4.474cm" svg:y="18.156cm" svg:viewBox="0 0 0 123" draw:points="0,0 0,123">
          <text:p/>
        </draw:polygon>
        <draw:line draw:style-name="gr5" draw:text-style-name="P5" draw:layer="layout" svg:x1="4.474cm" svg:y1="18.156cm" svg:x2="4.474cm" svg:y2="18.279cm">
          <text:p/>
        </draw:line>
        <draw:polygon draw:style-name="gr4" draw:text-style-name="P4" draw:layer="layout" svg:width="0cm" svg:height="0.122cm" svg:x="4.749cm" svg:y="18.156cm" svg:viewBox="0 0 0 123" draw:points="0,0 0,123">
          <text:p/>
        </draw:polygon>
        <draw:line draw:style-name="gr5" draw:text-style-name="P5" draw:layer="layout" svg:x1="4.749cm" svg:y1="18.156cm" svg:x2="4.749cm" svg:y2="18.279cm">
          <text:p/>
        </draw:line>
        <draw:polygon draw:style-name="gr4" draw:text-style-name="P4" draw:layer="layout" svg:width="0cm" svg:height="0.122cm" svg:x="5.024cm" svg:y="18.156cm" svg:viewBox="0 0 0 123" draw:points="0,0 0,123">
          <text:p/>
        </draw:polygon>
        <draw:line draw:style-name="gr5" draw:text-style-name="P5" draw:layer="layout" svg:x1="5.024cm" svg:y1="18.156cm" svg:x2="5.024cm" svg:y2="18.279cm">
          <text:p/>
        </draw:line>
        <draw:frame draw:style-name="gr6" draw:text-style-name="P7" draw:layer="layout" svg:width="0.563cm" svg:height="0.628cm" draw:transform="rotate (1.5707963267949) translate (3.833cm 18.685cm)">
          <draw:text-box>
            <text:p text:style-name="P6"><text:span text:style-name="T1">6</text:span></text:p>
          </draw:text-box>
        </draw:frame>
        <draw:polygon draw:style-name="gr4" draw:text-style-name="P4" draw:layer="layout" svg:width="0cm" svg:height="0.122cm" svg:x="5.298cm" svg:y="18.156cm" svg:viewBox="0 0 0 123" draw:points="0,0 0,123">
          <text:p/>
        </draw:polygon>
        <draw:line draw:style-name="gr5" draw:text-style-name="P5" draw:layer="layout" svg:x1="5.298cm" svg:y1="18.156cm" svg:x2="5.298cm" svg:y2="18.279cm">
          <text:p/>
        </draw:line>
        <draw:polygon draw:style-name="gr4" draw:text-style-name="P4" draw:layer="layout" svg:width="0cm" svg:height="0.122cm" svg:x="5.573cm" svg:y="18.156cm" svg:viewBox="0 0 0 123" draw:points="0,0 0,123">
          <text:p/>
        </draw:polygon>
        <draw:line draw:style-name="gr5" draw:text-style-name="P5" draw:layer="layout" svg:x1="5.573cm" svg:y1="18.156cm" svg:x2="5.573cm" svg:y2="18.279cm">
          <text:p/>
        </draw:line>
        <draw:polygon draw:style-name="gr4" draw:text-style-name="P4" draw:layer="layout" svg:width="0cm" svg:height="0.122cm" svg:x="5.848cm" svg:y="18.156cm" svg:viewBox="0 0 0 123" draw:points="0,0 0,123">
          <text:p/>
        </draw:polygon>
        <draw:line draw:style-name="gr5" draw:text-style-name="P5" draw:layer="layout" svg:x1="5.848cm" svg:y1="18.156cm" svg:x2="5.848cm" svg:y2="18.279cm">
          <text:p/>
        </draw:line>
        <draw:frame draw:style-name="gr6" draw:text-style-name="P7" draw:layer="layout" svg:width="0.563cm" svg:height="0.628cm" draw:transform="rotate (1.5707963267949) translate (4.657cm 18.685cm)">
          <draw:text-box>
            <text:p text:style-name="P6"><text:span text:style-name="T1">9</text:span></text:p>
          </draw:text-box>
        </draw:frame>
        <draw:polygon draw:style-name="gr4" draw:text-style-name="P4" draw:layer="layout" svg:width="0cm" svg:height="0.122cm" svg:x="6.123cm" svg:y="18.156cm" svg:viewBox="0 0 0 123" draw:points="0,0 0,123">
          <text:p/>
        </draw:polygon>
        <draw:line draw:style-name="gr5" draw:text-style-name="P5" draw:layer="layout" svg:x1="6.123cm" svg:y1="18.156cm" svg:x2="6.123cm" svg:y2="18.279cm">
          <text:p/>
        </draw:line>
        <draw:polygon draw:style-name="gr4" draw:text-style-name="P4" draw:layer="layout" svg:width="0cm" svg:height="0.122cm" svg:x="6.397cm" svg:y="18.156cm" svg:viewBox="0 0 0 123" draw:points="0,0 0,123">
          <text:p/>
        </draw:polygon>
        <draw:line draw:style-name="gr5" draw:text-style-name="P5" draw:layer="layout" svg:x1="6.397cm" svg:y1="18.156cm" svg:x2="6.397cm" svg:y2="18.279cm">
          <text:p/>
        </draw:line>
        <draw:polygon draw:style-name="gr4" draw:text-style-name="P4" draw:layer="layout" svg:width="0cm" svg:height="0.122cm" svg:x="6.672cm" svg:y="18.156cm" svg:viewBox="0 0 0 123" draw:points="0,0 0,123">
          <text:p/>
        </draw:polygon>
        <draw:line draw:style-name="gr5" draw:text-style-name="P5" draw:layer="layout" svg:x1="6.672cm" svg:y1="18.156cm" svg:x2="6.672cm" svg:y2="18.279cm">
          <text:p/>
        </draw:line>
        <draw:frame draw:style-name="gr6" draw:text-style-name="P7" draw:layer="layout" svg:width="0.569cm" svg:height="0.628cm" draw:transform="rotate (1.5707963267949) translate (5.481cm 18.967cm)">
          <draw:text-box>
            <text:p text:style-name="P6"><text:span text:style-name="T1">12</text:span></text:p>
          </draw:text-box>
        </draw:frame>
        <draw:polygon draw:style-name="gr4" draw:text-style-name="P4" draw:layer="layout" svg:width="0cm" svg:height="0.122cm" svg:x="6.947cm" svg:y="18.156cm" svg:viewBox="0 0 0 123" draw:points="0,0 0,123">
          <text:p/>
        </draw:polygon>
        <draw:line draw:style-name="gr5" draw:text-style-name="P5" draw:layer="layout" svg:x1="6.947cm" svg:y1="18.156cm" svg:x2="6.947cm" svg:y2="18.279cm">
          <text:p/>
        </draw:line>
        <draw:polygon draw:style-name="gr4" draw:text-style-name="P4" draw:layer="layout" svg:width="0cm" svg:height="0.122cm" svg:x="7.222cm" svg:y="18.156cm" svg:viewBox="0 0 0 123" draw:points="0,0 0,123">
          <text:p/>
        </draw:polygon>
        <draw:line draw:style-name="gr5" draw:text-style-name="P5" draw:layer="layout" svg:x1="7.222cm" svg:y1="18.156cm" svg:x2="7.222cm" svg:y2="18.279cm">
          <text:p/>
        </draw:line>
        <draw:polygon draw:style-name="gr4" draw:text-style-name="P4" draw:layer="layout" svg:width="0cm" svg:height="0.122cm" svg:x="7.496cm" svg:y="18.156cm" svg:viewBox="0 0 0 123" draw:points="0,0 0,123">
          <text:p/>
        </draw:polygon>
        <draw:line draw:style-name="gr5" draw:text-style-name="P5" draw:layer="layout" svg:x1="7.496cm" svg:y1="18.156cm" svg:x2="7.496cm" svg:y2="18.279cm">
          <text:p/>
        </draw:line>
        <draw:frame draw:style-name="gr6" draw:text-style-name="P7" draw:layer="layout" svg:width="0.569cm" svg:height="0.628cm" draw:transform="rotate (1.5707963267949) translate (6.305cm 18.967cm)">
          <draw:text-box>
            <text:p text:style-name="P6"><text:span text:style-name="T1">15</text:span></text:p>
          </draw:text-box>
        </draw:frame>
        <draw:polygon draw:style-name="gr4" draw:text-style-name="P4" draw:layer="layout" svg:width="0cm" svg:height="0.122cm" svg:x="7.771cm" svg:y="18.156cm" svg:viewBox="0 0 0 123" draw:points="0,0 0,123">
          <text:p/>
        </draw:polygon>
        <draw:line draw:style-name="gr5" draw:text-style-name="P5" draw:layer="layout" svg:x1="7.771cm" svg:y1="18.156cm" svg:x2="7.771cm" svg:y2="18.279cm">
          <text:p/>
        </draw:line>
        <draw:polygon draw:style-name="gr4" draw:text-style-name="P4" draw:layer="layout" svg:width="0cm" svg:height="0.122cm" svg:x="8.046cm" svg:y="18.156cm" svg:viewBox="0 0 0 123" draw:points="0,0 0,123">
          <text:p/>
        </draw:polygon>
        <draw:line draw:style-name="gr5" draw:text-style-name="P5" draw:layer="layout" svg:x1="8.046cm" svg:y1="18.156cm" svg:x2="8.046cm" svg:y2="18.279cm">
          <text:p/>
        </draw:line>
        <draw:polygon draw:style-name="gr4" draw:text-style-name="P4" draw:layer="layout" svg:width="0cm" svg:height="0.122cm" svg:x="8.32cm" svg:y="18.156cm" svg:viewBox="0 0 0 123" draw:points="0,0 0,123">
          <text:p/>
        </draw:polygon>
        <draw:line draw:style-name="gr5" draw:text-style-name="P5" draw:layer="layout" svg:x1="8.32cm" svg:y1="18.156cm" svg:x2="8.32cm" svg:y2="18.279cm">
          <text:p/>
        </draw:line>
        <draw:frame draw:style-name="gr6" draw:text-style-name="P7" draw:layer="layout" svg:width="0.569cm" svg:height="0.628cm" draw:transform="rotate (1.5707963267949) translate (7.129cm 18.967cm)">
          <draw:text-box>
            <text:p text:style-name="P6"><text:span text:style-name="T1">18</text:span></text:p>
          </draw:text-box>
        </draw:frame>
        <draw:polygon draw:style-name="gr4" draw:text-style-name="P4" draw:layer="layout" svg:width="0cm" svg:height="0.122cm" svg:x="8.595cm" svg:y="18.156cm" svg:viewBox="0 0 0 123" draw:points="0,0 0,123">
          <text:p/>
        </draw:polygon>
        <draw:line draw:style-name="gr5" draw:text-style-name="P5" draw:layer="layout" svg:x1="8.595cm" svg:y1="18.156cm" svg:x2="8.595cm" svg:y2="18.279cm">
          <text:p/>
        </draw:line>
        <draw:polygon draw:style-name="gr4" draw:text-style-name="P4" draw:layer="layout" svg:width="0cm" svg:height="0.122cm" svg:x="8.87cm" svg:y="18.156cm" svg:viewBox="0 0 0 123" draw:points="0,0 0,123">
          <text:p/>
        </draw:polygon>
        <draw:line draw:style-name="gr5" draw:text-style-name="P5" draw:layer="layout" svg:x1="8.87cm" svg:y1="18.156cm" svg:x2="8.87cm" svg:y2="18.279cm">
          <text:p/>
        </draw:line>
        <draw:polygon draw:style-name="gr4" draw:text-style-name="P4" draw:layer="layout" svg:width="0cm" svg:height="0.122cm" svg:x="9.145cm" svg:y="18.156cm" svg:viewBox="0 0 0 123" draw:points="0,0 0,123">
          <text:p/>
        </draw:polygon>
        <draw:line draw:style-name="gr5" draw:text-style-name="P5" draw:layer="layout" svg:x1="9.145cm" svg:y1="18.156cm" svg:x2="9.145cm" svg:y2="18.279cm">
          <text:p/>
        </draw:line>
        <draw:frame draw:style-name="gr6" draw:text-style-name="P7" draw:layer="layout" svg:width="0.569cm" svg:height="0.628cm" draw:transform="rotate (1.5707963267949) translate (7.954cm 18.967cm)">
          <draw:text-box>
            <text:p text:style-name="P6"><text:span text:style-name="T1">21</text:span></text:p>
          </draw:text-box>
        </draw:frame>
        <draw:polygon draw:style-name="gr4" draw:text-style-name="P4" draw:layer="layout" svg:width="0cm" svg:height="0.122cm" svg:x="9.419cm" svg:y="18.156cm" svg:viewBox="0 0 0 123" draw:points="0,0 0,123">
          <text:p/>
        </draw:polygon>
        <draw:line draw:style-name="gr5" draw:text-style-name="P5" draw:layer="layout" svg:x1="9.419cm" svg:y1="18.156cm" svg:x2="9.419cm" svg:y2="18.279cm">
          <text:p/>
        </draw:line>
        <draw:polygon draw:style-name="gr4" draw:text-style-name="P4" draw:layer="layout" svg:width="0cm" svg:height="0.122cm" svg:x="9.694cm" svg:y="18.156cm" svg:viewBox="0 0 0 123" draw:points="0,0 0,123">
          <text:p/>
        </draw:polygon>
        <draw:line draw:style-name="gr5" draw:text-style-name="P5" draw:layer="layout" svg:x1="9.694cm" svg:y1="18.156cm" svg:x2="9.694cm" svg:y2="18.279cm">
          <text:p/>
        </draw:line>
        <draw:polygon draw:style-name="gr4" draw:text-style-name="P4" draw:layer="layout" svg:width="0cm" svg:height="0.122cm" svg:x="9.969cm" svg:y="18.156cm" svg:viewBox="0 0 0 123" draw:points="0,0 0,123">
          <text:p/>
        </draw:polygon>
        <draw:line draw:style-name="gr5" draw:text-style-name="P5" draw:layer="layout" svg:x1="9.969cm" svg:y1="18.156cm" svg:x2="9.969cm" svg:y2="18.279cm">
          <text:p/>
        </draw:line>
        <draw:frame draw:style-name="gr6" draw:text-style-name="P7" draw:layer="layout" svg:width="0.569cm" svg:height="0.628cm" draw:transform="rotate (1.5707963267949) translate (8.778cm 18.967cm)">
          <draw:text-box>
            <text:p text:style-name="P6"><text:span text:style-name="T1">24</text:span></text:p>
          </draw:text-box>
        </draw:frame>
        <draw:polygon draw:style-name="gr4" draw:text-style-name="P4" draw:layer="layout" svg:width="0.123cm" svg:height="0cm" svg:x="1.768cm" svg:y="18.156cm" svg:viewBox="0 0 124 0" draw:points="124,0 0,0">
          <text:p/>
        </draw:polygon>
        <draw:line draw:style-name="gr5" draw:text-style-name="P5" draw:layer="layout" svg:x1="1.892cm" svg:y1="18.156cm" svg:x2="1.768cm" svg:y2="18.156cm">
          <text:p/>
        </draw:line>
        <draw:frame draw:style-name="gr6" draw:text-style-name="P7" draw:layer="layout" svg:width="0.569cm" svg:height="0.628cm" draw:transform="rotate (1.5707963267949) translate (9.602cm 18.967cm)">
          <draw:text-box>
            <text:p text:style-name="P6"><text:span text:style-name="T1">27</text:span></text:p>
          </draw:text-box>
        </draw:frame>
        <draw:polygon draw:style-name="gr4" draw:text-style-name="P4" draw:layer="layout" svg:width="0.123cm" svg:height="0cm" svg:x="1.768cm" svg:y="16.893cm" svg:viewBox="0 0 124 0" draw:points="124,0 0,0">
          <text:p/>
        </draw:polygon>
        <draw:line draw:style-name="gr5" draw:text-style-name="P5" draw:layer="layout" svg:x1="1.892cm" svg:y1="16.893cm" svg:x2="1.768cm" svg:y2="16.893cm">
          <text:p/>
        </draw:line>
        <draw:frame draw:style-name="gr6" draw:text-style-name="P7" draw:layer="layout" svg:width="0.709cm" svg:height="0.628cm" svg:x="0.94cm" svg:y="17.849cm">
          <draw:text-box>
            <text:p text:style-name="P6"><text:span text:style-name="T1">0.0</text:span></text:p>
          </draw:text-box>
        </draw:frame>
        <draw:polygon draw:style-name="gr4" draw:text-style-name="P4" draw:layer="layout" svg:width="0.123cm" svg:height="0cm" svg:x="1.768cm" svg:y="15.63cm" svg:viewBox="0 0 124 0" draw:points="124,0 0,0">
          <text:p/>
        </draw:polygon>
        <draw:line draw:style-name="gr5" draw:text-style-name="P5" draw:layer="layout" svg:x1="1.892cm" svg:y1="15.63cm" svg:x2="1.768cm" svg:y2="15.63cm">
          <text:p/>
        </draw:line>
        <draw:frame draw:style-name="gr6" draw:text-style-name="P7" draw:layer="layout" svg:width="0.709cm" svg:height="0.628cm" svg:x="0.94cm" svg:y="16.586cm">
          <draw:text-box>
            <text:p text:style-name="P6"><text:span text:style-name="T1">0.2</text:span></text:p>
          </draw:text-box>
        </draw:frame>
        <draw:polygon draw:style-name="gr4" draw:text-style-name="P4" draw:layer="layout" svg:width="0.123cm" svg:height="0cm" svg:x="1.768cm" svg:y="14.367cm" svg:viewBox="0 0 124 0" draw:points="124,0 0,0">
          <text:p/>
        </draw:polygon>
        <draw:line draw:style-name="gr5" draw:text-style-name="P5" draw:layer="layout" svg:x1="1.892cm" svg:y1="14.367cm" svg:x2="1.768cm" svg:y2="14.367cm">
          <text:p/>
        </draw:line>
        <draw:frame draw:style-name="gr6" draw:text-style-name="P7" draw:layer="layout" svg:width="0.709cm" svg:height="0.628cm" svg:x="0.94cm" svg:y="15.324cm">
          <draw:text-box>
            <text:p text:style-name="P6"><text:span text:style-name="T1">0.4</text:span></text:p>
          </draw:text-box>
        </draw:frame>
        <draw:polygon draw:style-name="gr4" draw:text-style-name="P4" draw:layer="layout" svg:width="0.123cm" svg:height="0cm" svg:x="1.768cm" svg:y="13.105cm" svg:viewBox="0 0 124 0" draw:points="124,0 0,0">
          <text:p/>
        </draw:polygon>
        <draw:line draw:style-name="gr5" draw:text-style-name="P5" draw:layer="layout" svg:x1="1.892cm" svg:y1="13.105cm" svg:x2="1.768cm" svg:y2="13.105cm">
          <text:p/>
        </draw:line>
        <draw:frame draw:style-name="gr6" draw:text-style-name="P7" draw:layer="layout" svg:width="0.709cm" svg:height="0.628cm" svg:x="0.94cm" svg:y="14.061cm">
          <draw:text-box>
            <text:p text:style-name="P6"><text:span text:style-name="T1">0.6</text:span></text:p>
          </draw:text-box>
        </draw:frame>
        <draw:polygon draw:style-name="gr4" draw:text-style-name="P4" draw:layer="layout" svg:width="0.123cm" svg:height="0cm" svg:x="1.768cm" svg:y="11.842cm" svg:viewBox="0 0 124 0" draw:points="124,0 0,0">
          <text:p/>
        </draw:polygon>
        <draw:line draw:style-name="gr5" draw:text-style-name="P5" draw:layer="layout" svg:x1="1.892cm" svg:y1="11.842cm" svg:x2="1.768cm" svg:y2="11.842cm">
          <text:p/>
        </draw:line>
        <draw:frame draw:style-name="gr6" draw:text-style-name="P7" draw:layer="layout" svg:width="0.709cm" svg:height="0.628cm" svg:x="0.94cm" svg:y="12.798cm">
          <draw:text-box>
            <text:p text:style-name="P6"><text:span text:style-name="T1">0.8</text:span></text:p>
          </draw:text-box>
        </draw:frame>
        <draw:frame draw:style-name="gr6" draw:text-style-name="P7" draw:layer="layout" svg:width="0.709cm" svg:height="0.628cm" svg:x="0.94cm" svg:y="11.535cm">
          <draw:text-box>
            <text:p text:style-name="P6"><text:span text:style-name="T1">1.0</text:span></text:p>
          </draw:text-box>
        </draw:frame>
        <draw:polyline draw:style-name="gr7" draw:text-style-name="P5" draw:layer="layout" svg:width="7.693cm" svg:height="6.124cm" svg:x="2.276cm" svg:y="11.953cm" svg:viewBox="0 0 7694 6125" draw:points="0,5216 275,4043 550,3027 825,2283 1099,1292 1374,1318 1650,804 1924,809 2199,275 2474,242 2749,68 3023,99 3298,65 3573,114 3848,17 4122,83 4397,65 4672,132 4947,53 5221,0 5496,3278 5771,5818 6045,6094 6320,6094 6595,4208 6870,5865 7144,5844 7419,6125 7694,6125">
          <text:p/>
        </draw:polyline>
        <draw:polyline draw:style-name="gr8" draw:text-style-name="P5" draw:layer="layout" svg:width="7.693cm" svg:height="6.03cm" svg:x="2.276cm" svg:y="12.126cm" svg:viewBox="0 0 7694 6031" draw:points="0,1517 275,324 550,73 825,83 1099,64 1374,22 1650,13 1924,69 2199,0 2474,41 2749,69 3023,236 3298,226 3573,260 3848,414 4122,446 4397,542 4672,1951 4947,2438 5221,1839 5496,5835 5771,6016 6045,6000 6320,6000 6595,5870 6870,5624 7144,5005 7419,6031 7694,6031">
          <text:p/>
        </draw:polyline>
        <draw:line draw:style-name="gr9" draw:text-style-name="P5" draw:layer="layout" svg:x1="1.892cm" svg:y1="18.156cm" svg:x2="1.892cm" svg:y2="11.842cm">
          <text:p/>
        </draw:line>
        <draw:line draw:style-name="gr9" draw:text-style-name="P5" draw:layer="layout" svg:x1="10.353cm" svg:y1="18.156cm" svg:x2="10.353cm" svg:y2="11.842cm">
          <text:p/>
        </draw:line>
        <draw:line draw:style-name="gr9" draw:text-style-name="P5" draw:layer="layout" svg:x1="1.892cm" svg:y1="18.156cm" svg:x2="10.353cm" svg:y2="18.156cm">
          <text:p/>
        </draw:line>
        <draw:line draw:style-name="gr9" draw:text-style-name="P5" draw:layer="layout" svg:x1="1.892cm" svg:y1="11.842cm" svg:x2="10.353cm" svg:y2="11.842cm">
          <text:p/>
        </draw:line>
        <draw:frame draw:style-name="gr10" draw:text-style-name="P8" draw:layer="layout" svg:width="1.369cm" svg:height="0.67cm" draw:transform="rotate (1.5707963267949) translate (0.136cm 15.682cm)">
          <draw:text-box>
            <text:p text:style-name="P6"><text:span text:style-name="T2">Score</text:span></text:p>
          </draw:text-box>
        </draw:frame>
        <draw:polygon draw:style-name="gr1" draw:text-style-name="P1" draw:layer="layout" svg:width="8.461cm" svg:height="6.314cm" svg:x="11.766cm" svg:y="11.842cm" svg:viewBox="0 0 8462 6315" draw:points="0,6315 8462,6315 8462,0 0,0">
          <text:p/>
        </draw:polygon>
        <draw:polygon draw:style-name="gr2" draw:text-style-name="P2" draw:layer="layout" svg:width="7.693cm" svg:height="5.317cm" svg:x="12.15cm" svg:y="11.705cm" svg:viewBox="0 0 7694 5318" draw:points="0,3256 0,4905 275,3853 550,2943 824,2521 1099,1682 1374,1466 1649,1408 1923,849 2198,840 2473,892 2748,833 3022,819 3297,682 3572,664 3846,631 4121,613 4396,732 4671,1561 4945,1021 5220,733 5495,1558 5770,2990 6044,5259 6319,5318 6594,5271 6869,5259 7144,5318 7419,5318 7694,5318 7694,4429 7419,4429 7144,4429 6869,4451 6594,4111 6319,4429 6044,4451 5770,891 5495,346 5220,5 4945,171 4671,223 4396,9 4121,69 3846,89 3572,89 3297,17 3022,88 2748,78 2473,50 2198,0 1923,148 1649,378 1374,378 1099,849 824,1141 550,1754 275,2122">
          <text:p/>
        </draw:polygon>
        <draw:polygon draw:style-name="gr3" draw:text-style-name="P3" draw:layer="layout" svg:width="7.693cm" svg:height="6.419cm" svg:x="12.15cm" svg:y="11.763cm" svg:viewBox="0 0 7694 6420" draw:points="0,432 0,2005 275,621 550,537 824,572 1099,374 1374,282 1649,282 1923,402 2198,441 2473,448 2748,478 3022,567 3297,1766 3572,2025 3846,1850 4121,1906 4396,2517 4671,4664 4945,4430 5220,3999 5495,5208 5770,4821 6044,6282 6319,6132 6594,6348 6869,6377 7144,6190 7419,6420 7694,6394 7419,6006 7144,5455 6869,5651 6594,5713 6319,4527 6044,4670 5770,3618 5495,3846 5220,2691 4945,2930 4671,3411 4396,831 4121,711 3846,607 3572,618 3297,485 3022,27 2748,32 2473,5 2198,24 1923,2 1649,0 1374,0 1099,26 824,72 550,78 275,115">
          <text:p/>
        </draw:polygon>
        <draw:polygon draw:style-name="gr4" draw:text-style-name="P4" draw:layer="layout" svg:width="0cm" svg:height="0.122cm" svg:x="12.15cm" svg:y="18.156cm" svg:viewBox="0 0 0 123" draw:points="0,0 0,123">
          <text:p/>
        </draw:polygon>
        <draw:line draw:style-name="gr5" draw:text-style-name="P5" draw:layer="layout" svg:x1="12.15cm" svg:y1="18.156cm" svg:x2="12.15cm" svg:y2="18.279cm">
          <text:p/>
        </draw:line>
        <draw:frame draw:style-name="gr11" draw:text-style-name="P9" draw:layer="layout" svg:width="4.976cm" svg:height="0.86cm" svg:x="3.634cm" svg:y="10.939cm">
          <draw:text-box>
            <text:p text:style-name="P6"><text:span text:style-name="T3">name birthplace</text:span></text:p>
          </draw:text-box>
        </draw:frame>
        <draw:polygon draw:style-name="gr4" draw:text-style-name="P4" draw:layer="layout" svg:width="0cm" svg:height="0.122cm" svg:x="12.425cm" svg:y="18.156cm" svg:viewBox="0 0 0 123" draw:points="0,0 0,123">
          <text:p/>
        </draw:polygon>
        <draw:line draw:style-name="gr5" draw:text-style-name="P5" draw:layer="layout" svg:x1="12.425cm" svg:y1="18.156cm" svg:x2="12.425cm" svg:y2="18.279cm">
          <text:p/>
        </draw:line>
        <draw:polygon draw:style-name="gr4" draw:text-style-name="P4" draw:layer="layout" svg:width="0cm" svg:height="0.122cm" svg:x="12.7cm" svg:y="18.156cm" svg:viewBox="0 0 0 123" draw:points="0,0 0,123">
          <text:p/>
        </draw:polygon>
        <draw:line draw:style-name="gr5" draw:text-style-name="P5" draw:layer="layout" svg:x1="12.7cm" svg:y1="18.156cm" svg:x2="12.7cm" svg:y2="18.279cm">
          <text:p/>
        </draw:line>
        <draw:polygon draw:style-name="gr4" draw:text-style-name="P4" draw:layer="layout" svg:width="0cm" svg:height="0.122cm" svg:x="12.974cm" svg:y="18.156cm" svg:viewBox="0 0 0 123" draw:points="0,0 0,123">
          <text:p/>
        </draw:polygon>
        <draw:line draw:style-name="gr5" draw:text-style-name="P5" draw:layer="layout" svg:x1="12.974cm" svg:y1="18.156cm" svg:x2="12.974cm" svg:y2="18.279cm">
          <text:p/>
        </draw:line>
        <draw:polygon draw:style-name="gr4" draw:text-style-name="P4" draw:layer="layout" svg:width="0cm" svg:height="0.122cm" svg:x="13.249cm" svg:y="18.156cm" svg:viewBox="0 0 0 123" draw:points="0,0 0,123">
          <text:p/>
        </draw:polygon>
        <draw:line draw:style-name="gr5" draw:text-style-name="P5" draw:layer="layout" svg:x1="13.249cm" svg:y1="18.156cm" svg:x2="13.249cm" svg:y2="18.279cm">
          <text:p/>
        </draw:line>
        <draw:frame draw:style-name="gr6" draw:text-style-name="P7" draw:layer="layout" svg:width="0.971cm" svg:height="0.628cm" draw:transform="rotate (1.5707963267949) translate (11.783cm 19.375cm)">
          <draw:text-box>
            <text:p text:style-name="P6"><text:span text:style-name="T1">emb</text:span></text:p>
          </draw:text-box>
        </draw:frame>
        <draw:polygon draw:style-name="gr4" draw:text-style-name="P4" draw:layer="layout" svg:width="0cm" svg:height="0.122cm" svg:x="13.524cm" svg:y="18.156cm" svg:viewBox="0 0 0 123" draw:points="0,0 0,123">
          <text:p/>
        </draw:polygon>
        <draw:line draw:style-name="gr5" draw:text-style-name="P5" draw:layer="layout" svg:x1="13.524cm" svg:y1="18.156cm" svg:x2="13.524cm" svg:y2="18.279cm">
          <text:p/>
        </draw:line>
        <draw:polygon draw:style-name="gr4" draw:text-style-name="P4" draw:layer="layout" svg:width="0cm" svg:height="0.122cm" svg:x="13.799cm" svg:y="18.156cm" svg:viewBox="0 0 0 123" draw:points="0,0 0,123">
          <text:p/>
        </draw:polygon>
        <draw:line draw:style-name="gr5" draw:text-style-name="P5" draw:layer="layout" svg:x1="13.799cm" svg:y1="18.156cm" svg:x2="13.799cm" svg:y2="18.279cm">
          <text:p/>
        </draw:line>
        <draw:polygon draw:style-name="gr4" draw:text-style-name="P4" draw:layer="layout" svg:width="0cm" svg:height="0.122cm" svg:x="14.073cm" svg:y="18.156cm" svg:viewBox="0 0 0 123" draw:points="0,0 0,123">
          <text:p/>
        </draw:polygon>
        <draw:line draw:style-name="gr5" draw:text-style-name="P5" draw:layer="layout" svg:x1="14.073cm" svg:y1="18.156cm" svg:x2="14.073cm" svg:y2="18.279cm">
          <text:p/>
        </draw:line>
        <draw:frame draw:style-name="gr6" draw:text-style-name="P7" draw:layer="layout" svg:width="0.563cm" svg:height="0.628cm" draw:transform="rotate (1.5707963267949) translate (12.882cm 18.685cm)">
          <draw:text-box>
            <text:p text:style-name="P6"><text:span text:style-name="T1">3</text:span></text:p>
          </draw:text-box>
        </draw:frame>
        <draw:polygon draw:style-name="gr4" draw:text-style-name="P4" draw:layer="layout" svg:width="0cm" svg:height="0.122cm" svg:x="14.348cm" svg:y="18.156cm" svg:viewBox="0 0 0 123" draw:points="0,0 0,123">
          <text:p/>
        </draw:polygon>
        <draw:line draw:style-name="gr5" draw:text-style-name="P5" draw:layer="layout" svg:x1="14.348cm" svg:y1="18.156cm" svg:x2="14.348cm" svg:y2="18.279cm">
          <text:p/>
        </draw:line>
        <draw:polygon draw:style-name="gr4" draw:text-style-name="P4" draw:layer="layout" svg:width="0cm" svg:height="0.122cm" svg:x="14.623cm" svg:y="18.156cm" svg:viewBox="0 0 0 123" draw:points="0,0 0,123">
          <text:p/>
        </draw:polygon>
        <draw:line draw:style-name="gr5" draw:text-style-name="P5" draw:layer="layout" svg:x1="14.623cm" svg:y1="18.156cm" svg:x2="14.623cm" svg:y2="18.279cm">
          <text:p/>
        </draw:line>
        <draw:polygon draw:style-name="gr4" draw:text-style-name="P4" draw:layer="layout" svg:width="0cm" svg:height="0.122cm" svg:x="14.898cm" svg:y="18.156cm" svg:viewBox="0 0 0 123" draw:points="0,0 0,123">
          <text:p/>
        </draw:polygon>
        <draw:line draw:style-name="gr5" draw:text-style-name="P5" draw:layer="layout" svg:x1="14.898cm" svg:y1="18.156cm" svg:x2="14.898cm" svg:y2="18.279cm">
          <text:p/>
        </draw:line>
        <draw:frame draw:style-name="gr6" draw:text-style-name="P7" draw:layer="layout" svg:width="0.563cm" svg:height="0.628cm" draw:transform="rotate (1.5707963267949) translate (13.707cm 18.685cm)">
          <draw:text-box>
            <text:p text:style-name="P6"><text:span text:style-name="T1">6</text:span></text:p>
          </draw:text-box>
        </draw:frame>
        <draw:polygon draw:style-name="gr4" draw:text-style-name="P4" draw:layer="layout" svg:width="0cm" svg:height="0.122cm" svg:x="15.172cm" svg:y="18.156cm" svg:viewBox="0 0 0 123" draw:points="0,0 0,123">
          <text:p/>
        </draw:polygon>
        <draw:line draw:style-name="gr5" draw:text-style-name="P5" draw:layer="layout" svg:x1="15.172cm" svg:y1="18.156cm" svg:x2="15.172cm" svg:y2="18.279cm">
          <text:p/>
        </draw:line>
        <draw:polygon draw:style-name="gr4" draw:text-style-name="P4" draw:layer="layout" svg:width="0cm" svg:height="0.122cm" svg:x="15.447cm" svg:y="18.156cm" svg:viewBox="0 0 0 123" draw:points="0,0 0,123">
          <text:p/>
        </draw:polygon>
        <draw:line draw:style-name="gr5" draw:text-style-name="P5" draw:layer="layout" svg:x1="15.447cm" svg:y1="18.156cm" svg:x2="15.447cm" svg:y2="18.279cm">
          <text:p/>
        </draw:line>
        <draw:polygon draw:style-name="gr4" draw:text-style-name="P4" draw:layer="layout" svg:width="0cm" svg:height="0.122cm" svg:x="15.722cm" svg:y="18.156cm" svg:viewBox="0 0 0 123" draw:points="0,0 0,123">
          <text:p/>
        </draw:polygon>
        <draw:line draw:style-name="gr5" draw:text-style-name="P5" draw:layer="layout" svg:x1="15.722cm" svg:y1="18.156cm" svg:x2="15.722cm" svg:y2="18.279cm">
          <text:p/>
        </draw:line>
        <draw:frame draw:style-name="gr6" draw:text-style-name="P7" draw:layer="layout" svg:width="0.563cm" svg:height="0.628cm" draw:transform="rotate (1.5707963267949) translate (14.531cm 18.685cm)">
          <draw:text-box>
            <text:p text:style-name="P6"><text:span text:style-name="T1">9</text:span></text:p>
          </draw:text-box>
        </draw:frame>
        <draw:polygon draw:style-name="gr4" draw:text-style-name="P4" draw:layer="layout" svg:width="0cm" svg:height="0.122cm" svg:x="15.996cm" svg:y="18.156cm" svg:viewBox="0 0 0 123" draw:points="0,0 0,123">
          <text:p/>
        </draw:polygon>
        <draw:line draw:style-name="gr5" draw:text-style-name="P5" draw:layer="layout" svg:x1="15.996cm" svg:y1="18.156cm" svg:x2="15.996cm" svg:y2="18.279cm">
          <text:p/>
        </draw:line>
        <draw:polygon draw:style-name="gr4" draw:text-style-name="P4" draw:layer="layout" svg:width="0cm" svg:height="0.122cm" svg:x="16.271cm" svg:y="18.156cm" svg:viewBox="0 0 0 123" draw:points="0,0 0,123">
          <text:p/>
        </draw:polygon>
        <draw:line draw:style-name="gr5" draw:text-style-name="P5" draw:layer="layout" svg:x1="16.271cm" svg:y1="18.156cm" svg:x2="16.271cm" svg:y2="18.279cm">
          <text:p/>
        </draw:line>
        <draw:polygon draw:style-name="gr4" draw:text-style-name="P4" draw:layer="layout" svg:width="0cm" svg:height="0.122cm" svg:x="16.546cm" svg:y="18.156cm" svg:viewBox="0 0 0 123" draw:points="0,0 0,123">
          <text:p/>
        </draw:polygon>
        <draw:line draw:style-name="gr5" draw:text-style-name="P5" draw:layer="layout" svg:x1="16.546cm" svg:y1="18.156cm" svg:x2="16.546cm" svg:y2="18.279cm">
          <text:p/>
        </draw:line>
        <draw:frame draw:style-name="gr6" draw:text-style-name="P7" draw:layer="layout" svg:width="0.569cm" svg:height="0.628cm" draw:transform="rotate (1.5707963267949) translate (15.355cm 18.967cm)">
          <draw:text-box>
            <text:p text:style-name="P6"><text:span text:style-name="T1">12</text:span></text:p>
          </draw:text-box>
        </draw:frame>
        <draw:polygon draw:style-name="gr4" draw:text-style-name="P4" draw:layer="layout" svg:width="0cm" svg:height="0.122cm" svg:x="16.821cm" svg:y="18.156cm" svg:viewBox="0 0 0 123" draw:points="0,0 0,123">
          <text:p/>
        </draw:polygon>
        <draw:line draw:style-name="gr5" draw:text-style-name="P5" draw:layer="layout" svg:x1="16.821cm" svg:y1="18.156cm" svg:x2="16.821cm" svg:y2="18.279cm">
          <text:p/>
        </draw:line>
        <draw:polygon draw:style-name="gr4" draw:text-style-name="P4" draw:layer="layout" svg:width="0cm" svg:height="0.122cm" svg:x="17.095cm" svg:y="18.156cm" svg:viewBox="0 0 0 123" draw:points="0,0 0,123">
          <text:p/>
        </draw:polygon>
        <draw:line draw:style-name="gr5" draw:text-style-name="P5" draw:layer="layout" svg:x1="17.095cm" svg:y1="18.156cm" svg:x2="17.095cm" svg:y2="18.279cm">
          <text:p/>
        </draw:line>
        <draw:polygon draw:style-name="gr4" draw:text-style-name="P4" draw:layer="layout" svg:width="0cm" svg:height="0.122cm" svg:x="17.37cm" svg:y="18.156cm" svg:viewBox="0 0 0 123" draw:points="0,0 0,123">
          <text:p/>
        </draw:polygon>
        <draw:line draw:style-name="gr5" draw:text-style-name="P5" draw:layer="layout" svg:x1="17.37cm" svg:y1="18.156cm" svg:x2="17.37cm" svg:y2="18.279cm">
          <text:p/>
        </draw:line>
        <draw:frame draw:style-name="gr6" draw:text-style-name="P7" draw:layer="layout" svg:width="0.569cm" svg:height="0.628cm" draw:transform="rotate (1.5707963267949) translate (16.179cm 18.967cm)">
          <draw:text-box>
            <text:p text:style-name="P6"><text:span text:style-name="T1">15</text:span></text:p>
          </draw:text-box>
        </draw:frame>
        <draw:polygon draw:style-name="gr4" draw:text-style-name="P4" draw:layer="layout" svg:width="0cm" svg:height="0.122cm" svg:x="17.645cm" svg:y="18.156cm" svg:viewBox="0 0 0 123" draw:points="0,0 0,123">
          <text:p/>
        </draw:polygon>
        <draw:line draw:style-name="gr5" draw:text-style-name="P5" draw:layer="layout" svg:x1="17.645cm" svg:y1="18.156cm" svg:x2="17.645cm" svg:y2="18.279cm">
          <text:p/>
        </draw:line>
        <draw:polygon draw:style-name="gr4" draw:text-style-name="P4" draw:layer="layout" svg:width="0cm" svg:height="0.122cm" svg:x="17.92cm" svg:y="18.156cm" svg:viewBox="0 0 0 123" draw:points="0,0 0,123">
          <text:p/>
        </draw:polygon>
        <draw:line draw:style-name="gr5" draw:text-style-name="P5" draw:layer="layout" svg:x1="17.92cm" svg:y1="18.156cm" svg:x2="17.92cm" svg:y2="18.279cm">
          <text:p/>
        </draw:line>
        <draw:polygon draw:style-name="gr4" draw:text-style-name="P4" draw:layer="layout" svg:width="0cm" svg:height="0.122cm" svg:x="18.194cm" svg:y="18.156cm" svg:viewBox="0 0 0 123" draw:points="0,0 0,123">
          <text:p/>
        </draw:polygon>
        <draw:line draw:style-name="gr5" draw:text-style-name="P5" draw:layer="layout" svg:x1="18.194cm" svg:y1="18.156cm" svg:x2="18.194cm" svg:y2="18.279cm">
          <text:p/>
        </draw:line>
        <draw:frame draw:style-name="gr6" draw:text-style-name="P7" draw:layer="layout" svg:width="0.569cm" svg:height="0.628cm" draw:transform="rotate (1.5707963267949) translate (17.003cm 18.967cm)">
          <draw:text-box>
            <text:p text:style-name="P6"><text:span text:style-name="T1">18</text:span></text:p>
          </draw:text-box>
        </draw:frame>
        <draw:polygon draw:style-name="gr4" draw:text-style-name="P4" draw:layer="layout" svg:width="0cm" svg:height="0.122cm" svg:x="18.469cm" svg:y="18.156cm" svg:viewBox="0 0 0 123" draw:points="0,0 0,123">
          <text:p/>
        </draw:polygon>
        <draw:line draw:style-name="gr5" draw:text-style-name="P5" draw:layer="layout" svg:x1="18.469cm" svg:y1="18.156cm" svg:x2="18.469cm" svg:y2="18.279cm">
          <text:p/>
        </draw:line>
        <draw:polygon draw:style-name="gr4" draw:text-style-name="P4" draw:layer="layout" svg:width="0cm" svg:height="0.122cm" svg:x="18.744cm" svg:y="18.156cm" svg:viewBox="0 0 0 123" draw:points="0,0 0,123">
          <text:p/>
        </draw:polygon>
        <draw:line draw:style-name="gr5" draw:text-style-name="P5" draw:layer="layout" svg:x1="18.744cm" svg:y1="18.156cm" svg:x2="18.744cm" svg:y2="18.279cm">
          <text:p/>
        </draw:line>
        <draw:polygon draw:style-name="gr4" draw:text-style-name="P4" draw:layer="layout" svg:width="0cm" svg:height="0.122cm" svg:x="19.019cm" svg:y="18.156cm" svg:viewBox="0 0 0 123" draw:points="0,0 0,123">
          <text:p/>
        </draw:polygon>
        <draw:line draw:style-name="gr5" draw:text-style-name="P5" draw:layer="layout" svg:x1="19.019cm" svg:y1="18.156cm" svg:x2="19.019cm" svg:y2="18.279cm">
          <text:p/>
        </draw:line>
        <draw:frame draw:style-name="gr6" draw:text-style-name="P7" draw:layer="layout" svg:width="0.569cm" svg:height="0.628cm" draw:transform="rotate (1.5707963267949) translate (17.828cm 18.967cm)">
          <draw:text-box>
            <text:p text:style-name="P6"><text:span text:style-name="T1">21</text:span></text:p>
          </draw:text-box>
        </draw:frame>
        <draw:polygon draw:style-name="gr4" draw:text-style-name="P4" draw:layer="layout" svg:width="0cm" svg:height="0.122cm" svg:x="19.293cm" svg:y="18.156cm" svg:viewBox="0 0 0 123" draw:points="0,0 0,123">
          <text:p/>
        </draw:polygon>
        <draw:line draw:style-name="gr5" draw:text-style-name="P5" draw:layer="layout" svg:x1="19.293cm" svg:y1="18.156cm" svg:x2="19.293cm" svg:y2="18.279cm">
          <text:p/>
        </draw:line>
        <draw:polygon draw:style-name="gr4" draw:text-style-name="P4" draw:layer="layout" svg:width="0cm" svg:height="0.122cm" svg:x="19.568cm" svg:y="18.156cm" svg:viewBox="0 0 0 123" draw:points="0,0 0,123">
          <text:p/>
        </draw:polygon>
        <draw:line draw:style-name="gr5" draw:text-style-name="P5" draw:layer="layout" svg:x1="19.568cm" svg:y1="18.156cm" svg:x2="19.568cm" svg:y2="18.279cm">
          <text:p/>
        </draw:line>
        <draw:polygon draw:style-name="gr4" draw:text-style-name="P4" draw:layer="layout" svg:width="0cm" svg:height="0.122cm" svg:x="19.843cm" svg:y="18.156cm" svg:viewBox="0 0 0 123" draw:points="0,0 0,123">
          <text:p/>
        </draw:polygon>
        <draw:line draw:style-name="gr5" draw:text-style-name="P5" draw:layer="layout" svg:x1="19.843cm" svg:y1="18.156cm" svg:x2="19.843cm" svg:y2="18.279cm">
          <text:p/>
        </draw:line>
        <draw:frame draw:style-name="gr6" draw:text-style-name="P7" draw:layer="layout" svg:width="0.569cm" svg:height="0.628cm" draw:transform="rotate (1.5707963267949) translate (18.652cm 18.967cm)">
          <draw:text-box>
            <text:p text:style-name="P6"><text:span text:style-name="T1">24</text:span></text:p>
          </draw:text-box>
        </draw:frame>
        <draw:polygon draw:style-name="gr4" draw:text-style-name="P4" draw:layer="layout" svg:width="0.123cm" svg:height="0cm" svg:x="11.642cm" svg:y="18.156cm" svg:viewBox="0 0 124 0" draw:points="124,0 0,0">
          <text:p/>
        </draw:polygon>
        <draw:line draw:style-name="gr5" draw:text-style-name="P5" draw:layer="layout" svg:x1="11.766cm" svg:y1="18.156cm" svg:x2="11.642cm" svg:y2="18.156cm">
          <text:p/>
        </draw:line>
        <draw:frame draw:style-name="gr6" draw:text-style-name="P7" draw:layer="layout" svg:width="0.569cm" svg:height="0.628cm" draw:transform="rotate (1.5707963267949) translate (19.476cm 18.967cm)">
          <draw:text-box>
            <text:p text:style-name="P6"><text:span text:style-name="T1">27</text:span></text:p>
          </draw:text-box>
        </draw:frame>
        <draw:polygon draw:style-name="gr4" draw:text-style-name="P4" draw:layer="layout" svg:width="0.123cm" svg:height="0cm" svg:x="11.642cm" svg:y="16.893cm" svg:viewBox="0 0 124 0" draw:points="124,0 0,0">
          <text:p/>
        </draw:polygon>
        <draw:line draw:style-name="gr5" draw:text-style-name="P5" draw:layer="layout" svg:x1="11.766cm" svg:y1="16.893cm" svg:x2="11.642cm" svg:y2="16.893cm">
          <text:p/>
        </draw:line>
        <draw:frame draw:style-name="gr6" draw:text-style-name="P7" draw:layer="layout" svg:width="0.709cm" svg:height="0.628cm" svg:x="10.814cm" svg:y="17.849cm">
          <draw:text-box>
            <text:p text:style-name="P6"><text:span text:style-name="T1">0.0</text:span></text:p>
          </draw:text-box>
        </draw:frame>
        <draw:polygon draw:style-name="gr4" draw:text-style-name="P4" draw:layer="layout" svg:width="0.123cm" svg:height="0cm" svg:x="11.642cm" svg:y="15.63cm" svg:viewBox="0 0 124 0" draw:points="124,0 0,0">
          <text:p/>
        </draw:polygon>
        <draw:line draw:style-name="gr5" draw:text-style-name="P5" draw:layer="layout" svg:x1="11.766cm" svg:y1="15.63cm" svg:x2="11.642cm" svg:y2="15.63cm">
          <text:p/>
        </draw:line>
        <draw:frame draw:style-name="gr6" draw:text-style-name="P7" draw:layer="layout" svg:width="0.709cm" svg:height="0.628cm" svg:x="10.814cm" svg:y="16.586cm">
          <draw:text-box>
            <text:p text:style-name="P6"><text:span text:style-name="T1">0.2</text:span></text:p>
          </draw:text-box>
        </draw:frame>
        <draw:polygon draw:style-name="gr4" draw:text-style-name="P4" draw:layer="layout" svg:width="0.123cm" svg:height="0cm" svg:x="11.642cm" svg:y="14.367cm" svg:viewBox="0 0 124 0" draw:points="124,0 0,0">
          <text:p/>
        </draw:polygon>
        <draw:line draw:style-name="gr5" draw:text-style-name="P5" draw:layer="layout" svg:x1="11.766cm" svg:y1="14.367cm" svg:x2="11.642cm" svg:y2="14.367cm">
          <text:p/>
        </draw:line>
        <draw:frame draw:style-name="gr6" draw:text-style-name="P7" draw:layer="layout" svg:width="0.709cm" svg:height="0.628cm" svg:x="10.814cm" svg:y="15.324cm">
          <draw:text-box>
            <text:p text:style-name="P6"><text:span text:style-name="T1">0.4</text:span></text:p>
          </draw:text-box>
        </draw:frame>
        <draw:polygon draw:style-name="gr4" draw:text-style-name="P4" draw:layer="layout" svg:width="0.123cm" svg:height="0cm" svg:x="11.642cm" svg:y="13.105cm" svg:viewBox="0 0 124 0" draw:points="124,0 0,0">
          <text:p/>
        </draw:polygon>
        <draw:line draw:style-name="gr5" draw:text-style-name="P5" draw:layer="layout" svg:x1="11.766cm" svg:y1="13.105cm" svg:x2="11.642cm" svg:y2="13.105cm">
          <text:p/>
        </draw:line>
        <draw:frame draw:style-name="gr6" draw:text-style-name="P7" draw:layer="layout" svg:width="0.709cm" svg:height="0.628cm" svg:x="10.814cm" svg:y="14.061cm">
          <draw:text-box>
            <text:p text:style-name="P6"><text:span text:style-name="T1">0.6</text:span></text:p>
          </draw:text-box>
        </draw:frame>
        <draw:polygon draw:style-name="gr4" draw:text-style-name="P4" draw:layer="layout" svg:width="0.123cm" svg:height="0cm" svg:x="11.642cm" svg:y="11.842cm" svg:viewBox="0 0 124 0" draw:points="124,0 0,0">
          <text:p/>
        </draw:polygon>
        <draw:line draw:style-name="gr5" draw:text-style-name="P5" draw:layer="layout" svg:x1="11.766cm" svg:y1="11.842cm" svg:x2="11.642cm" svg:y2="11.842cm">
          <text:p/>
        </draw:line>
        <draw:frame draw:style-name="gr6" draw:text-style-name="P7" draw:layer="layout" svg:width="0.709cm" svg:height="0.628cm" svg:x="10.814cm" svg:y="12.798cm">
          <draw:text-box>
            <text:p text:style-name="P6"><text:span text:style-name="T1">0.8</text:span></text:p>
          </draw:text-box>
        </draw:frame>
        <draw:polyline draw:style-name="gr7" draw:text-style-name="P5" draw:layer="layout" svg:width="7.693cm" svg:height="4.532cm" svg:x="12.15cm" svg:y="12.046cm" svg:viewBox="0 0 7694 4533" draw:points="0,3740 275,2647 550,2008 824,1491 1099,925 1374,581 1649,552 1923,157 2198,79 2473,130 2748,114 3022,112 3297,9 3572,35 3846,19 4121,0 4396,30 4671,551 4945,255 5220,28 5495,611 5770,1600 6044,4514 6319,4533 6594,4350 6869,4514 7144,4533 7419,4533 7694,4533">
          <text:p/>
        </draw:polyline>
        <draw:polyline draw:style-name="gr8" draw:text-style-name="P5" draw:layer="layout" svg:width="7.693cm" svg:height="6.252cm" svg:x="12.15cm" svg:y="11.904cm" svg:viewBox="0 0 7694 6253" draw:points="0,1078 275,227 550,167 824,181 1099,59 1374,0 1649,0 1923,61 2198,91 2473,86 2748,114 3022,156 3297,985 3572,1180 3846,1088 4121,1167 4396,1533 4671,3896 4945,3539 5220,3204 5495,4386 5770,4078 6044,5335 6319,5189 6594,5890 6869,5874 7144,5682 7419,6072 7694,6253">
          <text:p/>
        </draw:polyline>
        <draw:line draw:style-name="gr9" draw:text-style-name="P5" draw:layer="layout" svg:x1="11.766cm" svg:y1="18.156cm" svg:x2="11.766cm" svg:y2="11.842cm">
          <text:p/>
        </draw:line>
        <draw:line draw:style-name="gr9" draw:text-style-name="P5" draw:layer="layout" svg:x1="20.227cm" svg:y1="18.156cm" svg:x2="20.227cm" svg:y2="11.842cm">
          <text:p/>
        </draw:line>
        <draw:line draw:style-name="gr9" draw:text-style-name="P5" draw:layer="layout" svg:x1="11.766cm" svg:y1="18.156cm" svg:x2="20.227cm" svg:y2="18.156cm">
          <text:p/>
        </draw:line>
        <draw:line draw:style-name="gr9" draw:text-style-name="P5" draw:layer="layout" svg:x1="11.766cm" svg:y1="11.842cm" svg:x2="20.227cm" svg:y2="11.842cm">
          <text:p/>
        </draw:line>
        <draw:frame draw:style-name="gr6" draw:text-style-name="P7" draw:layer="layout" svg:width="0.709cm" svg:height="0.628cm" svg:x="10.814cm" svg:y="11.535cm">
          <draw:text-box>
            <text:p text:style-name="P6"><text:span text:style-name="T1">1.0</text:span></text:p>
          </draw:text-box>
        </draw:frame>
        <draw:polygon draw:style-name="gr1" draw:text-style-name="P1" draw:layer="layout" svg:width="8.461cm" svg:height="6.314cm" svg:x="21.64cm" svg:y="11.842cm" svg:viewBox="0 0 8462 6315" draw:points="0,6315 8462,6315 8462,0 0,0">
          <text:p/>
        </draw:polygon>
        <draw:polygon draw:style-name="gr2" draw:text-style-name="P2" draw:layer="layout" svg:width="7.693cm" svg:height="5.523cm" svg:x="22.024cm" svg:y="12.675cm" svg:viewBox="0 0 7694 5524" draw:points="0,3126 0,4655 275,2996 550,2456 824,2180 1099,1867 1374,1659 1649,1651 1923,1067 2198,928 2473,769 2747,872 3022,1089 3297,1246 3572,1306 3846,1546 4121,1437 4396,3190 4671,3755 4946,1953 5221,1956 5496,2860 5770,3269 6045,5495 6320,5495 6595,5495 6869,5524 7144,5504 7419,5524 7694,5524 7694,4945 7419,4945 7144,4902 6869,4945 6595,4819 6320,4819 6045,4819 5770,1299 5496,1399 5221,538 4946,749 4671,1874 4396,935 4121,255 3846,182 3572,82 3297,31 3022,131 2747,126 2473,0 2198,134 1923,308 1649,368 1374,220 1099,450 824,587 550,1070 275,1634">
          <text:p/>
        </draw:polygon>
        <draw:polygon draw:style-name="gr3" draw:text-style-name="P3" draw:layer="layout" svg:width="7.693cm" svg:height="6.407cm" svg:x="22.024cm" svg:y="11.815cm" svg:viewBox="0 0 7694 6408" draw:points="0,694 0,1650 275,1022 550,873 824,759 1099,735 1374,759 1649,755 1923,887 2198,990 2473,1007 2747,1075 3022,1198 3297,1773 3572,1701 3846,2989 4121,3449 4396,5531 4671,6006 4946,5800 5221,5896 5496,6041 5770,4894 6045,6404 6320,6404 6595,6408 6869,6342 7144,6342 7419,6342 7694,6342 7419,6342 7144,6342 6869,6342 6595,6069 6320,6178 6045,6203 5770,3702 5496,5375 5221,5364 4946,5141 4671,5424 4396,4724 4121,2049 3846,1588 3572,731 3297,674 3022,375 2747,211 2473,119 2198,91 1923,209 1649,0 1374,27 1099,44 824,47 550,43 275,149">
          <text:p/>
        </draw:polygon>
        <draw:polygon draw:style-name="gr4" draw:text-style-name="P4" draw:layer="layout" svg:width="0cm" svg:height="0.122cm" svg:x="22.024cm" svg:y="18.156cm" svg:viewBox="0 0 0 123" draw:points="0,0 0,123">
          <text:p/>
        </draw:polygon>
        <draw:line draw:style-name="gr5" draw:text-style-name="P5" draw:layer="layout" svg:x1="22.024cm" svg:y1="18.156cm" svg:x2="22.024cm" svg:y2="18.279cm">
          <text:p/>
        </draw:line>
        <draw:frame draw:style-name="gr11" draw:text-style-name="P9" draw:layer="layout" svg:width="4.29cm" svg:height="0.86cm" svg:x="13.853cm" svg:y="10.939cm">
          <draw:text-box>
            <text:p text:style-name="P6"><text:span text:style-name="T3">name religion</text:span></text:p>
          </draw:text-box>
        </draw:frame>
        <draw:polygon draw:style-name="gr4" draw:text-style-name="P4" draw:layer="layout" svg:width="0cm" svg:height="0.122cm" svg:x="22.299cm" svg:y="18.156cm" svg:viewBox="0 0 0 123" draw:points="0,0 0,123">
          <text:p/>
        </draw:polygon>
        <draw:line draw:style-name="gr5" draw:text-style-name="P5" draw:layer="layout" svg:x1="22.299cm" svg:y1="18.156cm" svg:x2="22.299cm" svg:y2="18.279cm">
          <text:p/>
        </draw:line>
        <draw:polygon draw:style-name="gr4" draw:text-style-name="P4" draw:layer="layout" svg:width="0cm" svg:height="0.122cm" svg:x="22.574cm" svg:y="18.156cm" svg:viewBox="0 0 0 123" draw:points="0,0 0,123">
          <text:p/>
        </draw:polygon>
        <draw:line draw:style-name="gr5" draw:text-style-name="P5" draw:layer="layout" svg:x1="22.574cm" svg:y1="18.156cm" svg:x2="22.574cm" svg:y2="18.279cm">
          <text:p/>
        </draw:line>
        <draw:polygon draw:style-name="gr4" draw:text-style-name="P4" draw:layer="layout" svg:width="0cm" svg:height="0.122cm" svg:x="22.848cm" svg:y="18.156cm" svg:viewBox="0 0 0 123" draw:points="0,0 0,123">
          <text:p/>
        </draw:polygon>
        <draw:line draw:style-name="gr5" draw:text-style-name="P5" draw:layer="layout" svg:x1="22.848cm" svg:y1="18.156cm" svg:x2="22.848cm" svg:y2="18.279cm">
          <text:p/>
        </draw:line>
        <draw:polygon draw:style-name="gr4" draw:text-style-name="P4" draw:layer="layout" svg:width="0cm" svg:height="0.122cm" svg:x="23.123cm" svg:y="18.156cm" svg:viewBox="0 0 0 123" draw:points="0,0 0,123">
          <text:p/>
        </draw:polygon>
        <draw:line draw:style-name="gr5" draw:text-style-name="P5" draw:layer="layout" svg:x1="23.123cm" svg:y1="18.156cm" svg:x2="23.123cm" svg:y2="18.279cm">
          <text:p/>
        </draw:line>
        <draw:frame draw:style-name="gr6" draw:text-style-name="P7" draw:layer="layout" svg:width="0.971cm" svg:height="0.628cm" draw:transform="rotate (1.5707963267949) translate (21.657cm 19.375cm)">
          <draw:text-box>
            <text:p text:style-name="P6"><text:span text:style-name="T1">emb</text:span></text:p>
          </draw:text-box>
        </draw:frame>
        <draw:polygon draw:style-name="gr4" draw:text-style-name="P4" draw:layer="layout" svg:width="0cm" svg:height="0.122cm" svg:x="23.398cm" svg:y="18.156cm" svg:viewBox="0 0 0 123" draw:points="0,0 0,123">
          <text:p/>
        </draw:polygon>
        <draw:line draw:style-name="gr5" draw:text-style-name="P5" draw:layer="layout" svg:x1="23.398cm" svg:y1="18.156cm" svg:x2="23.398cm" svg:y2="18.279cm">
          <text:p/>
        </draw:line>
        <draw:polygon draw:style-name="gr4" draw:text-style-name="P4" draw:layer="layout" svg:width="0cm" svg:height="0.122cm" svg:x="23.673cm" svg:y="18.156cm" svg:viewBox="0 0 0 123" draw:points="0,0 0,123">
          <text:p/>
        </draw:polygon>
        <draw:line draw:style-name="gr5" draw:text-style-name="P5" draw:layer="layout" svg:x1="23.673cm" svg:y1="18.156cm" svg:x2="23.673cm" svg:y2="18.279cm">
          <text:p/>
        </draw:line>
        <draw:polygon draw:style-name="gr4" draw:text-style-name="P4" draw:layer="layout" svg:width="0cm" svg:height="0.122cm" svg:x="23.947cm" svg:y="18.156cm" svg:viewBox="0 0 0 123" draw:points="0,0 0,123">
          <text:p/>
        </draw:polygon>
        <draw:line draw:style-name="gr5" draw:text-style-name="P5" draw:layer="layout" svg:x1="23.947cm" svg:y1="18.156cm" svg:x2="23.947cm" svg:y2="18.279cm">
          <text:p/>
        </draw:line>
        <draw:frame draw:style-name="gr6" draw:text-style-name="P7" draw:layer="layout" svg:width="0.563cm" svg:height="0.628cm" draw:transform="rotate (1.5707963267949) translate (22.756cm 18.685cm)">
          <draw:text-box>
            <text:p text:style-name="P6"><text:span text:style-name="T1">3</text:span></text:p>
          </draw:text-box>
        </draw:frame>
        <draw:polygon draw:style-name="gr4" draw:text-style-name="P4" draw:layer="layout" svg:width="0cm" svg:height="0.122cm" svg:x="24.222cm" svg:y="18.156cm" svg:viewBox="0 0 0 123" draw:points="0,0 0,123">
          <text:p/>
        </draw:polygon>
        <draw:line draw:style-name="gr5" draw:text-style-name="P5" draw:layer="layout" svg:x1="24.222cm" svg:y1="18.156cm" svg:x2="24.222cm" svg:y2="18.279cm">
          <text:p/>
        </draw:line>
        <draw:polygon draw:style-name="gr4" draw:text-style-name="P4" draw:layer="layout" svg:width="0cm" svg:height="0.122cm" svg:x="24.497cm" svg:y="18.156cm" svg:viewBox="0 0 0 123" draw:points="0,0 0,123">
          <text:p/>
        </draw:polygon>
        <draw:line draw:style-name="gr5" draw:text-style-name="P5" draw:layer="layout" svg:x1="24.497cm" svg:y1="18.156cm" svg:x2="24.497cm" svg:y2="18.279cm">
          <text:p/>
        </draw:line>
        <draw:polygon draw:style-name="gr4" draw:text-style-name="P4" draw:layer="layout" svg:width="0cm" svg:height="0.122cm" svg:x="24.771cm" svg:y="18.156cm" svg:viewBox="0 0 0 123" draw:points="0,0 0,123">
          <text:p/>
        </draw:polygon>
        <draw:line draw:style-name="gr5" draw:text-style-name="P5" draw:layer="layout" svg:x1="24.771cm" svg:y1="18.156cm" svg:x2="24.771cm" svg:y2="18.279cm">
          <text:p/>
        </draw:line>
        <draw:frame draw:style-name="gr6" draw:text-style-name="P7" draw:layer="layout" svg:width="0.563cm" svg:height="0.628cm" draw:transform="rotate (1.5707963267949) translate (23.58cm 18.685cm)">
          <draw:text-box>
            <text:p text:style-name="P6"><text:span text:style-name="T1">6</text:span></text:p>
          </draw:text-box>
        </draw:frame>
        <draw:polygon draw:style-name="gr4" draw:text-style-name="P4" draw:layer="layout" svg:width="0cm" svg:height="0.122cm" svg:x="25.046cm" svg:y="18.156cm" svg:viewBox="0 0 0 123" draw:points="0,0 0,123">
          <text:p/>
        </draw:polygon>
        <draw:line draw:style-name="gr5" draw:text-style-name="P5" draw:layer="layout" svg:x1="25.046cm" svg:y1="18.156cm" svg:x2="25.046cm" svg:y2="18.279cm">
          <text:p/>
        </draw:line>
        <draw:polygon draw:style-name="gr4" draw:text-style-name="P4" draw:layer="layout" svg:width="0cm" svg:height="0.122cm" svg:x="25.321cm" svg:y="18.156cm" svg:viewBox="0 0 0 123" draw:points="0,0 0,123">
          <text:p/>
        </draw:polygon>
        <draw:line draw:style-name="gr5" draw:text-style-name="P5" draw:layer="layout" svg:x1="25.321cm" svg:y1="18.156cm" svg:x2="25.321cm" svg:y2="18.279cm">
          <text:p/>
        </draw:line>
        <draw:polygon draw:style-name="gr4" draw:text-style-name="P4" draw:layer="layout" svg:width="0cm" svg:height="0.122cm" svg:x="25.596cm" svg:y="18.156cm" svg:viewBox="0 0 0 123" draw:points="0,0 0,123">
          <text:p/>
        </draw:polygon>
        <draw:line draw:style-name="gr5" draw:text-style-name="P5" draw:layer="layout" svg:x1="25.596cm" svg:y1="18.156cm" svg:x2="25.596cm" svg:y2="18.279cm">
          <text:p/>
        </draw:line>
        <draw:frame draw:style-name="gr6" draw:text-style-name="P7" draw:layer="layout" svg:width="0.563cm" svg:height="0.628cm" draw:transform="rotate (1.5707963267949) translate (24.405cm 18.685cm)">
          <draw:text-box>
            <text:p text:style-name="P6"><text:span text:style-name="T1">9</text:span></text:p>
          </draw:text-box>
        </draw:frame>
        <draw:polygon draw:style-name="gr4" draw:text-style-name="P4" draw:layer="layout" svg:width="0cm" svg:height="0.122cm" svg:x="25.87cm" svg:y="18.156cm" svg:viewBox="0 0 0 123" draw:points="0,0 0,123">
          <text:p/>
        </draw:polygon>
        <draw:line draw:style-name="gr5" draw:text-style-name="P5" draw:layer="layout" svg:x1="25.87cm" svg:y1="18.156cm" svg:x2="25.87cm" svg:y2="18.279cm">
          <text:p/>
        </draw:line>
        <draw:polygon draw:style-name="gr4" draw:text-style-name="P4" draw:layer="layout" svg:width="0cm" svg:height="0.122cm" svg:x="26.145cm" svg:y="18.156cm" svg:viewBox="0 0 0 123" draw:points="0,0 0,123">
          <text:p/>
        </draw:polygon>
        <draw:line draw:style-name="gr5" draw:text-style-name="P5" draw:layer="layout" svg:x1="26.145cm" svg:y1="18.156cm" svg:x2="26.145cm" svg:y2="18.279cm">
          <text:p/>
        </draw:line>
        <draw:polygon draw:style-name="gr4" draw:text-style-name="P4" draw:layer="layout" svg:width="0cm" svg:height="0.122cm" svg:x="26.42cm" svg:y="18.156cm" svg:viewBox="0 0 0 123" draw:points="0,0 0,123">
          <text:p/>
        </draw:polygon>
        <draw:line draw:style-name="gr5" draw:text-style-name="P5" draw:layer="layout" svg:x1="26.42cm" svg:y1="18.156cm" svg:x2="26.42cm" svg:y2="18.279cm">
          <text:p/>
        </draw:line>
        <draw:frame draw:style-name="gr6" draw:text-style-name="P7" draw:layer="layout" svg:width="0.569cm" svg:height="0.628cm" draw:transform="rotate (1.5707963267949) translate (25.229cm 18.967cm)">
          <draw:text-box>
            <text:p text:style-name="P6"><text:span text:style-name="T1">12</text:span></text:p>
          </draw:text-box>
        </draw:frame>
        <draw:polygon draw:style-name="gr4" draw:text-style-name="P4" draw:layer="layout" svg:width="0cm" svg:height="0.122cm" svg:x="26.695cm" svg:y="18.156cm" svg:viewBox="0 0 0 123" draw:points="0,0 0,123">
          <text:p/>
        </draw:polygon>
        <draw:line draw:style-name="gr5" draw:text-style-name="P5" draw:layer="layout" svg:x1="26.695cm" svg:y1="18.156cm" svg:x2="26.695cm" svg:y2="18.279cm">
          <text:p/>
        </draw:line>
        <draw:polygon draw:style-name="gr4" draw:text-style-name="P4" draw:layer="layout" svg:width="0cm" svg:height="0.122cm" svg:x="26.969cm" svg:y="18.156cm" svg:viewBox="0 0 0 123" draw:points="0,0 0,123">
          <text:p/>
        </draw:polygon>
        <draw:line draw:style-name="gr5" draw:text-style-name="P5" draw:layer="layout" svg:x1="26.969cm" svg:y1="18.156cm" svg:x2="26.969cm" svg:y2="18.279cm">
          <text:p/>
        </draw:line>
        <draw:polygon draw:style-name="gr4" draw:text-style-name="P4" draw:layer="layout" svg:width="0cm" svg:height="0.122cm" svg:x="27.244cm" svg:y="18.156cm" svg:viewBox="0 0 0 123" draw:points="0,0 0,123">
          <text:p/>
        </draw:polygon>
        <draw:line draw:style-name="gr5" draw:text-style-name="P5" draw:layer="layout" svg:x1="27.244cm" svg:y1="18.156cm" svg:x2="27.244cm" svg:y2="18.279cm">
          <text:p/>
        </draw:line>
        <draw:frame draw:style-name="gr6" draw:text-style-name="P7" draw:layer="layout" svg:width="0.569cm" svg:height="0.628cm" draw:transform="rotate (1.5707963267949) translate (26.053cm 18.967cm)">
          <draw:text-box>
            <text:p text:style-name="P6"><text:span text:style-name="T1">15</text:span></text:p>
          </draw:text-box>
        </draw:frame>
        <draw:polygon draw:style-name="gr4" draw:text-style-name="P4" draw:layer="layout" svg:width="0cm" svg:height="0.122cm" svg:x="27.519cm" svg:y="18.156cm" svg:viewBox="0 0 0 123" draw:points="0,0 0,123">
          <text:p/>
        </draw:polygon>
        <draw:line draw:style-name="gr5" draw:text-style-name="P5" draw:layer="layout" svg:x1="27.519cm" svg:y1="18.156cm" svg:x2="27.519cm" svg:y2="18.279cm">
          <text:p/>
        </draw:line>
        <draw:polygon draw:style-name="gr4" draw:text-style-name="P4" draw:layer="layout" svg:width="0cm" svg:height="0.122cm" svg:x="27.793cm" svg:y="18.156cm" svg:viewBox="0 0 0 123" draw:points="0,0 0,123">
          <text:p/>
        </draw:polygon>
        <draw:line draw:style-name="gr5" draw:text-style-name="P5" draw:layer="layout" svg:x1="27.793cm" svg:y1="18.156cm" svg:x2="27.793cm" svg:y2="18.279cm">
          <text:p/>
        </draw:line>
        <draw:polygon draw:style-name="gr4" draw:text-style-name="P4" draw:layer="layout" svg:width="0cm" svg:height="0.122cm" svg:x="28.068cm" svg:y="18.156cm" svg:viewBox="0 0 0 123" draw:points="0,0 0,123">
          <text:p/>
        </draw:polygon>
        <draw:line draw:style-name="gr5" draw:text-style-name="P5" draw:layer="layout" svg:x1="28.068cm" svg:y1="18.156cm" svg:x2="28.068cm" svg:y2="18.279cm">
          <text:p/>
        </draw:line>
        <draw:frame draw:style-name="gr6" draw:text-style-name="P7" draw:layer="layout" svg:width="0.569cm" svg:height="0.628cm" draw:transform="rotate (1.5707963267949) translate (26.877cm 18.967cm)">
          <draw:text-box>
            <text:p text:style-name="P6"><text:span text:style-name="T1">18</text:span></text:p>
          </draw:text-box>
        </draw:frame>
        <draw:polygon draw:style-name="gr4" draw:text-style-name="P4" draw:layer="layout" svg:width="0cm" svg:height="0.122cm" svg:x="28.343cm" svg:y="18.156cm" svg:viewBox="0 0 0 123" draw:points="0,0 0,123">
          <text:p/>
        </draw:polygon>
        <draw:line draw:style-name="gr5" draw:text-style-name="P5" draw:layer="layout" svg:x1="28.343cm" svg:y1="18.156cm" svg:x2="28.343cm" svg:y2="18.279cm">
          <text:p/>
        </draw:line>
        <draw:polygon draw:style-name="gr4" draw:text-style-name="P4" draw:layer="layout" svg:width="0cm" svg:height="0.122cm" svg:x="28.618cm" svg:y="18.156cm" svg:viewBox="0 0 0 123" draw:points="0,0 0,123">
          <text:p/>
        </draw:polygon>
        <draw:line draw:style-name="gr5" draw:text-style-name="P5" draw:layer="layout" svg:x1="28.618cm" svg:y1="18.156cm" svg:x2="28.618cm" svg:y2="18.279cm">
          <text:p/>
        </draw:line>
        <draw:polygon draw:style-name="gr4" draw:text-style-name="P4" draw:layer="layout" svg:width="0cm" svg:height="0.122cm" svg:x="28.892cm" svg:y="18.156cm" svg:viewBox="0 0 0 123" draw:points="0,0 0,123">
          <text:p/>
        </draw:polygon>
        <draw:line draw:style-name="gr5" draw:text-style-name="P5" draw:layer="layout" svg:x1="28.892cm" svg:y1="18.156cm" svg:x2="28.892cm" svg:y2="18.279cm">
          <text:p/>
        </draw:line>
        <draw:frame draw:style-name="gr6" draw:text-style-name="P7" draw:layer="layout" svg:width="0.569cm" svg:height="0.628cm" draw:transform="rotate (1.5707963267949) translate (27.701cm 18.967cm)">
          <draw:text-box>
            <text:p text:style-name="P6"><text:span text:style-name="T1">21</text:span></text:p>
          </draw:text-box>
        </draw:frame>
        <draw:polygon draw:style-name="gr4" draw:text-style-name="P4" draw:layer="layout" svg:width="0cm" svg:height="0.122cm" svg:x="29.167cm" svg:y="18.156cm" svg:viewBox="0 0 0 123" draw:points="0,0 0,123">
          <text:p/>
        </draw:polygon>
        <draw:line draw:style-name="gr5" draw:text-style-name="P5" draw:layer="layout" svg:x1="29.167cm" svg:y1="18.156cm" svg:x2="29.167cm" svg:y2="18.279cm">
          <text:p/>
        </draw:line>
        <draw:polygon draw:style-name="gr4" draw:text-style-name="P4" draw:layer="layout" svg:width="0cm" svg:height="0.122cm" svg:x="29.442cm" svg:y="18.156cm" svg:viewBox="0 0 0 123" draw:points="0,0 0,123">
          <text:p/>
        </draw:polygon>
        <draw:line draw:style-name="gr5" draw:text-style-name="P5" draw:layer="layout" svg:x1="29.442cm" svg:y1="18.156cm" svg:x2="29.442cm" svg:y2="18.279cm">
          <text:p/>
        </draw:line>
        <draw:polygon draw:style-name="gr4" draw:text-style-name="P4" draw:layer="layout" svg:width="0cm" svg:height="0.122cm" svg:x="29.717cm" svg:y="18.156cm" svg:viewBox="0 0 0 123" draw:points="0,0 0,123">
          <text:p/>
        </draw:polygon>
        <draw:line draw:style-name="gr5" draw:text-style-name="P5" draw:layer="layout" svg:x1="29.717cm" svg:y1="18.156cm" svg:x2="29.717cm" svg:y2="18.279cm">
          <text:p/>
        </draw:line>
        <draw:frame draw:style-name="gr6" draw:text-style-name="P7" draw:layer="layout" svg:width="0.569cm" svg:height="0.628cm" draw:transform="rotate (1.5707963267949) translate (28.526cm 18.967cm)">
          <draw:text-box>
            <text:p text:style-name="P6"><text:span text:style-name="T1">24</text:span></text:p>
          </draw:text-box>
        </draw:frame>
        <draw:polygon draw:style-name="gr4" draw:text-style-name="P4" draw:layer="layout" svg:width="0.123cm" svg:height="0cm" svg:x="21.516cm" svg:y="18.156cm" svg:viewBox="0 0 124 0" draw:points="124,0 0,0">
          <text:p/>
        </draw:polygon>
        <draw:line draw:style-name="gr5" draw:text-style-name="P5" draw:layer="layout" svg:x1="21.64cm" svg:y1="18.156cm" svg:x2="21.516cm" svg:y2="18.156cm">
          <text:p/>
        </draw:line>
        <draw:frame draw:style-name="gr6" draw:text-style-name="P7" draw:layer="layout" svg:width="0.569cm" svg:height="0.628cm" draw:transform="rotate (1.5707963267949) translate (29.35cm 18.967cm)">
          <draw:text-box>
            <text:p text:style-name="P6"><text:span text:style-name="T1">27</text:span></text:p>
          </draw:text-box>
        </draw:frame>
        <draw:polygon draw:style-name="gr4" draw:text-style-name="P4" draw:layer="layout" svg:width="0.123cm" svg:height="0cm" svg:x="21.516cm" svg:y="16.893cm" svg:viewBox="0 0 124 0" draw:points="124,0 0,0">
          <text:p/>
        </draw:polygon>
        <draw:line draw:style-name="gr5" draw:text-style-name="P5" draw:layer="layout" svg:x1="21.64cm" svg:y1="16.893cm" svg:x2="21.516cm" svg:y2="16.893cm">
          <text:p/>
        </draw:line>
        <draw:frame draw:style-name="gr6" draw:text-style-name="P7" draw:layer="layout" svg:width="0.709cm" svg:height="0.628cm" svg:x="20.688cm" svg:y="17.849cm">
          <draw:text-box>
            <text:p text:style-name="P6"><text:span text:style-name="T1">0.0</text:span></text:p>
          </draw:text-box>
        </draw:frame>
        <draw:polygon draw:style-name="gr4" draw:text-style-name="P4" draw:layer="layout" svg:width="0.123cm" svg:height="0cm" svg:x="21.516cm" svg:y="15.63cm" svg:viewBox="0 0 124 0" draw:points="124,0 0,0">
          <text:p/>
        </draw:polygon>
        <draw:line draw:style-name="gr5" draw:text-style-name="P5" draw:layer="layout" svg:x1="21.64cm" svg:y1="15.63cm" svg:x2="21.516cm" svg:y2="15.63cm">
          <text:p/>
        </draw:line>
        <draw:frame draw:style-name="gr6" draw:text-style-name="P7" draw:layer="layout" svg:width="0.709cm" svg:height="0.628cm" svg:x="20.688cm" svg:y="16.586cm">
          <draw:text-box>
            <text:p text:style-name="P6"><text:span text:style-name="T1">0.2</text:span></text:p>
          </draw:text-box>
        </draw:frame>
        <draw:polygon draw:style-name="gr4" draw:text-style-name="P4" draw:layer="layout" svg:width="0.123cm" svg:height="0cm" svg:x="21.516cm" svg:y="14.367cm" svg:viewBox="0 0 124 0" draw:points="124,0 0,0">
          <text:p/>
        </draw:polygon>
        <draw:line draw:style-name="gr5" draw:text-style-name="P5" draw:layer="layout" svg:x1="21.64cm" svg:y1="14.367cm" svg:x2="21.516cm" svg:y2="14.367cm">
          <text:p/>
        </draw:line>
        <draw:frame draw:style-name="gr6" draw:text-style-name="P7" draw:layer="layout" svg:width="0.709cm" svg:height="0.628cm" svg:x="20.688cm" svg:y="15.324cm">
          <draw:text-box>
            <text:p text:style-name="P6"><text:span text:style-name="T1">0.4</text:span></text:p>
          </draw:text-box>
        </draw:frame>
        <draw:polygon draw:style-name="gr4" draw:text-style-name="P4" draw:layer="layout" svg:width="0.123cm" svg:height="0cm" svg:x="21.516cm" svg:y="13.105cm" svg:viewBox="0 0 124 0" draw:points="124,0 0,0">
          <text:p/>
        </draw:polygon>
        <draw:line draw:style-name="gr5" draw:text-style-name="P5" draw:layer="layout" svg:x1="21.64cm" svg:y1="13.105cm" svg:x2="21.516cm" svg:y2="13.105cm">
          <text:p/>
        </draw:line>
        <draw:frame draw:style-name="gr6" draw:text-style-name="P7" draw:layer="layout" svg:width="0.709cm" svg:height="0.628cm" svg:x="20.688cm" svg:y="14.061cm">
          <draw:text-box>
            <text:p text:style-name="P6"><text:span text:style-name="T1">0.6</text:span></text:p>
          </draw:text-box>
        </draw:frame>
        <draw:polygon draw:style-name="gr4" draw:text-style-name="P4" draw:layer="layout" svg:width="0.123cm" svg:height="0cm" svg:x="21.516cm" svg:y="11.842cm" svg:viewBox="0 0 124 0" draw:points="124,0 0,0">
          <text:p/>
        </draw:polygon>
        <draw:line draw:style-name="gr5" draw:text-style-name="P5" draw:layer="layout" svg:x1="21.64cm" svg:y1="11.842cm" svg:x2="21.516cm" svg:y2="11.842cm">
          <text:p/>
        </draw:line>
        <draw:frame draw:style-name="gr6" draw:text-style-name="P7" draw:layer="layout" svg:width="0.709cm" svg:height="0.628cm" svg:x="20.688cm" svg:y="12.798cm">
          <draw:text-box>
            <text:p text:style-name="P6"><text:span text:style-name="T1">0.8</text:span></text:p>
          </draw:text-box>
        </draw:frame>
        <draw:polyline draw:style-name="gr7" draw:text-style-name="P5" draw:layer="layout" svg:width="7.693cm" svg:height="4.849cm" svg:x="22.024cm" svg:y="13.059cm" svg:viewBox="0 0 7694 4850" draw:points="0,3507 275,1932 550,1380 824,1000 1099,774 1374,556 1649,625 1923,303 2198,147 2473,0 2747,115 3022,226 3297,254 3572,310 3846,480 4121,462 4396,1679 4671,2431 4946,967 5221,863 5496,1747 5770,1900 6045,4773 6320,4773 6595,4773 6869,4850 7144,4819 7419,4850 7694,4850">
          <text:p/>
        </draw:polyline>
        <draw:polyline draw:style-name="gr8" draw:text-style-name="P5" draw:layer="layout" svg:width="7.693cm" svg:height="5.964cm" svg:x="22.024cm" svg:y="12.192cm" svg:viewBox="0 0 7694 5965" draw:points="0,795 275,208 550,81 824,26 1099,13 1374,16 1649,0 1923,171 2198,163 2473,186 2747,266 3022,410 3297,846 3572,839 3846,1911 4121,2372 4396,4751 4671,5339 4946,5094 5221,5254 5496,5332 5770,3921 6045,5927 6320,5914 6595,5862 6869,5965 7144,5965 7419,5965 7694,5965">
          <text:p/>
        </draw:polyline>
        <draw:line draw:style-name="gr9" draw:text-style-name="P5" draw:layer="layout" svg:x1="21.64cm" svg:y1="18.156cm" svg:x2="21.64cm" svg:y2="11.842cm">
          <text:p/>
        </draw:line>
        <draw:line draw:style-name="gr9" draw:text-style-name="P5" draw:layer="layout" svg:x1="30.101cm" svg:y1="18.156cm" svg:x2="30.101cm" svg:y2="11.842cm">
          <text:p/>
        </draw:line>
        <draw:line draw:style-name="gr9" draw:text-style-name="P5" draw:layer="layout" svg:x1="21.64cm" svg:y1="18.156cm" svg:x2="30.101cm" svg:y2="18.156cm">
          <text:p/>
        </draw:line>
        <draw:line draw:style-name="gr9" draw:text-style-name="P5" draw:layer="layout" svg:x1="21.64cm" svg:y1="11.842cm" svg:x2="30.101cm" svg:y2="11.842cm">
          <text:p/>
        </draw:line>
        <draw:frame draw:style-name="gr6" draw:text-style-name="P7" draw:layer="layout" svg:width="0.709cm" svg:height="0.628cm" svg:x="20.688cm" svg:y="11.535cm">
          <draw:text-box>
            <text:p text:style-name="P6"><text:span text:style-name="T1">1.0</text:span></text:p>
          </draw:text-box>
        </draw:frame>
        <draw:polygon draw:style-name="gr1" draw:text-style-name="P1" draw:layer="layout" svg:width="8.462cm" svg:height="6.314cm" svg:x="31.513cm" svg:y="11.842cm" svg:viewBox="0 0 8463 6315" draw:points="0,6315 8463,6315 8463,0 0,0">
          <text:p/>
        </draw:polygon>
        <draw:polygon draw:style-name="gr2" draw:text-style-name="P2" draw:layer="layout" svg:width="7.693cm" svg:height="3.832cm" svg:x="31.898cm" svg:y="14.437cm" svg:viewBox="0 0 7694 3833" draw:points="0,2822 0,3636 275,3077 549,2394 824,1621 1099,1447 1374,1396 1648,1215 1923,1205 2198,1101 2473,884 2748,1078 3023,1127 3298,910 3573,917 3847,668 4122,1111 4397,1392 4671,2418 4946,1449 5221,1520 5496,1775 5770,2760 6045,3798 6320,3833 6595,3825 6869,3787 7144,3805 7419,3752 7694,3749 7694,3346 7419,3306 7144,3198 6869,3183 6595,3057 6320,3050 6045,3016 5770,1606 5496,1194 5221,773 4946,650 4671,1385 4397,753 4122,495 3847,0 3573,279 3298,370 3023,462 2748,371 2473,273 2198,285 1923,456 1648,474 1374,523 1099,755 824,895 549,1429 275,1836">
          <text:p/>
        </draw:polygon>
        <draw:polygon draw:style-name="gr3" draw:text-style-name="P3" draw:layer="layout" svg:width="7.693cm" svg:height="5.311cm" svg:x="31.898cm" svg:y="12.894cm" svg:viewBox="0 0 7694 5312" draw:points="0,2151 0,3097 275,1869 549,1378 824,1051 1099,1061 1374,934 1648,861 1923,1171 2198,1205 2473,1512 2748,1616 3023,1822 3298,2323 3573,2500 3847,3048 4122,3441 4397,4635 4671,5134 4946,5188 5221,5136 5496,5288 5770,5242 6045,5304 6320,5305 6595,5271 6869,5312 7144,5304 7419,5304 7694,5304 7694,5172 7419,5172 7144,5135 6869,5094 6595,5064 6320,5152 6045,5172 5770,4928 5496,5054 5221,4854 4946,4804 4671,4744 4397,4044 4122,2742 3847,2279 3573,1639 3298,1492 3023,937 2748,610 2473,504 2198,133 1923,243 1648,10 1374,0 1099,50 824,128 549,295 275,1023">
          <text:p/>
        </draw:polygon>
        <draw:polygon draw:style-name="gr4" draw:text-style-name="P4" draw:layer="layout" svg:width="0cm" svg:height="0.122cm" svg:x="31.898cm" svg:y="18.156cm" svg:viewBox="0 0 0 123" draw:points="0,0 0,123">
          <text:p/>
        </draw:polygon>
        <draw:line draw:style-name="gr5" draw:text-style-name="P5" draw:layer="layout" svg:x1="31.898cm" svg:y1="18.156cm" svg:x2="31.898cm" svg:y2="18.279cm">
          <text:p/>
        </draw:line>
        <draw:frame draw:style-name="gr11" draw:text-style-name="P9" draw:layer="layout" svg:width="4.295cm" svg:height="0.86cm" svg:x="23.726cm" svg:y="10.939cm">
          <draw:text-box>
            <text:p text:style-name="P6"><text:span text:style-name="T3">work location</text:span></text:p>
          </draw:text-box>
        </draw:frame>
        <draw:polygon draw:style-name="gr4" draw:text-style-name="P4" draw:layer="layout" svg:width="0cm" svg:height="0.122cm" svg:x="32.173cm" svg:y="18.156cm" svg:viewBox="0 0 0 123" draw:points="0,0 0,123">
          <text:p/>
        </draw:polygon>
        <draw:line draw:style-name="gr5" draw:text-style-name="P5" draw:layer="layout" svg:x1="32.173cm" svg:y1="18.156cm" svg:x2="32.173cm" svg:y2="18.279cm">
          <text:p/>
        </draw:line>
        <draw:polygon draw:style-name="gr4" draw:text-style-name="P4" draw:layer="layout" svg:width="0cm" svg:height="0.122cm" svg:x="32.447cm" svg:y="18.156cm" svg:viewBox="0 0 0 123" draw:points="0,0 0,123">
          <text:p/>
        </draw:polygon>
        <draw:line draw:style-name="gr5" draw:text-style-name="P5" draw:layer="layout" svg:x1="32.447cm" svg:y1="18.156cm" svg:x2="32.447cm" svg:y2="18.279cm">
          <text:p/>
        </draw:line>
        <draw:polygon draw:style-name="gr4" draw:text-style-name="P4" draw:layer="layout" svg:width="0cm" svg:height="0.122cm" svg:x="32.722cm" svg:y="18.156cm" svg:viewBox="0 0 0 123" draw:points="0,0 0,123">
          <text:p/>
        </draw:polygon>
        <draw:line draw:style-name="gr5" draw:text-style-name="P5" draw:layer="layout" svg:x1="32.722cm" svg:y1="18.156cm" svg:x2="32.722cm" svg:y2="18.279cm">
          <text:p/>
        </draw:line>
        <draw:polygon draw:style-name="gr4" draw:text-style-name="P4" draw:layer="layout" svg:width="0cm" svg:height="0.122cm" svg:x="32.997cm" svg:y="18.156cm" svg:viewBox="0 0 0 123" draw:points="0,0 0,123">
          <text:p/>
        </draw:polygon>
        <draw:line draw:style-name="gr5" draw:text-style-name="P5" draw:layer="layout" svg:x1="32.997cm" svg:y1="18.156cm" svg:x2="32.997cm" svg:y2="18.279cm">
          <text:p/>
        </draw:line>
        <draw:frame draw:style-name="gr6" draw:text-style-name="P7" draw:layer="layout" svg:width="0.971cm" svg:height="0.628cm" draw:transform="rotate (1.5707963267949) translate (31.531cm 19.375cm)">
          <draw:text-box>
            <text:p text:style-name="P6"><text:span text:style-name="T1">emb</text:span></text:p>
          </draw:text-box>
        </draw:frame>
        <draw:polygon draw:style-name="gr4" draw:text-style-name="P4" draw:layer="layout" svg:width="0cm" svg:height="0.122cm" svg:x="33.272cm" svg:y="18.156cm" svg:viewBox="0 0 0 123" draw:points="0,0 0,123">
          <text:p/>
        </draw:polygon>
        <draw:line draw:style-name="gr5" draw:text-style-name="P5" draw:layer="layout" svg:x1="33.272cm" svg:y1="18.156cm" svg:x2="33.272cm" svg:y2="18.279cm">
          <text:p/>
        </draw:line>
        <draw:polygon draw:style-name="gr4" draw:text-style-name="P4" draw:layer="layout" svg:width="0cm" svg:height="0.122cm" svg:x="33.546cm" svg:y="18.156cm" svg:viewBox="0 0 0 123" draw:points="0,0 0,123">
          <text:p/>
        </draw:polygon>
        <draw:line draw:style-name="gr5" draw:text-style-name="P5" draw:layer="layout" svg:x1="33.546cm" svg:y1="18.156cm" svg:x2="33.546cm" svg:y2="18.279cm">
          <text:p/>
        </draw:line>
        <draw:polygon draw:style-name="gr4" draw:text-style-name="P4" draw:layer="layout" svg:width="0cm" svg:height="0.122cm" svg:x="33.821cm" svg:y="18.156cm" svg:viewBox="0 0 0 123" draw:points="0,0 0,123">
          <text:p/>
        </draw:polygon>
        <draw:line draw:style-name="gr5" draw:text-style-name="P5" draw:layer="layout" svg:x1="33.821cm" svg:y1="18.156cm" svg:x2="33.821cm" svg:y2="18.279cm">
          <text:p/>
        </draw:line>
        <draw:frame draw:style-name="gr6" draw:text-style-name="P7" draw:layer="layout" svg:width="0.563cm" svg:height="0.628cm" draw:transform="rotate (1.5707963267949) translate (32.63cm 18.685cm)">
          <draw:text-box>
            <text:p text:style-name="P6"><text:span text:style-name="T1">3</text:span></text:p>
          </draw:text-box>
        </draw:frame>
        <draw:polygon draw:style-name="gr4" draw:text-style-name="P4" draw:layer="layout" svg:width="0cm" svg:height="0.122cm" svg:x="34.096cm" svg:y="18.156cm" svg:viewBox="0 0 0 123" draw:points="0,0 0,123">
          <text:p/>
        </draw:polygon>
        <draw:line draw:style-name="gr5" draw:text-style-name="P5" draw:layer="layout" svg:x1="34.096cm" svg:y1="18.156cm" svg:x2="34.096cm" svg:y2="18.279cm">
          <text:p/>
        </draw:line>
        <draw:polygon draw:style-name="gr4" draw:text-style-name="P4" draw:layer="layout" svg:width="0cm" svg:height="0.122cm" svg:x="34.371cm" svg:y="18.156cm" svg:viewBox="0 0 0 123" draw:points="0,0 0,123">
          <text:p/>
        </draw:polygon>
        <draw:line draw:style-name="gr5" draw:text-style-name="P5" draw:layer="layout" svg:x1="34.371cm" svg:y1="18.156cm" svg:x2="34.371cm" svg:y2="18.279cm">
          <text:p/>
        </draw:line>
        <draw:polygon draw:style-name="gr4" draw:text-style-name="P4" draw:layer="layout" svg:width="0cm" svg:height="0.122cm" svg:x="34.645cm" svg:y="18.156cm" svg:viewBox="0 0 0 123" draw:points="0,0 0,123">
          <text:p/>
        </draw:polygon>
        <draw:line draw:style-name="gr5" draw:text-style-name="P5" draw:layer="layout" svg:x1="34.645cm" svg:y1="18.156cm" svg:x2="34.645cm" svg:y2="18.279cm">
          <text:p/>
        </draw:line>
        <draw:frame draw:style-name="gr6" draw:text-style-name="P7" draw:layer="layout" svg:width="0.563cm" svg:height="0.628cm" draw:transform="rotate (1.5707963267949) translate (33.454cm 18.685cm)">
          <draw:text-box>
            <text:p text:style-name="P6"><text:span text:style-name="T1">6</text:span></text:p>
          </draw:text-box>
        </draw:frame>
        <draw:polygon draw:style-name="gr4" draw:text-style-name="P4" draw:layer="layout" svg:width="0cm" svg:height="0.122cm" svg:x="34.92cm" svg:y="18.156cm" svg:viewBox="0 0 0 123" draw:points="0,0 0,123">
          <text:p/>
        </draw:polygon>
        <draw:line draw:style-name="gr5" draw:text-style-name="P5" draw:layer="layout" svg:x1="34.92cm" svg:y1="18.156cm" svg:x2="34.92cm" svg:y2="18.279cm">
          <text:p/>
        </draw:line>
        <draw:polygon draw:style-name="gr4" draw:text-style-name="P4" draw:layer="layout" svg:width="0cm" svg:height="0.122cm" svg:x="35.195cm" svg:y="18.156cm" svg:viewBox="0 0 0 123" draw:points="0,0 0,123">
          <text:p/>
        </draw:polygon>
        <draw:line draw:style-name="gr5" draw:text-style-name="P5" draw:layer="layout" svg:x1="35.195cm" svg:y1="18.156cm" svg:x2="35.195cm" svg:y2="18.279cm">
          <text:p/>
        </draw:line>
        <draw:polygon draw:style-name="gr4" draw:text-style-name="P4" draw:layer="layout" svg:width="0cm" svg:height="0.122cm" svg:x="35.47cm" svg:y="18.156cm" svg:viewBox="0 0 0 123" draw:points="0,0 0,123">
          <text:p/>
        </draw:polygon>
        <draw:line draw:style-name="gr5" draw:text-style-name="P5" draw:layer="layout" svg:x1="35.47cm" svg:y1="18.156cm" svg:x2="35.47cm" svg:y2="18.279cm">
          <text:p/>
        </draw:line>
        <draw:frame draw:style-name="gr6" draw:text-style-name="P7" draw:layer="layout" svg:width="0.563cm" svg:height="0.628cm" draw:transform="rotate (1.5707963267949) translate (34.279cm 18.685cm)">
          <draw:text-box>
            <text:p text:style-name="P6"><text:span text:style-name="T1">9</text:span></text:p>
          </draw:text-box>
        </draw:frame>
        <draw:polygon draw:style-name="gr4" draw:text-style-name="P4" draw:layer="layout" svg:width="0cm" svg:height="0.122cm" svg:x="35.744cm" svg:y="18.156cm" svg:viewBox="0 0 0 123" draw:points="0,0 0,123">
          <text:p/>
        </draw:polygon>
        <draw:line draw:style-name="gr5" draw:text-style-name="P5" draw:layer="layout" svg:x1="35.744cm" svg:y1="18.156cm" svg:x2="35.744cm" svg:y2="18.279cm">
          <text:p/>
        </draw:line>
        <draw:polygon draw:style-name="gr4" draw:text-style-name="P4" draw:layer="layout" svg:width="0cm" svg:height="0.122cm" svg:x="36.019cm" svg:y="18.156cm" svg:viewBox="0 0 0 123" draw:points="0,0 0,123">
          <text:p/>
        </draw:polygon>
        <draw:line draw:style-name="gr5" draw:text-style-name="P5" draw:layer="layout" svg:x1="36.019cm" svg:y1="18.156cm" svg:x2="36.019cm" svg:y2="18.279cm">
          <text:p/>
        </draw:line>
        <draw:polygon draw:style-name="gr4" draw:text-style-name="P4" draw:layer="layout" svg:width="0cm" svg:height="0.122cm" svg:x="36.294cm" svg:y="18.156cm" svg:viewBox="0 0 0 123" draw:points="0,0 0,123">
          <text:p/>
        </draw:polygon>
        <draw:line draw:style-name="gr5" draw:text-style-name="P5" draw:layer="layout" svg:x1="36.294cm" svg:y1="18.156cm" svg:x2="36.294cm" svg:y2="18.279cm">
          <text:p/>
        </draw:line>
        <draw:frame draw:style-name="gr6" draw:text-style-name="P7" draw:layer="layout" svg:width="0.569cm" svg:height="0.628cm" draw:transform="rotate (1.5707963267949) translate (35.103cm 18.967cm)">
          <draw:text-box>
            <text:p text:style-name="P6"><text:span text:style-name="T1">12</text:span></text:p>
          </draw:text-box>
        </draw:frame>
        <draw:polygon draw:style-name="gr4" draw:text-style-name="P4" draw:layer="layout" svg:width="0cm" svg:height="0.122cm" svg:x="36.568cm" svg:y="18.156cm" svg:viewBox="0 0 0 123" draw:points="0,0 0,123">
          <text:p/>
        </draw:polygon>
        <draw:line draw:style-name="gr5" draw:text-style-name="P5" draw:layer="layout" svg:x1="36.568cm" svg:y1="18.156cm" svg:x2="36.568cm" svg:y2="18.279cm">
          <text:p/>
        </draw:line>
        <draw:polygon draw:style-name="gr4" draw:text-style-name="P4" draw:layer="layout" svg:width="0cm" svg:height="0.122cm" svg:x="36.843cm" svg:y="18.156cm" svg:viewBox="0 0 0 123" draw:points="0,0 0,123">
          <text:p/>
        </draw:polygon>
        <draw:line draw:style-name="gr5" draw:text-style-name="P5" draw:layer="layout" svg:x1="36.843cm" svg:y1="18.156cm" svg:x2="36.843cm" svg:y2="18.279cm">
          <text:p/>
        </draw:line>
        <draw:polygon draw:style-name="gr4" draw:text-style-name="P4" draw:layer="layout" svg:width="0cm" svg:height="0.122cm" svg:x="37.118cm" svg:y="18.156cm" svg:viewBox="0 0 0 123" draw:points="0,0 0,123">
          <text:p/>
        </draw:polygon>
        <draw:line draw:style-name="gr5" draw:text-style-name="P5" draw:layer="layout" svg:x1="37.118cm" svg:y1="18.156cm" svg:x2="37.118cm" svg:y2="18.279cm">
          <text:p/>
        </draw:line>
        <draw:frame draw:style-name="gr6" draw:text-style-name="P7" draw:layer="layout" svg:width="0.569cm" svg:height="0.628cm" draw:transform="rotate (1.5707963267949) translate (35.927cm 18.967cm)">
          <draw:text-box>
            <text:p text:style-name="P6"><text:span text:style-name="T1">15</text:span></text:p>
          </draw:text-box>
        </draw:frame>
        <draw:polygon draw:style-name="gr4" draw:text-style-name="P4" draw:layer="layout" svg:width="0cm" svg:height="0.122cm" svg:x="37.393cm" svg:y="18.156cm" svg:viewBox="0 0 0 123" draw:points="0,0 0,123">
          <text:p/>
        </draw:polygon>
        <draw:line draw:style-name="gr5" draw:text-style-name="P5" draw:layer="layout" svg:x1="37.393cm" svg:y1="18.156cm" svg:x2="37.393cm" svg:y2="18.279cm">
          <text:p/>
        </draw:line>
        <draw:polygon draw:style-name="gr4" draw:text-style-name="P4" draw:layer="layout" svg:width="0cm" svg:height="0.122cm" svg:x="37.667cm" svg:y="18.156cm" svg:viewBox="0 0 0 123" draw:points="0,0 0,123">
          <text:p/>
        </draw:polygon>
        <draw:line draw:style-name="gr5" draw:text-style-name="P5" draw:layer="layout" svg:x1="37.667cm" svg:y1="18.156cm" svg:x2="37.667cm" svg:y2="18.279cm">
          <text:p/>
        </draw:line>
        <draw:polygon draw:style-name="gr4" draw:text-style-name="P4" draw:layer="layout" svg:width="0cm" svg:height="0.122cm" svg:x="37.942cm" svg:y="18.156cm" svg:viewBox="0 0 0 123" draw:points="0,0 0,123">
          <text:p/>
        </draw:polygon>
        <draw:line draw:style-name="gr5" draw:text-style-name="P5" draw:layer="layout" svg:x1="37.942cm" svg:y1="18.156cm" svg:x2="37.942cm" svg:y2="18.279cm">
          <text:p/>
        </draw:line>
        <draw:frame draw:style-name="gr6" draw:text-style-name="P7" draw:layer="layout" svg:width="0.569cm" svg:height="0.628cm" draw:transform="rotate (1.5707963267949) translate (36.751cm 18.967cm)">
          <draw:text-box>
            <text:p text:style-name="P6"><text:span text:style-name="T1">18</text:span></text:p>
          </draw:text-box>
        </draw:frame>
        <draw:polygon draw:style-name="gr4" draw:text-style-name="P4" draw:layer="layout" svg:width="0cm" svg:height="0.122cm" svg:x="38.217cm" svg:y="18.156cm" svg:viewBox="0 0 0 123" draw:points="0,0 0,123">
          <text:p/>
        </draw:polygon>
        <draw:line draw:style-name="gr5" draw:text-style-name="P5" draw:layer="layout" svg:x1="38.217cm" svg:y1="18.156cm" svg:x2="38.217cm" svg:y2="18.279cm">
          <text:p/>
        </draw:line>
        <draw:polygon draw:style-name="gr4" draw:text-style-name="P4" draw:layer="layout" svg:width="0cm" svg:height="0.122cm" svg:x="38.492cm" svg:y="18.156cm" svg:viewBox="0 0 0 123" draw:points="0,0 0,123">
          <text:p/>
        </draw:polygon>
        <draw:line draw:style-name="gr5" draw:text-style-name="P5" draw:layer="layout" svg:x1="38.492cm" svg:y1="18.156cm" svg:x2="38.492cm" svg:y2="18.279cm">
          <text:p/>
        </draw:line>
        <draw:polygon draw:style-name="gr4" draw:text-style-name="P4" draw:layer="layout" svg:width="0cm" svg:height="0.122cm" svg:x="38.766cm" svg:y="18.156cm" svg:viewBox="0 0 0 123" draw:points="0,0 0,123">
          <text:p/>
        </draw:polygon>
        <draw:line draw:style-name="gr5" draw:text-style-name="P5" draw:layer="layout" svg:x1="38.766cm" svg:y1="18.156cm" svg:x2="38.766cm" svg:y2="18.279cm">
          <text:p/>
        </draw:line>
        <draw:frame draw:style-name="gr6" draw:text-style-name="P7" draw:layer="layout" svg:width="0.569cm" svg:height="0.628cm" draw:transform="rotate (1.5707963267949) translate (37.575cm 18.967cm)">
          <draw:text-box>
            <text:p text:style-name="P6"><text:span text:style-name="T1">21</text:span></text:p>
          </draw:text-box>
        </draw:frame>
        <draw:polygon draw:style-name="gr4" draw:text-style-name="P4" draw:layer="layout" svg:width="0cm" svg:height="0.122cm" svg:x="39.041cm" svg:y="18.156cm" svg:viewBox="0 0 0 123" draw:points="0,0 0,123">
          <text:p/>
        </draw:polygon>
        <draw:line draw:style-name="gr5" draw:text-style-name="P5" draw:layer="layout" svg:x1="39.041cm" svg:y1="18.156cm" svg:x2="39.041cm" svg:y2="18.279cm">
          <text:p/>
        </draw:line>
        <draw:polygon draw:style-name="gr4" draw:text-style-name="P4" draw:layer="layout" svg:width="0cm" svg:height="0.122cm" svg:x="39.316cm" svg:y="18.156cm" svg:viewBox="0 0 0 123" draw:points="0,0 0,123">
          <text:p/>
        </draw:polygon>
        <draw:line draw:style-name="gr5" draw:text-style-name="P5" draw:layer="layout" svg:x1="39.316cm" svg:y1="18.156cm" svg:x2="39.316cm" svg:y2="18.279cm">
          <text:p/>
        </draw:line>
        <draw:polygon draw:style-name="gr4" draw:text-style-name="P4" draw:layer="layout" svg:width="0cm" svg:height="0.122cm" svg:x="39.591cm" svg:y="18.156cm" svg:viewBox="0 0 0 123" draw:points="0,0 0,123">
          <text:p/>
        </draw:polygon>
        <draw:line draw:style-name="gr5" draw:text-style-name="P5" draw:layer="layout" svg:x1="39.591cm" svg:y1="18.156cm" svg:x2="39.591cm" svg:y2="18.279cm">
          <text:p/>
        </draw:line>
        <draw:frame draw:style-name="gr6" draw:text-style-name="P7" draw:layer="layout" svg:width="0.569cm" svg:height="0.628cm" draw:transform="rotate (1.5707963267949) translate (38.399cm 18.967cm)">
          <draw:text-box>
            <text:p text:style-name="P6"><text:span text:style-name="T1">24</text:span></text:p>
          </draw:text-box>
        </draw:frame>
        <draw:polygon draw:style-name="gr4" draw:text-style-name="P4" draw:layer="layout" svg:width="0.122cm" svg:height="0cm" svg:x="31.39cm" svg:y="18.156cm" svg:viewBox="0 0 123 0" draw:points="123,0 0,0">
          <text:p/>
        </draw:polygon>
        <draw:line draw:style-name="gr5" draw:text-style-name="P5" draw:layer="layout" svg:x1="31.513cm" svg:y1="18.156cm" svg:x2="31.39cm" svg:y2="18.156cm">
          <text:p/>
        </draw:line>
        <draw:frame draw:style-name="gr6" draw:text-style-name="P7" draw:layer="layout" svg:width="0.569cm" svg:height="0.628cm" draw:transform="rotate (1.5707963267949) translate (39.224cm 18.967cm)">
          <draw:text-box>
            <text:p text:style-name="P6"><text:span text:style-name="T1">27</text:span></text:p>
          </draw:text-box>
        </draw:frame>
        <draw:polygon draw:style-name="gr4" draw:text-style-name="P4" draw:layer="layout" svg:width="0.122cm" svg:height="0cm" svg:x="31.39cm" svg:y="16.893cm" svg:viewBox="0 0 123 0" draw:points="123,0 0,0">
          <text:p/>
        </draw:polygon>
        <draw:line draw:style-name="gr5" draw:text-style-name="P5" draw:layer="layout" svg:x1="31.513cm" svg:y1="16.893cm" svg:x2="31.39cm" svg:y2="16.893cm">
          <text:p/>
        </draw:line>
        <draw:frame draw:style-name="gr6" draw:text-style-name="P7" draw:layer="layout" svg:width="0.709cm" svg:height="0.628cm" svg:x="30.561cm" svg:y="17.849cm">
          <draw:text-box>
            <text:p text:style-name="P6"><text:span text:style-name="T1">0.0</text:span></text:p>
          </draw:text-box>
        </draw:frame>
        <draw:polygon draw:style-name="gr4" draw:text-style-name="P4" draw:layer="layout" svg:width="0.122cm" svg:height="0cm" svg:x="31.39cm" svg:y="15.63cm" svg:viewBox="0 0 123 0" draw:points="123,0 0,0">
          <text:p/>
        </draw:polygon>
        <draw:line draw:style-name="gr5" draw:text-style-name="P5" draw:layer="layout" svg:x1="31.513cm" svg:y1="15.63cm" svg:x2="31.39cm" svg:y2="15.63cm">
          <text:p/>
        </draw:line>
        <draw:frame draw:style-name="gr6" draw:text-style-name="P7" draw:layer="layout" svg:width="0.709cm" svg:height="0.628cm" svg:x="30.561cm" svg:y="16.586cm">
          <draw:text-box>
            <text:p text:style-name="P6"><text:span text:style-name="T1">0.2</text:span></text:p>
          </draw:text-box>
        </draw:frame>
        <draw:polygon draw:style-name="gr4" draw:text-style-name="P4" draw:layer="layout" svg:width="0.122cm" svg:height="0cm" svg:x="31.39cm" svg:y="14.367cm" svg:viewBox="0 0 123 0" draw:points="123,0 0,0">
          <text:p/>
        </draw:polygon>
        <draw:line draw:style-name="gr5" draw:text-style-name="P5" draw:layer="layout" svg:x1="31.513cm" svg:y1="14.367cm" svg:x2="31.39cm" svg:y2="14.367cm">
          <text:p/>
        </draw:line>
        <draw:frame draw:style-name="gr6" draw:text-style-name="P7" draw:layer="layout" svg:width="0.709cm" svg:height="0.628cm" svg:x="30.561cm" svg:y="15.324cm">
          <draw:text-box>
            <text:p text:style-name="P6"><text:span text:style-name="T1">0.4</text:span></text:p>
          </draw:text-box>
        </draw:frame>
        <draw:polygon draw:style-name="gr4" draw:text-style-name="P4" draw:layer="layout" svg:width="0.122cm" svg:height="0cm" svg:x="31.39cm" svg:y="13.105cm" svg:viewBox="0 0 123 0" draw:points="123,0 0,0">
          <text:p/>
        </draw:polygon>
        <draw:line draw:style-name="gr5" draw:text-style-name="P5" draw:layer="layout" svg:x1="31.513cm" svg:y1="13.105cm" svg:x2="31.39cm" svg:y2="13.105cm">
          <text:p/>
        </draw:line>
        <draw:frame draw:style-name="gr6" draw:text-style-name="P7" draw:layer="layout" svg:width="0.709cm" svg:height="0.628cm" svg:x="30.561cm" svg:y="14.061cm">
          <draw:text-box>
            <text:p text:style-name="P6"><text:span text:style-name="T1">0.6</text:span></text:p>
          </draw:text-box>
        </draw:frame>
        <draw:polygon draw:style-name="gr4" draw:text-style-name="P4" draw:layer="layout" svg:width="0.122cm" svg:height="0cm" svg:x="31.39cm" svg:y="11.842cm" svg:viewBox="0 0 123 0" draw:points="123,0 0,0">
          <text:p/>
        </draw:polygon>
        <draw:line draw:style-name="gr5" draw:text-style-name="P5" draw:layer="layout" svg:x1="31.513cm" svg:y1="11.842cm" svg:x2="31.39cm" svg:y2="11.842cm">
          <text:p/>
        </draw:line>
        <draw:frame draw:style-name="gr6" draw:text-style-name="P7" draw:layer="layout" svg:width="0.709cm" svg:height="0.628cm" svg:x="30.561cm" svg:y="12.798cm">
          <draw:text-box>
            <text:p text:style-name="P6"><text:span text:style-name="T1">0.8</text:span></text:p>
          </draw:text-box>
        </draw:frame>
        <draw:polyline draw:style-name="gr7" draw:text-style-name="P5" draw:layer="layout" svg:width="7.693cm" svg:height="3.212cm" svg:x="31.898cm" svg:y="14.771cm" svg:viewBox="0 0 7694 3213" draw:points="0,2895 275,2122 549,1576 824,923 1099,767 1374,625 1648,510 1923,496 2198,358 2473,245 2748,390 3023,460 3298,306 3573,264 3847,0 4122,469 4397,738 4671,1567 4946,715 5221,812 5496,1150 5770,1849 6045,3073 6320,3108 6595,3107 6869,3151 7144,3168 7419,3195 7694,3213">
          <text:p/>
        </draw:polyline>
        <draw:polyline draw:style-name="gr8" draw:text-style-name="P5" draw:layer="layout" svg:width="7.693cm" svg:height="4.802cm" svg:x="31.898cm" svg:y="13.329cm" svg:viewBox="0 0 7694 4803" draw:points="0,2190 275,1012 549,402 824,155 1099,120 1374,32 1648,0 1923,272 2198,234 2473,573 2748,678 3023,946 3298,1473 3573,1635 3847,2229 4122,2657 4397,3904 4671,4504 4946,4561 5221,4560 5496,4736 5770,4650 6045,4803 6320,4794 6595,4733 6869,4768 7144,4784 7419,4803 7694,4803">
          <text:p/>
        </draw:polyline>
        <draw:line draw:style-name="gr9" draw:text-style-name="P5" draw:layer="layout" svg:x1="31.513cm" svg:y1="18.156cm" svg:x2="31.513cm" svg:y2="11.842cm">
          <text:p/>
        </draw:line>
        <draw:line draw:style-name="gr9" draw:text-style-name="P5" draw:layer="layout" svg:x1="39.975cm" svg:y1="18.156cm" svg:x2="39.975cm" svg:y2="11.842cm">
          <text:p/>
        </draw:line>
        <draw:line draw:style-name="gr9" draw:text-style-name="P5" draw:layer="layout" svg:x1="31.513cm" svg:y1="18.156cm" svg:x2="39.975cm" svg:y2="18.156cm">
          <text:p/>
        </draw:line>
        <draw:line draw:style-name="gr9" draw:text-style-name="P5" draw:layer="layout" svg:x1="31.513cm" svg:y1="11.842cm" svg:x2="39.975cm" svg:y2="11.842cm">
          <text:p/>
        </draw:line>
        <draw:frame draw:style-name="gr6" draw:text-style-name="P7" draw:layer="layout" svg:width="0.709cm" svg:height="0.628cm" svg:x="30.561cm" svg:y="11.535cm">
          <draw:text-box>
            <text:p text:style-name="P6"><text:span text:style-name="T1">1.0</text:span></text:p>
          </draw:text-box>
        </draw:frame>
        <draw:polygon draw:style-name="gr1" draw:text-style-name="P1" draw:layer="layout" svg:width="8.461cm" svg:height="6.314cm" svg:x="1.892cm" svg:y="20.579cm" svg:viewBox="0 0 8462 6315" draw:points="0,6315 8462,6315 8462,0 0,0">
          <text:p/>
        </draw:polygon>
        <draw:polygon draw:style-name="gr2" draw:text-style-name="P2" draw:layer="layout" svg:width="7.693cm" svg:height="0.855cm" svg:x="2.276cm" svg:y="26.044cm" svg:viewBox="0 0 7694 856" draw:points="0,577 0,795 275,693 550,664 825,657 1099,523 1374,491 1650,527 1924,521 2199,512 2474,438 2749,400 3023,411 3298,337 3573,390 3848,364 4122,359 4397,317 4672,631 4947,663 5221,623 5496,807 5771,821 6045,847 6320,836 6595,856 6870,842 7144,847 7419,845 7694,849 7694,701 7419,700 7144,679 6870,662 6595,560 6320,566 6045,556 5771,556 5496,532 5221,402 4947,409 4672,298 4397,0 4122,19 3848,85 3573,101 3298,124 3023,137 2749,138 2474,128 2199,137 1924,156 1650,183 1374,239 1099,251 825,284 550,421 275,510">
          <text:p/>
        </draw:polygon>
        <draw:polygon draw:style-name="gr3" draw:text-style-name="P3" draw:layer="layout" svg:width="7.693cm" svg:height="2.281cm" svg:x="2.276cm" svg:y="24.617cm" svg:viewBox="0 0 7694 2282" draw:points="0,1612 0,1999 275,1254 550,1105 825,946 1099,775 1374,676 1650,653 1924,650 2199,752 2474,731 2749,866 3023,996 3298,978 3573,1592 3848,1718 4122,1759 4397,1785 4672,2248 4947,2254 5221,2237 5496,2256 5771,2262 6045,2253 6320,2270 6595,2272 6870,2249 7144,2258 7419,2275 7694,2282 7694,2203 7419,2137 7144,2131 6870,2123 6595,2129 6320,2164 6045,2135 5771,2145 5496,2145 5221,2133 4947,2121 4672,2104 4397,1450 4122,1287 3848,1260 3573,1073 3298,427 3023,416 2749,301 2474,177 2199,111 1924,13 1650,70 1374,0 1099,120 825,367 550,412 275,695">
          <text:p/>
        </draw:polygon>
        <draw:polygon draw:style-name="gr4" draw:text-style-name="P4" draw:layer="layout" svg:width="0cm" svg:height="0.123cm" svg:x="2.276cm" svg:y="26.893cm" svg:viewBox="0 0 0 124" draw:points="0,0 0,124">
          <text:p/>
        </draw:polygon>
        <draw:line draw:style-name="gr5" draw:text-style-name="P5" draw:layer="layout" svg:x1="2.276cm" svg:y1="26.893cm" svg:x2="2.276cm" svg:y2="27.017cm">
          <text:p/>
        </draw:line>
        <draw:frame draw:style-name="gr11" draw:text-style-name="P9" draw:layer="layout" svg:width="5.336cm" svg:height="0.86cm" svg:x="33.083cm" svg:y="10.939cm">
          <draw:text-box>
            <text:p text:style-name="P6"><text:span text:style-name="T3">task done by tool</text:span></text:p>
          </draw:text-box>
        </draw:frame>
        <draw:polygon draw:style-name="gr4" draw:text-style-name="P4" draw:layer="layout" svg:width="0cm" svg:height="0.123cm" svg:x="2.551cm" svg:y="26.893cm" svg:viewBox="0 0 0 124" draw:points="0,0 0,124">
          <text:p/>
        </draw:polygon>
        <draw:line draw:style-name="gr5" draw:text-style-name="P5" draw:layer="layout" svg:x1="2.551cm" svg:y1="26.893cm" svg:x2="2.551cm" svg:y2="27.017cm">
          <text:p/>
        </draw:line>
        <draw:polygon draw:style-name="gr4" draw:text-style-name="P4" draw:layer="layout" svg:width="0cm" svg:height="0.123cm" svg:x="2.826cm" svg:y="26.893cm" svg:viewBox="0 0 0 124" draw:points="0,0 0,124">
          <text:p/>
        </draw:polygon>
        <draw:line draw:style-name="gr5" draw:text-style-name="P5" draw:layer="layout" svg:x1="2.826cm" svg:y1="26.893cm" svg:x2="2.826cm" svg:y2="27.017cm">
          <text:p/>
        </draw:line>
        <draw:polygon draw:style-name="gr4" draw:text-style-name="P4" draw:layer="layout" svg:width="0cm" svg:height="0.123cm" svg:x="3.101cm" svg:y="26.893cm" svg:viewBox="0 0 0 124" draw:points="0,0 0,124">
          <text:p/>
        </draw:polygon>
        <draw:line draw:style-name="gr5" draw:text-style-name="P5" draw:layer="layout" svg:x1="3.101cm" svg:y1="26.893cm" svg:x2="3.101cm" svg:y2="27.017cm">
          <text:p/>
        </draw:line>
        <draw:polygon draw:style-name="gr4" draw:text-style-name="P4" draw:layer="layout" svg:width="0cm" svg:height="0.123cm" svg:x="3.375cm" svg:y="26.893cm" svg:viewBox="0 0 0 124" draw:points="0,0 0,124">
          <text:p/>
        </draw:polygon>
        <draw:line draw:style-name="gr5" draw:text-style-name="P5" draw:layer="layout" svg:x1="3.375cm" svg:y1="26.893cm" svg:x2="3.375cm" svg:y2="27.017cm">
          <text:p/>
        </draw:line>
        <draw:frame draw:style-name="gr6" draw:text-style-name="P7" draw:layer="layout" svg:width="0.971cm" svg:height="0.628cm" draw:transform="rotate (1.5707963267949) translate (1.91cm 28.113cm)">
          <draw:text-box>
            <text:p text:style-name="P6"><text:span text:style-name="T1">emb</text:span></text:p>
          </draw:text-box>
        </draw:frame>
        <draw:polygon draw:style-name="gr4" draw:text-style-name="P4" draw:layer="layout" svg:width="0cm" svg:height="0.123cm" svg:x="3.65cm" svg:y="26.893cm" svg:viewBox="0 0 0 124" draw:points="0,0 0,124">
          <text:p/>
        </draw:polygon>
        <draw:line draw:style-name="gr5" draw:text-style-name="P5" draw:layer="layout" svg:x1="3.65cm" svg:y1="26.893cm" svg:x2="3.65cm" svg:y2="27.017cm">
          <text:p/>
        </draw:line>
        <draw:polygon draw:style-name="gr4" draw:text-style-name="P4" draw:layer="layout" svg:width="0cm" svg:height="0.123cm" svg:x="3.925cm" svg:y="26.893cm" svg:viewBox="0 0 0 124" draw:points="0,0 0,124">
          <text:p/>
        </draw:polygon>
        <draw:line draw:style-name="gr5" draw:text-style-name="P5" draw:layer="layout" svg:x1="3.925cm" svg:y1="26.893cm" svg:x2="3.925cm" svg:y2="27.017cm">
          <text:p/>
        </draw:line>
        <draw:polygon draw:style-name="gr4" draw:text-style-name="P4" draw:layer="layout" svg:width="0cm" svg:height="0.123cm" svg:x="4.199cm" svg:y="26.893cm" svg:viewBox="0 0 0 124" draw:points="0,0 0,124">
          <text:p/>
        </draw:polygon>
        <draw:line draw:style-name="gr5" draw:text-style-name="P5" draw:layer="layout" svg:x1="4.199cm" svg:y1="26.893cm" svg:x2="4.199cm" svg:y2="27.017cm">
          <text:p/>
        </draw:line>
        <draw:frame draw:style-name="gr6" draw:text-style-name="P7" draw:layer="layout" svg:width="0.563cm" svg:height="0.628cm" draw:transform="rotate (1.5707963267949) translate (3.008cm 27.423cm)">
          <draw:text-box>
            <text:p text:style-name="P6"><text:span text:style-name="T1">3</text:span></text:p>
          </draw:text-box>
        </draw:frame>
        <draw:polygon draw:style-name="gr4" draw:text-style-name="P4" draw:layer="layout" svg:width="0cm" svg:height="0.123cm" svg:x="4.474cm" svg:y="26.893cm" svg:viewBox="0 0 0 124" draw:points="0,0 0,124">
          <text:p/>
        </draw:polygon>
        <draw:line draw:style-name="gr5" draw:text-style-name="P5" draw:layer="layout" svg:x1="4.474cm" svg:y1="26.893cm" svg:x2="4.474cm" svg:y2="27.017cm">
          <text:p/>
        </draw:line>
        <draw:polygon draw:style-name="gr4" draw:text-style-name="P4" draw:layer="layout" svg:width="0cm" svg:height="0.123cm" svg:x="4.749cm" svg:y="26.893cm" svg:viewBox="0 0 0 124" draw:points="0,0 0,124">
          <text:p/>
        </draw:polygon>
        <draw:line draw:style-name="gr5" draw:text-style-name="P5" draw:layer="layout" svg:x1="4.749cm" svg:y1="26.893cm" svg:x2="4.749cm" svg:y2="27.017cm">
          <text:p/>
        </draw:line>
        <draw:polygon draw:style-name="gr4" draw:text-style-name="P4" draw:layer="layout" svg:width="0cm" svg:height="0.123cm" svg:x="5.024cm" svg:y="26.893cm" svg:viewBox="0 0 0 124" draw:points="0,0 0,124">
          <text:p/>
        </draw:polygon>
        <draw:line draw:style-name="gr5" draw:text-style-name="P5" draw:layer="layout" svg:x1="5.024cm" svg:y1="26.893cm" svg:x2="5.024cm" svg:y2="27.017cm">
          <text:p/>
        </draw:line>
        <draw:frame draw:style-name="gr6" draw:text-style-name="P7" draw:layer="layout" svg:width="0.563cm" svg:height="0.628cm" draw:transform="rotate (1.5707963267949) translate (3.833cm 27.423cm)">
          <draw:text-box>
            <text:p text:style-name="P6"><text:span text:style-name="T1">6</text:span></text:p>
          </draw:text-box>
        </draw:frame>
        <draw:polygon draw:style-name="gr4" draw:text-style-name="P4" draw:layer="layout" svg:width="0cm" svg:height="0.123cm" svg:x="5.298cm" svg:y="26.893cm" svg:viewBox="0 0 0 124" draw:points="0,0 0,124">
          <text:p/>
        </draw:polygon>
        <draw:line draw:style-name="gr5" draw:text-style-name="P5" draw:layer="layout" svg:x1="5.298cm" svg:y1="26.893cm" svg:x2="5.298cm" svg:y2="27.017cm">
          <text:p/>
        </draw:line>
        <draw:polygon draw:style-name="gr4" draw:text-style-name="P4" draw:layer="layout" svg:width="0cm" svg:height="0.123cm" svg:x="5.573cm" svg:y="26.893cm" svg:viewBox="0 0 0 124" draw:points="0,0 0,124">
          <text:p/>
        </draw:polygon>
        <draw:line draw:style-name="gr5" draw:text-style-name="P5" draw:layer="layout" svg:x1="5.573cm" svg:y1="26.893cm" svg:x2="5.573cm" svg:y2="27.017cm">
          <text:p/>
        </draw:line>
        <draw:polygon draw:style-name="gr4" draw:text-style-name="P4" draw:layer="layout" svg:width="0cm" svg:height="0.123cm" svg:x="5.848cm" svg:y="26.893cm" svg:viewBox="0 0 0 124" draw:points="0,0 0,124">
          <text:p/>
        </draw:polygon>
        <draw:line draw:style-name="gr5" draw:text-style-name="P5" draw:layer="layout" svg:x1="5.848cm" svg:y1="26.893cm" svg:x2="5.848cm" svg:y2="27.017cm">
          <text:p/>
        </draw:line>
        <draw:frame draw:style-name="gr6" draw:text-style-name="P7" draw:layer="layout" svg:width="0.563cm" svg:height="0.628cm" draw:transform="rotate (1.5707963267949) translate (4.657cm 27.423cm)">
          <draw:text-box>
            <text:p text:style-name="P6"><text:span text:style-name="T1">9</text:span></text:p>
          </draw:text-box>
        </draw:frame>
        <draw:polygon draw:style-name="gr4" draw:text-style-name="P4" draw:layer="layout" svg:width="0cm" svg:height="0.123cm" svg:x="6.123cm" svg:y="26.893cm" svg:viewBox="0 0 0 124" draw:points="0,0 0,124">
          <text:p/>
        </draw:polygon>
        <draw:line draw:style-name="gr5" draw:text-style-name="P5" draw:layer="layout" svg:x1="6.123cm" svg:y1="26.893cm" svg:x2="6.123cm" svg:y2="27.017cm">
          <text:p/>
        </draw:line>
        <draw:polygon draw:style-name="gr4" draw:text-style-name="P4" draw:layer="layout" svg:width="0cm" svg:height="0.123cm" svg:x="6.397cm" svg:y="26.893cm" svg:viewBox="0 0 0 124" draw:points="0,0 0,124">
          <text:p/>
        </draw:polygon>
        <draw:line draw:style-name="gr5" draw:text-style-name="P5" draw:layer="layout" svg:x1="6.397cm" svg:y1="26.893cm" svg:x2="6.397cm" svg:y2="27.017cm">
          <text:p/>
        </draw:line>
        <draw:polygon draw:style-name="gr4" draw:text-style-name="P4" draw:layer="layout" svg:width="0cm" svg:height="0.123cm" svg:x="6.672cm" svg:y="26.893cm" svg:viewBox="0 0 0 124" draw:points="0,0 0,124">
          <text:p/>
        </draw:polygon>
        <draw:line draw:style-name="gr5" draw:text-style-name="P5" draw:layer="layout" svg:x1="6.672cm" svg:y1="26.893cm" svg:x2="6.672cm" svg:y2="27.017cm">
          <text:p/>
        </draw:line>
        <draw:frame draw:style-name="gr6" draw:text-style-name="P7" draw:layer="layout" svg:width="0.569cm" svg:height="0.628cm" draw:transform="rotate (1.5707963267949) translate (5.481cm 27.705cm)">
          <draw:text-box>
            <text:p text:style-name="P6"><text:span text:style-name="T1">12</text:span></text:p>
          </draw:text-box>
        </draw:frame>
        <draw:polygon draw:style-name="gr4" draw:text-style-name="P4" draw:layer="layout" svg:width="0cm" svg:height="0.123cm" svg:x="6.947cm" svg:y="26.893cm" svg:viewBox="0 0 0 124" draw:points="0,0 0,124">
          <text:p/>
        </draw:polygon>
        <draw:line draw:style-name="gr5" draw:text-style-name="P5" draw:layer="layout" svg:x1="6.947cm" svg:y1="26.893cm" svg:x2="6.947cm" svg:y2="27.017cm">
          <text:p/>
        </draw:line>
        <draw:polygon draw:style-name="gr4" draw:text-style-name="P4" draw:layer="layout" svg:width="0cm" svg:height="0.123cm" svg:x="7.222cm" svg:y="26.893cm" svg:viewBox="0 0 0 124" draw:points="0,0 0,124">
          <text:p/>
        </draw:polygon>
        <draw:line draw:style-name="gr5" draw:text-style-name="P5" draw:layer="layout" svg:x1="7.222cm" svg:y1="26.893cm" svg:x2="7.222cm" svg:y2="27.017cm">
          <text:p/>
        </draw:line>
        <draw:polygon draw:style-name="gr4" draw:text-style-name="P4" draw:layer="layout" svg:width="0cm" svg:height="0.123cm" svg:x="7.496cm" svg:y="26.893cm" svg:viewBox="0 0 0 124" draw:points="0,0 0,124">
          <text:p/>
        </draw:polygon>
        <draw:line draw:style-name="gr5" draw:text-style-name="P5" draw:layer="layout" svg:x1="7.496cm" svg:y1="26.893cm" svg:x2="7.496cm" svg:y2="27.017cm">
          <text:p/>
        </draw:line>
        <draw:frame draw:style-name="gr6" draw:text-style-name="P7" draw:layer="layout" svg:width="0.569cm" svg:height="0.628cm" draw:transform="rotate (1.5707963267949) translate (6.305cm 27.705cm)">
          <draw:text-box>
            <text:p text:style-name="P6"><text:span text:style-name="T1">15</text:span></text:p>
          </draw:text-box>
        </draw:frame>
        <draw:polygon draw:style-name="gr4" draw:text-style-name="P4" draw:layer="layout" svg:width="0cm" svg:height="0.123cm" svg:x="7.771cm" svg:y="26.893cm" svg:viewBox="0 0 0 124" draw:points="0,0 0,124">
          <text:p/>
        </draw:polygon>
        <draw:line draw:style-name="gr5" draw:text-style-name="P5" draw:layer="layout" svg:x1="7.771cm" svg:y1="26.893cm" svg:x2="7.771cm" svg:y2="27.017cm">
          <text:p/>
        </draw:line>
        <draw:polygon draw:style-name="gr4" draw:text-style-name="P4" draw:layer="layout" svg:width="0cm" svg:height="0.123cm" svg:x="8.046cm" svg:y="26.893cm" svg:viewBox="0 0 0 124" draw:points="0,0 0,124">
          <text:p/>
        </draw:polygon>
        <draw:line draw:style-name="gr5" draw:text-style-name="P5" draw:layer="layout" svg:x1="8.046cm" svg:y1="26.893cm" svg:x2="8.046cm" svg:y2="27.017cm">
          <text:p/>
        </draw:line>
        <draw:polygon draw:style-name="gr4" draw:text-style-name="P4" draw:layer="layout" svg:width="0cm" svg:height="0.123cm" svg:x="8.32cm" svg:y="26.893cm" svg:viewBox="0 0 0 124" draw:points="0,0 0,124">
          <text:p/>
        </draw:polygon>
        <draw:line draw:style-name="gr5" draw:text-style-name="P5" draw:layer="layout" svg:x1="8.32cm" svg:y1="26.893cm" svg:x2="8.32cm" svg:y2="27.017cm">
          <text:p/>
        </draw:line>
        <draw:frame draw:style-name="gr6" draw:text-style-name="P7" draw:layer="layout" svg:width="0.569cm" svg:height="0.628cm" draw:transform="rotate (1.5707963267949) translate (7.129cm 27.705cm)">
          <draw:text-box>
            <text:p text:style-name="P6"><text:span text:style-name="T1">18</text:span></text:p>
          </draw:text-box>
        </draw:frame>
        <draw:polygon draw:style-name="gr4" draw:text-style-name="P4" draw:layer="layout" svg:width="0cm" svg:height="0.123cm" svg:x="8.595cm" svg:y="26.893cm" svg:viewBox="0 0 0 124" draw:points="0,0 0,124">
          <text:p/>
        </draw:polygon>
        <draw:line draw:style-name="gr5" draw:text-style-name="P5" draw:layer="layout" svg:x1="8.595cm" svg:y1="26.893cm" svg:x2="8.595cm" svg:y2="27.017cm">
          <text:p/>
        </draw:line>
        <draw:polygon draw:style-name="gr4" draw:text-style-name="P4" draw:layer="layout" svg:width="0cm" svg:height="0.123cm" svg:x="8.87cm" svg:y="26.893cm" svg:viewBox="0 0 0 124" draw:points="0,0 0,124">
          <text:p/>
        </draw:polygon>
        <draw:line draw:style-name="gr5" draw:text-style-name="P5" draw:layer="layout" svg:x1="8.87cm" svg:y1="26.893cm" svg:x2="8.87cm" svg:y2="27.017cm">
          <text:p/>
        </draw:line>
        <draw:polygon draw:style-name="gr4" draw:text-style-name="P4" draw:layer="layout" svg:width="0cm" svg:height="0.123cm" svg:x="9.145cm" svg:y="26.893cm" svg:viewBox="0 0 0 124" draw:points="0,0 0,124">
          <text:p/>
        </draw:polygon>
        <draw:line draw:style-name="gr5" draw:text-style-name="P5" draw:layer="layout" svg:x1="9.145cm" svg:y1="26.893cm" svg:x2="9.145cm" svg:y2="27.017cm">
          <text:p/>
        </draw:line>
        <draw:frame draw:style-name="gr6" draw:text-style-name="P7" draw:layer="layout" svg:width="0.569cm" svg:height="0.628cm" draw:transform="rotate (1.5707963267949) translate (7.954cm 27.705cm)">
          <draw:text-box>
            <text:p text:style-name="P6"><text:span text:style-name="T1">21</text:span></text:p>
          </draw:text-box>
        </draw:frame>
        <draw:polygon draw:style-name="gr4" draw:text-style-name="P4" draw:layer="layout" svg:width="0cm" svg:height="0.123cm" svg:x="9.419cm" svg:y="26.893cm" svg:viewBox="0 0 0 124" draw:points="0,0 0,124">
          <text:p/>
        </draw:polygon>
        <draw:line draw:style-name="gr5" draw:text-style-name="P5" draw:layer="layout" svg:x1="9.419cm" svg:y1="26.893cm" svg:x2="9.419cm" svg:y2="27.017cm">
          <text:p/>
        </draw:line>
        <draw:polygon draw:style-name="gr4" draw:text-style-name="P4" draw:layer="layout" svg:width="0cm" svg:height="0.123cm" svg:x="9.694cm" svg:y="26.893cm" svg:viewBox="0 0 0 124" draw:points="0,0 0,124">
          <text:p/>
        </draw:polygon>
        <draw:line draw:style-name="gr5" draw:text-style-name="P5" draw:layer="layout" svg:x1="9.694cm" svg:y1="26.893cm" svg:x2="9.694cm" svg:y2="27.017cm">
          <text:p/>
        </draw:line>
        <draw:polygon draw:style-name="gr4" draw:text-style-name="P4" draw:layer="layout" svg:width="0cm" svg:height="0.123cm" svg:x="9.969cm" svg:y="26.893cm" svg:viewBox="0 0 0 124" draw:points="0,0 0,124">
          <text:p/>
        </draw:polygon>
        <draw:line draw:style-name="gr5" draw:text-style-name="P5" draw:layer="layout" svg:x1="9.969cm" svg:y1="26.893cm" svg:x2="9.969cm" svg:y2="27.017cm">
          <text:p/>
        </draw:line>
        <draw:frame draw:style-name="gr6" draw:text-style-name="P7" draw:layer="layout" svg:width="0.569cm" svg:height="0.628cm" draw:transform="rotate (1.5707963267949) translate (8.778cm 27.705cm)">
          <draw:text-box>
            <text:p text:style-name="P6"><text:span text:style-name="T1">24</text:span></text:p>
          </draw:text-box>
        </draw:frame>
        <draw:polygon draw:style-name="gr4" draw:text-style-name="P4" draw:layer="layout" svg:width="0.123cm" svg:height="0cm" svg:x="1.768cm" svg:y="26.893cm" svg:viewBox="0 0 124 0" draw:points="124,0 0,0">
          <text:p/>
        </draw:polygon>
        <draw:line draw:style-name="gr5" draw:text-style-name="P5" draw:layer="layout" svg:x1="1.892cm" svg:y1="26.893cm" svg:x2="1.768cm" svg:y2="26.893cm">
          <text:p/>
        </draw:line>
        <draw:frame draw:style-name="gr6" draw:text-style-name="P7" draw:layer="layout" svg:width="0.569cm" svg:height="0.628cm" draw:transform="rotate (1.5707963267949) translate (9.602cm 27.705cm)">
          <draw:text-box>
            <text:p text:style-name="P6"><text:span text:style-name="T1">27</text:span></text:p>
          </draw:text-box>
        </draw:frame>
        <draw:polygon draw:style-name="gr4" draw:text-style-name="P4" draw:layer="layout" svg:width="0.123cm" svg:height="0cm" svg:x="1.768cm" svg:y="25.63cm" svg:viewBox="0 0 124 0" draw:points="124,0 0,0">
          <text:p/>
        </draw:polygon>
        <draw:line draw:style-name="gr5" draw:text-style-name="P5" draw:layer="layout" svg:x1="1.892cm" svg:y1="25.63cm" svg:x2="1.768cm" svg:y2="25.63cm">
          <text:p/>
        </draw:line>
        <draw:frame draw:style-name="gr6" draw:text-style-name="P7" draw:layer="layout" svg:width="0.709cm" svg:height="0.628cm" svg:x="0.94cm" svg:y="26.587cm">
          <draw:text-box>
            <text:p text:style-name="P6"><text:span text:style-name="T1">0.0</text:span></text:p>
          </draw:text-box>
        </draw:frame>
        <draw:polygon draw:style-name="gr4" draw:text-style-name="P4" draw:layer="layout" svg:width="0.123cm" svg:height="0cm" svg:x="1.768cm" svg:y="24.368cm" svg:viewBox="0 0 124 0" draw:points="124,0 0,0">
          <text:p/>
        </draw:polygon>
        <draw:line draw:style-name="gr5" draw:text-style-name="P5" draw:layer="layout" svg:x1="1.892cm" svg:y1="24.368cm" svg:x2="1.768cm" svg:y2="24.368cm">
          <text:p/>
        </draw:line>
        <draw:frame draw:style-name="gr6" draw:text-style-name="P7" draw:layer="layout" svg:width="0.709cm" svg:height="0.628cm" svg:x="0.94cm" svg:y="25.324cm">
          <draw:text-box>
            <text:p text:style-name="P6"><text:span text:style-name="T1">0.2</text:span></text:p>
          </draw:text-box>
        </draw:frame>
        <draw:polygon draw:style-name="gr4" draw:text-style-name="P4" draw:layer="layout" svg:width="0.123cm" svg:height="0cm" svg:x="1.768cm" svg:y="23.105cm" svg:viewBox="0 0 124 0" draw:points="124,0 0,0">
          <text:p/>
        </draw:polygon>
        <draw:line draw:style-name="gr5" draw:text-style-name="P5" draw:layer="layout" svg:x1="1.892cm" svg:y1="23.105cm" svg:x2="1.768cm" svg:y2="23.105cm">
          <text:p/>
        </draw:line>
        <draw:frame draw:style-name="gr6" draw:text-style-name="P7" draw:layer="layout" svg:width="0.709cm" svg:height="0.628cm" svg:x="0.94cm" svg:y="24.061cm">
          <draw:text-box>
            <text:p text:style-name="P6"><text:span text:style-name="T1">0.4</text:span></text:p>
          </draw:text-box>
        </draw:frame>
        <draw:polygon draw:style-name="gr4" draw:text-style-name="P4" draw:layer="layout" svg:width="0.123cm" svg:height="0cm" svg:x="1.768cm" svg:y="21.842cm" svg:viewBox="0 0 124 0" draw:points="124,0 0,0">
          <text:p/>
        </draw:polygon>
        <draw:line draw:style-name="gr5" draw:text-style-name="P5" draw:layer="layout" svg:x1="1.892cm" svg:y1="21.842cm" svg:x2="1.768cm" svg:y2="21.842cm">
          <text:p/>
        </draw:line>
        <draw:frame draw:style-name="gr6" draw:text-style-name="P7" draw:layer="layout" svg:width="0.709cm" svg:height="0.628cm" svg:x="0.94cm" svg:y="22.798cm">
          <draw:text-box>
            <text:p text:style-name="P6"><text:span text:style-name="T1">0.6</text:span></text:p>
          </draw:text-box>
        </draw:frame>
        <draw:polygon draw:style-name="gr4" draw:text-style-name="P4" draw:layer="layout" svg:width="0.123cm" svg:height="0cm" svg:x="1.768cm" svg:y="20.579cm" svg:viewBox="0 0 124 0" draw:points="124,0 0,0">
          <text:p/>
        </draw:polygon>
        <draw:line draw:style-name="gr5" draw:text-style-name="P5" draw:layer="layout" svg:x1="1.892cm" svg:y1="20.579cm" svg:x2="1.768cm" svg:y2="20.579cm">
          <text:p/>
        </draw:line>
        <draw:frame draw:style-name="gr6" draw:text-style-name="P7" draw:layer="layout" svg:width="0.709cm" svg:height="0.628cm" svg:x="0.94cm" svg:y="21.536cm">
          <draw:text-box>
            <text:p text:style-name="P6"><text:span text:style-name="T1">0.8</text:span></text:p>
          </draw:text-box>
        </draw:frame>
        <draw:frame draw:style-name="gr6" draw:text-style-name="P7" draw:layer="layout" svg:width="0.709cm" svg:height="0.628cm" svg:x="0.94cm" svg:y="20.273cm">
          <draw:text-box>
            <text:p text:style-name="P6"><text:span text:style-name="T1">1.0</text:span></text:p>
          </draw:text-box>
        </draw:frame>
        <draw:polyline draw:style-name="gr7" draw:text-style-name="P5" draw:layer="layout" svg:width="7.693cm" svg:height="0.615cm" svg:x="2.276cm" svg:y="26.203cm" svg:viewBox="0 0 7694 616" draw:points="0,527 275,443 550,383 825,312 1099,228 1374,206 1650,196 1924,179 2199,165 2474,123 2749,110 3023,114 3298,72 3573,86 3848,66 4122,30 4397,0 4672,306 4947,377 5221,354 5496,511 5771,529 6045,543 6320,542 6595,549 6870,593 7144,604 7419,613 7694,616">
          <text:p/>
        </draw:polyline>
        <draw:polyline draw:style-name="gr8" draw:text-style-name="P5" draw:layer="layout" svg:width="7.693cm" svg:height="1.909cm" svg:x="2.276cm" svg:y="24.949cm" svg:viewBox="0 0 7694 1910" draw:points="0,1474 275,642 550,426 825,324 1099,116 1374,6 1650,30 1924,0 2199,99 2474,122 2749,251 3023,374 3298,370 3573,1000 3848,1158 4122,1192 4397,1285 4672,1844 4947,1856 5221,1853 5496,1868 5771,1871 6045,1862 6320,1885 6595,1868 6870,1854 7144,1863 7419,1874 7694,1910">
          <text:p/>
        </draw:polyline>
        <draw:line draw:style-name="gr9" draw:text-style-name="P5" draw:layer="layout" svg:x1="1.892cm" svg:y1="26.893cm" svg:x2="1.892cm" svg:y2="20.579cm">
          <text:p/>
        </draw:line>
        <draw:line draw:style-name="gr9" draw:text-style-name="P5" draw:layer="layout" svg:x1="10.353cm" svg:y1="26.893cm" svg:x2="10.353cm" svg:y2="20.579cm">
          <text:p/>
        </draw:line>
        <draw:line draw:style-name="gr9" draw:text-style-name="P5" draw:layer="layout" svg:x1="1.892cm" svg:y1="26.893cm" svg:x2="10.353cm" svg:y2="26.893cm">
          <text:p/>
        </draw:line>
        <draw:line draw:style-name="gr9" draw:text-style-name="P5" draw:layer="layout" svg:x1="1.892cm" svg:y1="20.579cm" svg:x2="10.353cm" svg:y2="20.579cm">
          <text:p/>
        </draw:line>
        <draw:frame draw:style-name="gr10" draw:text-style-name="P8" draw:layer="layout" svg:width="1.369cm" svg:height="0.67cm" draw:transform="rotate (1.5707963267949) translate (0.136cm 24.419cm)">
          <draw:text-box>
            <text:p text:style-name="P6"><text:span text:style-name="T2">Score</text:span></text:p>
          </draw:text-box>
        </draw:frame>
        <draw:polygon draw:style-name="gr1" draw:text-style-name="P1" draw:layer="layout" svg:width="8.461cm" svg:height="6.314cm" svg:x="11.766cm" svg:y="20.579cm" svg:viewBox="0 0 8462 6315" draw:points="0,6315 8462,6315 8462,0 0,0">
          <text:p/>
        </draw:polygon>
        <draw:polygon draw:style-name="gr2" draw:text-style-name="P2" draw:layer="layout" svg:width="7.693cm" svg:height="1.599cm" svg:x="12.15cm" svg:y="25.265cm" svg:viewBox="0 0 7694 1600" draw:points="0,1023 0,1380 275,1335 550,1304 824,1250 1099,1070 1374,907 1649,840 1923,776 2198,722 2473,670 2748,718 3022,623 3297,630 3572,541 3846,614 4121,657 4396,645 4671,772 4945,943 5220,933 5495,1412 5770,1408 6044,1559 6319,1549 6594,1549 6869,1539 7144,1581 7419,1585 7694,1600 7694,1188 7419,1185 7144,1171 6869,1128 6594,1113 6319,1066 6044,1126 5770,1010 5495,975 5220,536 4945,510 4671,190 4396,288 4121,313 3846,76 3572,116 3297,157 3022,0 2748,158 2473,181 2198,128 1923,180 1649,273 1374,328 1099,518 824,659 550,908 275,927">
          <text:p/>
        </draw:polygon>
        <draw:polygon draw:style-name="gr3" draw:text-style-name="P3" draw:layer="layout" svg:width="7.693cm" svg:height="2.108cm" svg:x="12.15cm" svg:y="24.821cm" svg:viewBox="0 0 7694 2109" draw:points="0,1620 0,2077 275,1731 550,1636 824,1578 1099,1324 1374,1194 1649,1244 1923,1005 2198,1007 2473,1069 2748,1262 3022,1416 3297,1510 3572,1514 3846,1798 4121,1739 4396,1776 4671,2027 4945,2049 5220,1990 5495,2074 5770,2043 6044,2034 6319,2036 6594,2034 6869,2031 7144,2101 7419,2104 7694,2109 7694,1911 7419,1862 7144,1768 6869,1579 6594,1615 6319,1545 6044,1604 5770,1664 5495,1678 5220,1514 4945,1607 4671,1559 4396,1347 4121,1257 3846,1180 3572,563 3297,654 3022,444 2748,201 2473,57 2198,0 1923,51 1649,292 1374,297 1099,499 824,892 550,1139 275,1242">
          <text:p/>
        </draw:polygon>
        <draw:polygon draw:style-name="gr4" draw:text-style-name="P4" draw:layer="layout" svg:width="0cm" svg:height="0.123cm" svg:x="12.15cm" svg:y="26.893cm" svg:viewBox="0 0 0 124" draw:points="0,0 0,124">
          <text:p/>
        </draw:polygon>
        <draw:line draw:style-name="gr5" draw:text-style-name="P5" draw:layer="layout" svg:x1="12.15cm" svg:y1="26.893cm" svg:x2="12.15cm" svg:y2="27.017cm">
          <text:p/>
        </draw:line>
        <draw:frame draw:style-name="gr11" draw:text-style-name="P9" draw:layer="layout" svg:width="4.591cm" svg:height="0.86cm" svg:x="3.828cm" svg:y="19.677cm">
          <draw:text-box>
            <text:p text:style-name="P6"><text:span text:style-name="T3">company CEO</text:span></text:p>
          </draw:text-box>
        </draw:frame>
        <draw:polygon draw:style-name="gr4" draw:text-style-name="P4" draw:layer="layout" svg:width="0cm" svg:height="0.123cm" svg:x="12.425cm" svg:y="26.893cm" svg:viewBox="0 0 0 124" draw:points="0,0 0,124">
          <text:p/>
        </draw:polygon>
        <draw:line draw:style-name="gr5" draw:text-style-name="P5" draw:layer="layout" svg:x1="12.425cm" svg:y1="26.893cm" svg:x2="12.425cm" svg:y2="27.017cm">
          <text:p/>
        </draw:line>
        <draw:polygon draw:style-name="gr4" draw:text-style-name="P4" draw:layer="layout" svg:width="0cm" svg:height="0.123cm" svg:x="12.7cm" svg:y="26.893cm" svg:viewBox="0 0 0 124" draw:points="0,0 0,124">
          <text:p/>
        </draw:polygon>
        <draw:line draw:style-name="gr5" draw:text-style-name="P5" draw:layer="layout" svg:x1="12.7cm" svg:y1="26.893cm" svg:x2="12.7cm" svg:y2="27.017cm">
          <text:p/>
        </draw:line>
        <draw:polygon draw:style-name="gr4" draw:text-style-name="P4" draw:layer="layout" svg:width="0cm" svg:height="0.123cm" svg:x="12.974cm" svg:y="26.893cm" svg:viewBox="0 0 0 124" draw:points="0,0 0,124">
          <text:p/>
        </draw:polygon>
        <draw:line draw:style-name="gr5" draw:text-style-name="P5" draw:layer="layout" svg:x1="12.974cm" svg:y1="26.893cm" svg:x2="12.974cm" svg:y2="27.017cm">
          <text:p/>
        </draw:line>
        <draw:polygon draw:style-name="gr4" draw:text-style-name="P4" draw:layer="layout" svg:width="0cm" svg:height="0.123cm" svg:x="13.249cm" svg:y="26.893cm" svg:viewBox="0 0 0 124" draw:points="0,0 0,124">
          <text:p/>
        </draw:polygon>
        <draw:line draw:style-name="gr5" draw:text-style-name="P5" draw:layer="layout" svg:x1="13.249cm" svg:y1="26.893cm" svg:x2="13.249cm" svg:y2="27.017cm">
          <text:p/>
        </draw:line>
        <draw:frame draw:style-name="gr6" draw:text-style-name="P7" draw:layer="layout" svg:width="0.971cm" svg:height="0.628cm" draw:transform="rotate (1.5707963267949) translate (11.783cm 28.113cm)">
          <draw:text-box>
            <text:p text:style-name="P6"><text:span text:style-name="T1">emb</text:span></text:p>
          </draw:text-box>
        </draw:frame>
        <draw:polygon draw:style-name="gr4" draw:text-style-name="P4" draw:layer="layout" svg:width="0cm" svg:height="0.123cm" svg:x="13.524cm" svg:y="26.893cm" svg:viewBox="0 0 0 124" draw:points="0,0 0,124">
          <text:p/>
        </draw:polygon>
        <draw:line draw:style-name="gr5" draw:text-style-name="P5" draw:layer="layout" svg:x1="13.524cm" svg:y1="26.893cm" svg:x2="13.524cm" svg:y2="27.017cm">
          <text:p/>
        </draw:line>
        <draw:polygon draw:style-name="gr4" draw:text-style-name="P4" draw:layer="layout" svg:width="0cm" svg:height="0.123cm" svg:x="13.799cm" svg:y="26.893cm" svg:viewBox="0 0 0 124" draw:points="0,0 0,124">
          <text:p/>
        </draw:polygon>
        <draw:line draw:style-name="gr5" draw:text-style-name="P5" draw:layer="layout" svg:x1="13.799cm" svg:y1="26.893cm" svg:x2="13.799cm" svg:y2="27.017cm">
          <text:p/>
        </draw:line>
        <draw:polygon draw:style-name="gr4" draw:text-style-name="P4" draw:layer="layout" svg:width="0cm" svg:height="0.123cm" svg:x="14.073cm" svg:y="26.893cm" svg:viewBox="0 0 0 124" draw:points="0,0 0,124">
          <text:p/>
        </draw:polygon>
        <draw:line draw:style-name="gr5" draw:text-style-name="P5" draw:layer="layout" svg:x1="14.073cm" svg:y1="26.893cm" svg:x2="14.073cm" svg:y2="27.017cm">
          <text:p/>
        </draw:line>
        <draw:frame draw:style-name="gr6" draw:text-style-name="P7" draw:layer="layout" svg:width="0.563cm" svg:height="0.628cm" draw:transform="rotate (1.5707963267949) translate (12.882cm 27.423cm)">
          <draw:text-box>
            <text:p text:style-name="P6"><text:span text:style-name="T1">3</text:span></text:p>
          </draw:text-box>
        </draw:frame>
        <draw:polygon draw:style-name="gr4" draw:text-style-name="P4" draw:layer="layout" svg:width="0cm" svg:height="0.123cm" svg:x="14.348cm" svg:y="26.893cm" svg:viewBox="0 0 0 124" draw:points="0,0 0,124">
          <text:p/>
        </draw:polygon>
        <draw:line draw:style-name="gr5" draw:text-style-name="P5" draw:layer="layout" svg:x1="14.348cm" svg:y1="26.893cm" svg:x2="14.348cm" svg:y2="27.017cm">
          <text:p/>
        </draw:line>
        <draw:polygon draw:style-name="gr4" draw:text-style-name="P4" draw:layer="layout" svg:width="0cm" svg:height="0.123cm" svg:x="14.623cm" svg:y="26.893cm" svg:viewBox="0 0 0 124" draw:points="0,0 0,124">
          <text:p/>
        </draw:polygon>
        <draw:line draw:style-name="gr5" draw:text-style-name="P5" draw:layer="layout" svg:x1="14.623cm" svg:y1="26.893cm" svg:x2="14.623cm" svg:y2="27.017cm">
          <text:p/>
        </draw:line>
        <draw:polygon draw:style-name="gr4" draw:text-style-name="P4" draw:layer="layout" svg:width="0cm" svg:height="0.123cm" svg:x="14.898cm" svg:y="26.893cm" svg:viewBox="0 0 0 124" draw:points="0,0 0,124">
          <text:p/>
        </draw:polygon>
        <draw:line draw:style-name="gr5" draw:text-style-name="P5" draw:layer="layout" svg:x1="14.898cm" svg:y1="26.893cm" svg:x2="14.898cm" svg:y2="27.017cm">
          <text:p/>
        </draw:line>
        <draw:frame draw:style-name="gr6" draw:text-style-name="P7" draw:layer="layout" svg:width="0.563cm" svg:height="0.628cm" draw:transform="rotate (1.5707963267949) translate (13.707cm 27.423cm)">
          <draw:text-box>
            <text:p text:style-name="P6"><text:span text:style-name="T1">6</text:span></text:p>
          </draw:text-box>
        </draw:frame>
        <draw:polygon draw:style-name="gr4" draw:text-style-name="P4" draw:layer="layout" svg:width="0cm" svg:height="0.123cm" svg:x="15.172cm" svg:y="26.893cm" svg:viewBox="0 0 0 124" draw:points="0,0 0,124">
          <text:p/>
        </draw:polygon>
        <draw:line draw:style-name="gr5" draw:text-style-name="P5" draw:layer="layout" svg:x1="15.172cm" svg:y1="26.893cm" svg:x2="15.172cm" svg:y2="27.017cm">
          <text:p/>
        </draw:line>
        <draw:polygon draw:style-name="gr4" draw:text-style-name="P4" draw:layer="layout" svg:width="0cm" svg:height="0.123cm" svg:x="15.447cm" svg:y="26.893cm" svg:viewBox="0 0 0 124" draw:points="0,0 0,124">
          <text:p/>
        </draw:polygon>
        <draw:line draw:style-name="gr5" draw:text-style-name="P5" draw:layer="layout" svg:x1="15.447cm" svg:y1="26.893cm" svg:x2="15.447cm" svg:y2="27.017cm">
          <text:p/>
        </draw:line>
        <draw:polygon draw:style-name="gr4" draw:text-style-name="P4" draw:layer="layout" svg:width="0cm" svg:height="0.123cm" svg:x="15.722cm" svg:y="26.893cm" svg:viewBox="0 0 0 124" draw:points="0,0 0,124">
          <text:p/>
        </draw:polygon>
        <draw:line draw:style-name="gr5" draw:text-style-name="P5" draw:layer="layout" svg:x1="15.722cm" svg:y1="26.893cm" svg:x2="15.722cm" svg:y2="27.017cm">
          <text:p/>
        </draw:line>
        <draw:frame draw:style-name="gr6" draw:text-style-name="P7" draw:layer="layout" svg:width="0.563cm" svg:height="0.628cm" draw:transform="rotate (1.5707963267949) translate (14.531cm 27.423cm)">
          <draw:text-box>
            <text:p text:style-name="P6"><text:span text:style-name="T1">9</text:span></text:p>
          </draw:text-box>
        </draw:frame>
        <draw:polygon draw:style-name="gr4" draw:text-style-name="P4" draw:layer="layout" svg:width="0cm" svg:height="0.123cm" svg:x="15.996cm" svg:y="26.893cm" svg:viewBox="0 0 0 124" draw:points="0,0 0,124">
          <text:p/>
        </draw:polygon>
        <draw:line draw:style-name="gr5" draw:text-style-name="P5" draw:layer="layout" svg:x1="15.996cm" svg:y1="26.893cm" svg:x2="15.996cm" svg:y2="27.017cm">
          <text:p/>
        </draw:line>
        <draw:polygon draw:style-name="gr4" draw:text-style-name="P4" draw:layer="layout" svg:width="0cm" svg:height="0.123cm" svg:x="16.271cm" svg:y="26.893cm" svg:viewBox="0 0 0 124" draw:points="0,0 0,124">
          <text:p/>
        </draw:polygon>
        <draw:line draw:style-name="gr5" draw:text-style-name="P5" draw:layer="layout" svg:x1="16.271cm" svg:y1="26.893cm" svg:x2="16.271cm" svg:y2="27.017cm">
          <text:p/>
        </draw:line>
        <draw:polygon draw:style-name="gr4" draw:text-style-name="P4" draw:layer="layout" svg:width="0cm" svg:height="0.123cm" svg:x="16.546cm" svg:y="26.893cm" svg:viewBox="0 0 0 124" draw:points="0,0 0,124">
          <text:p/>
        </draw:polygon>
        <draw:line draw:style-name="gr5" draw:text-style-name="P5" draw:layer="layout" svg:x1="16.546cm" svg:y1="26.893cm" svg:x2="16.546cm" svg:y2="27.017cm">
          <text:p/>
        </draw:line>
        <draw:frame draw:style-name="gr6" draw:text-style-name="P7" draw:layer="layout" svg:width="0.569cm" svg:height="0.628cm" draw:transform="rotate (1.5707963267949) translate (15.355cm 27.705cm)">
          <draw:text-box>
            <text:p text:style-name="P6"><text:span text:style-name="T1">12</text:span></text:p>
          </draw:text-box>
        </draw:frame>
        <draw:polygon draw:style-name="gr4" draw:text-style-name="P4" draw:layer="layout" svg:width="0cm" svg:height="0.123cm" svg:x="16.821cm" svg:y="26.893cm" svg:viewBox="0 0 0 124" draw:points="0,0 0,124">
          <text:p/>
        </draw:polygon>
        <draw:line draw:style-name="gr5" draw:text-style-name="P5" draw:layer="layout" svg:x1="16.821cm" svg:y1="26.893cm" svg:x2="16.821cm" svg:y2="27.017cm">
          <text:p/>
        </draw:line>
        <draw:polygon draw:style-name="gr4" draw:text-style-name="P4" draw:layer="layout" svg:width="0cm" svg:height="0.123cm" svg:x="17.095cm" svg:y="26.893cm" svg:viewBox="0 0 0 124" draw:points="0,0 0,124">
          <text:p/>
        </draw:polygon>
        <draw:line draw:style-name="gr5" draw:text-style-name="P5" draw:layer="layout" svg:x1="17.095cm" svg:y1="26.893cm" svg:x2="17.095cm" svg:y2="27.017cm">
          <text:p/>
        </draw:line>
        <draw:polygon draw:style-name="gr4" draw:text-style-name="P4" draw:layer="layout" svg:width="0cm" svg:height="0.123cm" svg:x="17.37cm" svg:y="26.893cm" svg:viewBox="0 0 0 124" draw:points="0,0 0,124">
          <text:p/>
        </draw:polygon>
        <draw:line draw:style-name="gr5" draw:text-style-name="P5" draw:layer="layout" svg:x1="17.37cm" svg:y1="26.893cm" svg:x2="17.37cm" svg:y2="27.017cm">
          <text:p/>
        </draw:line>
        <draw:frame draw:style-name="gr6" draw:text-style-name="P7" draw:layer="layout" svg:width="0.569cm" svg:height="0.628cm" draw:transform="rotate (1.5707963267949) translate (16.179cm 27.705cm)">
          <draw:text-box>
            <text:p text:style-name="P6"><text:span text:style-name="T1">15</text:span></text:p>
          </draw:text-box>
        </draw:frame>
        <draw:polygon draw:style-name="gr4" draw:text-style-name="P4" draw:layer="layout" svg:width="0cm" svg:height="0.123cm" svg:x="17.645cm" svg:y="26.893cm" svg:viewBox="0 0 0 124" draw:points="0,0 0,124">
          <text:p/>
        </draw:polygon>
        <draw:line draw:style-name="gr5" draw:text-style-name="P5" draw:layer="layout" svg:x1="17.645cm" svg:y1="26.893cm" svg:x2="17.645cm" svg:y2="27.017cm">
          <text:p/>
        </draw:line>
        <draw:polygon draw:style-name="gr4" draw:text-style-name="P4" draw:layer="layout" svg:width="0cm" svg:height="0.123cm" svg:x="17.92cm" svg:y="26.893cm" svg:viewBox="0 0 0 124" draw:points="0,0 0,124">
          <text:p/>
        </draw:polygon>
        <draw:line draw:style-name="gr5" draw:text-style-name="P5" draw:layer="layout" svg:x1="17.92cm" svg:y1="26.893cm" svg:x2="17.92cm" svg:y2="27.017cm">
          <text:p/>
        </draw:line>
        <draw:polygon draw:style-name="gr4" draw:text-style-name="P4" draw:layer="layout" svg:width="0cm" svg:height="0.123cm" svg:x="18.194cm" svg:y="26.893cm" svg:viewBox="0 0 0 124" draw:points="0,0 0,124">
          <text:p/>
        </draw:polygon>
        <draw:line draw:style-name="gr5" draw:text-style-name="P5" draw:layer="layout" svg:x1="18.194cm" svg:y1="26.893cm" svg:x2="18.194cm" svg:y2="27.017cm">
          <text:p/>
        </draw:line>
        <draw:frame draw:style-name="gr6" draw:text-style-name="P7" draw:layer="layout" svg:width="0.569cm" svg:height="0.628cm" draw:transform="rotate (1.5707963267949) translate (17.003cm 27.705cm)">
          <draw:text-box>
            <text:p text:style-name="P6"><text:span text:style-name="T1">18</text:span></text:p>
          </draw:text-box>
        </draw:frame>
        <draw:polygon draw:style-name="gr4" draw:text-style-name="P4" draw:layer="layout" svg:width="0cm" svg:height="0.123cm" svg:x="18.469cm" svg:y="26.893cm" svg:viewBox="0 0 0 124" draw:points="0,0 0,124">
          <text:p/>
        </draw:polygon>
        <draw:line draw:style-name="gr5" draw:text-style-name="P5" draw:layer="layout" svg:x1="18.469cm" svg:y1="26.893cm" svg:x2="18.469cm" svg:y2="27.017cm">
          <text:p/>
        </draw:line>
        <draw:polygon draw:style-name="gr4" draw:text-style-name="P4" draw:layer="layout" svg:width="0cm" svg:height="0.123cm" svg:x="18.744cm" svg:y="26.893cm" svg:viewBox="0 0 0 124" draw:points="0,0 0,124">
          <text:p/>
        </draw:polygon>
        <draw:line draw:style-name="gr5" draw:text-style-name="P5" draw:layer="layout" svg:x1="18.744cm" svg:y1="26.893cm" svg:x2="18.744cm" svg:y2="27.017cm">
          <text:p/>
        </draw:line>
        <draw:polygon draw:style-name="gr4" draw:text-style-name="P4" draw:layer="layout" svg:width="0cm" svg:height="0.123cm" svg:x="19.019cm" svg:y="26.893cm" svg:viewBox="0 0 0 124" draw:points="0,0 0,124">
          <text:p/>
        </draw:polygon>
        <draw:line draw:style-name="gr5" draw:text-style-name="P5" draw:layer="layout" svg:x1="19.019cm" svg:y1="26.893cm" svg:x2="19.019cm" svg:y2="27.017cm">
          <text:p/>
        </draw:line>
        <draw:frame draw:style-name="gr6" draw:text-style-name="P7" draw:layer="layout" svg:width="0.569cm" svg:height="0.628cm" draw:transform="rotate (1.5707963267949) translate (17.828cm 27.705cm)">
          <draw:text-box>
            <text:p text:style-name="P6"><text:span text:style-name="T1">21</text:span></text:p>
          </draw:text-box>
        </draw:frame>
        <draw:polygon draw:style-name="gr4" draw:text-style-name="P4" draw:layer="layout" svg:width="0cm" svg:height="0.123cm" svg:x="19.293cm" svg:y="26.893cm" svg:viewBox="0 0 0 124" draw:points="0,0 0,124">
          <text:p/>
        </draw:polygon>
        <draw:line draw:style-name="gr5" draw:text-style-name="P5" draw:layer="layout" svg:x1="19.293cm" svg:y1="26.893cm" svg:x2="19.293cm" svg:y2="27.017cm">
          <text:p/>
        </draw:line>
        <draw:polygon draw:style-name="gr4" draw:text-style-name="P4" draw:layer="layout" svg:width="0cm" svg:height="0.123cm" svg:x="19.568cm" svg:y="26.893cm" svg:viewBox="0 0 0 124" draw:points="0,0 0,124">
          <text:p/>
        </draw:polygon>
        <draw:line draw:style-name="gr5" draw:text-style-name="P5" draw:layer="layout" svg:x1="19.568cm" svg:y1="26.893cm" svg:x2="19.568cm" svg:y2="27.017cm">
          <text:p/>
        </draw:line>
        <draw:polygon draw:style-name="gr4" draw:text-style-name="P4" draw:layer="layout" svg:width="0cm" svg:height="0.123cm" svg:x="19.843cm" svg:y="26.893cm" svg:viewBox="0 0 0 124" draw:points="0,0 0,124">
          <text:p/>
        </draw:polygon>
        <draw:line draw:style-name="gr5" draw:text-style-name="P5" draw:layer="layout" svg:x1="19.843cm" svg:y1="26.893cm" svg:x2="19.843cm" svg:y2="27.017cm">
          <text:p/>
        </draw:line>
        <draw:frame draw:style-name="gr6" draw:text-style-name="P7" draw:layer="layout" svg:width="0.569cm" svg:height="0.628cm" draw:transform="rotate (1.5707963267949) translate (18.652cm 27.705cm)">
          <draw:text-box>
            <text:p text:style-name="P6"><text:span text:style-name="T1">24</text:span></text:p>
          </draw:text-box>
        </draw:frame>
        <draw:polygon draw:style-name="gr4" draw:text-style-name="P4" draw:layer="layout" svg:width="0.123cm" svg:height="0cm" svg:x="11.642cm" svg:y="26.893cm" svg:viewBox="0 0 124 0" draw:points="124,0 0,0">
          <text:p/>
        </draw:polygon>
        <draw:line draw:style-name="gr5" draw:text-style-name="P5" draw:layer="layout" svg:x1="11.766cm" svg:y1="26.893cm" svg:x2="11.642cm" svg:y2="26.893cm">
          <text:p/>
        </draw:line>
        <draw:frame draw:style-name="gr6" draw:text-style-name="P7" draw:layer="layout" svg:width="0.569cm" svg:height="0.628cm" draw:transform="rotate (1.5707963267949) translate (19.476cm 27.705cm)">
          <draw:text-box>
            <text:p text:style-name="P6"><text:span text:style-name="T1">27</text:span></text:p>
          </draw:text-box>
        </draw:frame>
        <draw:polygon draw:style-name="gr4" draw:text-style-name="P4" draw:layer="layout" svg:width="0.123cm" svg:height="0cm" svg:x="11.642cm" svg:y="25.63cm" svg:viewBox="0 0 124 0" draw:points="124,0 0,0">
          <text:p/>
        </draw:polygon>
        <draw:line draw:style-name="gr5" draw:text-style-name="P5" draw:layer="layout" svg:x1="11.766cm" svg:y1="25.63cm" svg:x2="11.642cm" svg:y2="25.63cm">
          <text:p/>
        </draw:line>
        <draw:frame draw:style-name="gr6" draw:text-style-name="P7" draw:layer="layout" svg:width="0.709cm" svg:height="0.628cm" svg:x="10.814cm" svg:y="26.587cm">
          <draw:text-box>
            <text:p text:style-name="P6"><text:span text:style-name="T1">0.0</text:span></text:p>
          </draw:text-box>
        </draw:frame>
        <draw:polygon draw:style-name="gr4" draw:text-style-name="P4" draw:layer="layout" svg:width="0.123cm" svg:height="0cm" svg:x="11.642cm" svg:y="24.368cm" svg:viewBox="0 0 124 0" draw:points="124,0 0,0">
          <text:p/>
        </draw:polygon>
        <draw:line draw:style-name="gr5" draw:text-style-name="P5" draw:layer="layout" svg:x1="11.766cm" svg:y1="24.368cm" svg:x2="11.642cm" svg:y2="24.368cm">
          <text:p/>
        </draw:line>
        <draw:frame draw:style-name="gr6" draw:text-style-name="P7" draw:layer="layout" svg:width="0.709cm" svg:height="0.628cm" svg:x="10.814cm" svg:y="25.324cm">
          <draw:text-box>
            <text:p text:style-name="P6"><text:span text:style-name="T1">0.2</text:span></text:p>
          </draw:text-box>
        </draw:frame>
        <draw:polygon draw:style-name="gr4" draw:text-style-name="P4" draw:layer="layout" svg:width="0.123cm" svg:height="0cm" svg:x="11.642cm" svg:y="23.105cm" svg:viewBox="0 0 124 0" draw:points="124,0 0,0">
          <text:p/>
        </draw:polygon>
        <draw:line draw:style-name="gr5" draw:text-style-name="P5" draw:layer="layout" svg:x1="11.766cm" svg:y1="23.105cm" svg:x2="11.642cm" svg:y2="23.105cm">
          <text:p/>
        </draw:line>
        <draw:frame draw:style-name="gr6" draw:text-style-name="P7" draw:layer="layout" svg:width="0.709cm" svg:height="0.628cm" svg:x="10.814cm" svg:y="24.061cm">
          <draw:text-box>
            <text:p text:style-name="P6"><text:span text:style-name="T1">0.4</text:span></text:p>
          </draw:text-box>
        </draw:frame>
        <draw:polygon draw:style-name="gr4" draw:text-style-name="P4" draw:layer="layout" svg:width="0.123cm" svg:height="0cm" svg:x="11.642cm" svg:y="21.842cm" svg:viewBox="0 0 124 0" draw:points="124,0 0,0">
          <text:p/>
        </draw:polygon>
        <draw:line draw:style-name="gr5" draw:text-style-name="P5" draw:layer="layout" svg:x1="11.766cm" svg:y1="21.842cm" svg:x2="11.642cm" svg:y2="21.842cm">
          <text:p/>
        </draw:line>
        <draw:frame draw:style-name="gr6" draw:text-style-name="P7" draw:layer="layout" svg:width="0.709cm" svg:height="0.628cm" svg:x="10.814cm" svg:y="22.798cm">
          <draw:text-box>
            <text:p text:style-name="P6"><text:span text:style-name="T1">0.6</text:span></text:p>
          </draw:text-box>
        </draw:frame>
        <draw:polygon draw:style-name="gr4" draw:text-style-name="P4" draw:layer="layout" svg:width="0.123cm" svg:height="0cm" svg:x="11.642cm" svg:y="20.579cm" svg:viewBox="0 0 124 0" draw:points="124,0 0,0">
          <text:p/>
        </draw:polygon>
        <draw:line draw:style-name="gr5" draw:text-style-name="P5" draw:layer="layout" svg:x1="11.766cm" svg:y1="20.579cm" svg:x2="11.642cm" svg:y2="20.579cm">
          <text:p/>
        </draw:line>
        <draw:frame draw:style-name="gr6" draw:text-style-name="P7" draw:layer="layout" svg:width="0.709cm" svg:height="0.628cm" svg:x="10.814cm" svg:y="21.536cm">
          <draw:text-box>
            <text:p text:style-name="P6"><text:span text:style-name="T1">0.8</text:span></text:p>
          </draw:text-box>
        </draw:frame>
        <draw:polyline draw:style-name="gr7" draw:text-style-name="P5" draw:layer="layout" svg:width="7.693cm" svg:height="1.082cm" svg:x="12.15cm" svg:y="25.576cm" svg:viewBox="0 0 7694 1083" draw:points="0,891 275,819 550,794 824,643 1099,482 1374,305 1649,244 1923,166 2198,113 2473,113 2748,126 3022,0 3297,81 3572,16 3846,33 4121,173 4396,155 4671,169 4945,415 5220,422 5495,882 5770,898 6044,1031 6319,996 6594,1020 6869,1022 7144,1065 7419,1074 7694,1083">
          <text:p/>
        </draw:polyline>
        <draw:polyline draw:style-name="gr8" draw:text-style-name="P5" draw:layer="layout" svg:width="7.693cm" svg:height="1.505cm" svg:x="12.15cm" svg:y="25.325cm" svg:viewBox="0 0 7694 1506" draw:points="0,1345 275,983 550,884 824,732 1099,409 1374,243 1649,265 1923,24 2198,0 2473,59 2748,229 3022,427 3297,579 3572,536 3846,985 4121,994 4396,1058 4671,1289 4945,1324 5220,1248 5495,1372 5770,1350 6044,1315 6319,1286 6594,1320 6869,1301 7144,1430 7419,1479 7694,1506">
          <text:p/>
        </draw:polyline>
        <draw:line draw:style-name="gr9" draw:text-style-name="P5" draw:layer="layout" svg:x1="11.766cm" svg:y1="26.893cm" svg:x2="11.766cm" svg:y2="20.579cm">
          <text:p/>
        </draw:line>
        <draw:line draw:style-name="gr9" draw:text-style-name="P5" draw:layer="layout" svg:x1="20.227cm" svg:y1="26.893cm" svg:x2="20.227cm" svg:y2="20.579cm">
          <text:p/>
        </draw:line>
        <draw:line draw:style-name="gr9" draw:text-style-name="P5" draw:layer="layout" svg:x1="11.766cm" svg:y1="26.893cm" svg:x2="20.227cm" svg:y2="26.893cm">
          <text:p/>
        </draw:line>
        <draw:line draw:style-name="gr9" draw:text-style-name="P5" draw:layer="layout" svg:x1="11.766cm" svg:y1="20.579cm" svg:x2="20.227cm" svg:y2="20.579cm">
          <text:p/>
        </draw:line>
        <draw:frame draw:style-name="gr6" draw:text-style-name="P7" draw:layer="layout" svg:width="0.709cm" svg:height="0.628cm" svg:x="10.814cm" svg:y="20.273cm">
          <draw:text-box>
            <text:p text:style-name="P6"><text:span text:style-name="T1">1.0</text:span></text:p>
          </draw:text-box>
        </draw:frame>
        <draw:polygon draw:style-name="gr1" draw:text-style-name="P1" draw:layer="layout" svg:width="8.461cm" svg:height="6.314cm" svg:x="21.64cm" svg:y="20.579cm" svg:viewBox="0 0 8462 6315" draw:points="0,6315 8462,6315 8462,0 0,0">
          <text:p/>
        </draw:polygon>
        <draw:polygon draw:style-name="gr2" draw:text-style-name="P2" draw:layer="layout" svg:width="7.693cm" svg:height="4cm" svg:x="22.024cm" svg:y="22.561cm" svg:viewBox="0 0 7694 4001" draw:points="0,3504 0,3935 275,3639 550,3756 824,3108 1099,2352 1374,2112 1649,1399 1923,1321 2198,1210 2473,1375 2747,1282 3022,1361 3297,1123 3572,793 3846,1574 4121,1585 4396,1348 4671,2295 4946,2204 5221,2320 5496,3924 5770,3947 6045,3900 6320,3950 6595,3998 6869,3999 7144,4000 7419,3999 7694,4001 7694,3584 7419,3575 7144,3580 6869,3560 6595,3563 6320,3544 6045,3524 5770,3401 5496,3246 5221,881 4946,685 4671,763 4396,396 4121,512 3846,530 3572,0 3297,241 3022,411 2747,346 2473,404 2198,309 1923,277 1649,395 1374,868 1099,840 824,1313 550,3021 275,2787">
          <text:p/>
        </draw:polygon>
        <draw:polygon draw:style-name="gr3" draw:text-style-name="P3" draw:layer="layout" svg:width="7.693cm" svg:height="2.012cm" svg:x="22.024cm" svg:y="24.97cm" svg:viewBox="0 0 7694 2013" draw:points="0,1599 0,1824 275,1168 550,1091 824,977 1099,725 1374,803 1649,738 1923,598 2198,698 2473,482 2747,632 3022,742 3297,1244 3572,1218 3846,1632 4121,1594 4396,1593 4671,1752 4946,1794 5221,1647 5496,1895 5770,1885 6045,1877 6320,1872 6595,2013 6869,1838 7144,1922 7419,1921 7694,1931 7694,1898 7419,1862 7144,1875 6869,1721 6595,1329 6320,1667 6045,1677 5770,1815 5496,1813 5221,1223 4946,1508 4671,1430 4396,1270 4121,1256 3846,1327 3572,633 3297,718 3022,134 2747,58 2473,0 2198,271 1923,168 1649,461 1374,421 1099,395 824,627 550,735 275,790">
          <text:p/>
        </draw:polygon>
        <draw:polygon draw:style-name="gr4" draw:text-style-name="P4" draw:layer="layout" svg:width="0cm" svg:height="0.123cm" svg:x="22.024cm" svg:y="26.893cm" svg:viewBox="0 0 0 124" draw:points="0,0 0,124">
          <text:p/>
        </draw:polygon>
        <draw:line draw:style-name="gr5" draw:text-style-name="P5" draw:layer="layout" svg:x1="22.024cm" svg:y1="26.893cm" svg:x2="22.024cm" svg:y2="27.017cm">
          <text:p/>
        </draw:line>
        <draw:frame draw:style-name="gr11" draw:text-style-name="P9" draw:layer="layout" svg:width="6.026cm" svg:height="0.86cm" svg:x="12.99cm" svg:y="19.677cm">
          <draw:text-box>
            <text:p text:style-name="P6"><text:span text:style-name="T3">pokemon evolution</text:span></text:p>
          </draw:text-box>
        </draw:frame>
        <draw:polygon draw:style-name="gr4" draw:text-style-name="P4" draw:layer="layout" svg:width="0cm" svg:height="0.123cm" svg:x="22.299cm" svg:y="26.893cm" svg:viewBox="0 0 0 124" draw:points="0,0 0,124">
          <text:p/>
        </draw:polygon>
        <draw:line draw:style-name="gr5" draw:text-style-name="P5" draw:layer="layout" svg:x1="22.299cm" svg:y1="26.893cm" svg:x2="22.299cm" svg:y2="27.017cm">
          <text:p/>
        </draw:line>
        <draw:polygon draw:style-name="gr4" draw:text-style-name="P4" draw:layer="layout" svg:width="0cm" svg:height="0.123cm" svg:x="22.574cm" svg:y="26.893cm" svg:viewBox="0 0 0 124" draw:points="0,0 0,124">
          <text:p/>
        </draw:polygon>
        <draw:line draw:style-name="gr5" draw:text-style-name="P5" draw:layer="layout" svg:x1="22.574cm" svg:y1="26.893cm" svg:x2="22.574cm" svg:y2="27.017cm">
          <text:p/>
        </draw:line>
        <draw:polygon draw:style-name="gr4" draw:text-style-name="P4" draw:layer="layout" svg:width="0cm" svg:height="0.123cm" svg:x="22.848cm" svg:y="26.893cm" svg:viewBox="0 0 0 124" draw:points="0,0 0,124">
          <text:p/>
        </draw:polygon>
        <draw:line draw:style-name="gr5" draw:text-style-name="P5" draw:layer="layout" svg:x1="22.848cm" svg:y1="26.893cm" svg:x2="22.848cm" svg:y2="27.017cm">
          <text:p/>
        </draw:line>
        <draw:polygon draw:style-name="gr4" draw:text-style-name="P4" draw:layer="layout" svg:width="0cm" svg:height="0.123cm" svg:x="23.123cm" svg:y="26.893cm" svg:viewBox="0 0 0 124" draw:points="0,0 0,124">
          <text:p/>
        </draw:polygon>
        <draw:line draw:style-name="gr5" draw:text-style-name="P5" draw:layer="layout" svg:x1="23.123cm" svg:y1="26.893cm" svg:x2="23.123cm" svg:y2="27.017cm">
          <text:p/>
        </draw:line>
        <draw:frame draw:style-name="gr6" draw:text-style-name="P7" draw:layer="layout" svg:width="0.971cm" svg:height="0.628cm" draw:transform="rotate (1.5707963267949) translate (21.657cm 28.113cm)">
          <draw:text-box>
            <text:p text:style-name="P6"><text:span text:style-name="T1">emb</text:span></text:p>
          </draw:text-box>
        </draw:frame>
        <draw:polygon draw:style-name="gr4" draw:text-style-name="P4" draw:layer="layout" svg:width="0cm" svg:height="0.123cm" svg:x="23.398cm" svg:y="26.893cm" svg:viewBox="0 0 0 124" draw:points="0,0 0,124">
          <text:p/>
        </draw:polygon>
        <draw:line draw:style-name="gr5" draw:text-style-name="P5" draw:layer="layout" svg:x1="23.398cm" svg:y1="26.893cm" svg:x2="23.398cm" svg:y2="27.017cm">
          <text:p/>
        </draw:line>
        <draw:polygon draw:style-name="gr4" draw:text-style-name="P4" draw:layer="layout" svg:width="0cm" svg:height="0.123cm" svg:x="23.673cm" svg:y="26.893cm" svg:viewBox="0 0 0 124" draw:points="0,0 0,124">
          <text:p/>
        </draw:polygon>
        <draw:line draw:style-name="gr5" draw:text-style-name="P5" draw:layer="layout" svg:x1="23.673cm" svg:y1="26.893cm" svg:x2="23.673cm" svg:y2="27.017cm">
          <text:p/>
        </draw:line>
        <draw:polygon draw:style-name="gr4" draw:text-style-name="P4" draw:layer="layout" svg:width="0cm" svg:height="0.123cm" svg:x="23.947cm" svg:y="26.893cm" svg:viewBox="0 0 0 124" draw:points="0,0 0,124">
          <text:p/>
        </draw:polygon>
        <draw:line draw:style-name="gr5" draw:text-style-name="P5" draw:layer="layout" svg:x1="23.947cm" svg:y1="26.893cm" svg:x2="23.947cm" svg:y2="27.017cm">
          <text:p/>
        </draw:line>
        <draw:frame draw:style-name="gr6" draw:text-style-name="P7" draw:layer="layout" svg:width="0.563cm" svg:height="0.628cm" draw:transform="rotate (1.5707963267949) translate (22.756cm 27.423cm)">
          <draw:text-box>
            <text:p text:style-name="P6"><text:span text:style-name="T1">3</text:span></text:p>
          </draw:text-box>
        </draw:frame>
        <draw:polygon draw:style-name="gr4" draw:text-style-name="P4" draw:layer="layout" svg:width="0cm" svg:height="0.123cm" svg:x="24.222cm" svg:y="26.893cm" svg:viewBox="0 0 0 124" draw:points="0,0 0,124">
          <text:p/>
        </draw:polygon>
        <draw:line draw:style-name="gr5" draw:text-style-name="P5" draw:layer="layout" svg:x1="24.222cm" svg:y1="26.893cm" svg:x2="24.222cm" svg:y2="27.017cm">
          <text:p/>
        </draw:line>
        <draw:polygon draw:style-name="gr4" draw:text-style-name="P4" draw:layer="layout" svg:width="0cm" svg:height="0.123cm" svg:x="24.497cm" svg:y="26.893cm" svg:viewBox="0 0 0 124" draw:points="0,0 0,124">
          <text:p/>
        </draw:polygon>
        <draw:line draw:style-name="gr5" draw:text-style-name="P5" draw:layer="layout" svg:x1="24.497cm" svg:y1="26.893cm" svg:x2="24.497cm" svg:y2="27.017cm">
          <text:p/>
        </draw:line>
        <draw:polygon draw:style-name="gr4" draw:text-style-name="P4" draw:layer="layout" svg:width="0cm" svg:height="0.123cm" svg:x="24.771cm" svg:y="26.893cm" svg:viewBox="0 0 0 124" draw:points="0,0 0,124">
          <text:p/>
        </draw:polygon>
        <draw:line draw:style-name="gr5" draw:text-style-name="P5" draw:layer="layout" svg:x1="24.771cm" svg:y1="26.893cm" svg:x2="24.771cm" svg:y2="27.017cm">
          <text:p/>
        </draw:line>
        <draw:frame draw:style-name="gr6" draw:text-style-name="P7" draw:layer="layout" svg:width="0.563cm" svg:height="0.628cm" draw:transform="rotate (1.5707963267949) translate (23.58cm 27.423cm)">
          <draw:text-box>
            <text:p text:style-name="P6"><text:span text:style-name="T1">6</text:span></text:p>
          </draw:text-box>
        </draw:frame>
        <draw:polygon draw:style-name="gr4" draw:text-style-name="P4" draw:layer="layout" svg:width="0cm" svg:height="0.123cm" svg:x="25.046cm" svg:y="26.893cm" svg:viewBox="0 0 0 124" draw:points="0,0 0,124">
          <text:p/>
        </draw:polygon>
        <draw:line draw:style-name="gr5" draw:text-style-name="P5" draw:layer="layout" svg:x1="25.046cm" svg:y1="26.893cm" svg:x2="25.046cm" svg:y2="27.017cm">
          <text:p/>
        </draw:line>
        <draw:polygon draw:style-name="gr4" draw:text-style-name="P4" draw:layer="layout" svg:width="0cm" svg:height="0.123cm" svg:x="25.321cm" svg:y="26.893cm" svg:viewBox="0 0 0 124" draw:points="0,0 0,124">
          <text:p/>
        </draw:polygon>
        <draw:line draw:style-name="gr5" draw:text-style-name="P5" draw:layer="layout" svg:x1="25.321cm" svg:y1="26.893cm" svg:x2="25.321cm" svg:y2="27.017cm">
          <text:p/>
        </draw:line>
        <draw:polygon draw:style-name="gr4" draw:text-style-name="P4" draw:layer="layout" svg:width="0cm" svg:height="0.123cm" svg:x="25.596cm" svg:y="26.893cm" svg:viewBox="0 0 0 124" draw:points="0,0 0,124">
          <text:p/>
        </draw:polygon>
        <draw:line draw:style-name="gr5" draw:text-style-name="P5" draw:layer="layout" svg:x1="25.596cm" svg:y1="26.893cm" svg:x2="25.596cm" svg:y2="27.017cm">
          <text:p/>
        </draw:line>
        <draw:frame draw:style-name="gr6" draw:text-style-name="P7" draw:layer="layout" svg:width="0.563cm" svg:height="0.628cm" draw:transform="rotate (1.5707963267949) translate (24.405cm 27.423cm)">
          <draw:text-box>
            <text:p text:style-name="P6"><text:span text:style-name="T1">9</text:span></text:p>
          </draw:text-box>
        </draw:frame>
        <draw:polygon draw:style-name="gr4" draw:text-style-name="P4" draw:layer="layout" svg:width="0cm" svg:height="0.123cm" svg:x="25.87cm" svg:y="26.893cm" svg:viewBox="0 0 0 124" draw:points="0,0 0,124">
          <text:p/>
        </draw:polygon>
        <draw:line draw:style-name="gr5" draw:text-style-name="P5" draw:layer="layout" svg:x1="25.87cm" svg:y1="26.893cm" svg:x2="25.87cm" svg:y2="27.017cm">
          <text:p/>
        </draw:line>
        <draw:polygon draw:style-name="gr4" draw:text-style-name="P4" draw:layer="layout" svg:width="0cm" svg:height="0.123cm" svg:x="26.145cm" svg:y="26.893cm" svg:viewBox="0 0 0 124" draw:points="0,0 0,124">
          <text:p/>
        </draw:polygon>
        <draw:line draw:style-name="gr5" draw:text-style-name="P5" draw:layer="layout" svg:x1="26.145cm" svg:y1="26.893cm" svg:x2="26.145cm" svg:y2="27.017cm">
          <text:p/>
        </draw:line>
        <draw:polygon draw:style-name="gr4" draw:text-style-name="P4" draw:layer="layout" svg:width="0cm" svg:height="0.123cm" svg:x="26.42cm" svg:y="26.893cm" svg:viewBox="0 0 0 124" draw:points="0,0 0,124">
          <text:p/>
        </draw:polygon>
        <draw:line draw:style-name="gr5" draw:text-style-name="P5" draw:layer="layout" svg:x1="26.42cm" svg:y1="26.893cm" svg:x2="26.42cm" svg:y2="27.017cm">
          <text:p/>
        </draw:line>
        <draw:frame draw:style-name="gr6" draw:text-style-name="P7" draw:layer="layout" svg:width="0.569cm" svg:height="0.628cm" draw:transform="rotate (1.5707963267949) translate (25.229cm 27.705cm)">
          <draw:text-box>
            <text:p text:style-name="P6"><text:span text:style-name="T1">12</text:span></text:p>
          </draw:text-box>
        </draw:frame>
        <draw:polygon draw:style-name="gr4" draw:text-style-name="P4" draw:layer="layout" svg:width="0cm" svg:height="0.123cm" svg:x="26.695cm" svg:y="26.893cm" svg:viewBox="0 0 0 124" draw:points="0,0 0,124">
          <text:p/>
        </draw:polygon>
        <draw:line draw:style-name="gr5" draw:text-style-name="P5" draw:layer="layout" svg:x1="26.695cm" svg:y1="26.893cm" svg:x2="26.695cm" svg:y2="27.017cm">
          <text:p/>
        </draw:line>
        <draw:polygon draw:style-name="gr4" draw:text-style-name="P4" draw:layer="layout" svg:width="0cm" svg:height="0.123cm" svg:x="26.969cm" svg:y="26.893cm" svg:viewBox="0 0 0 124" draw:points="0,0 0,124">
          <text:p/>
        </draw:polygon>
        <draw:line draw:style-name="gr5" draw:text-style-name="P5" draw:layer="layout" svg:x1="26.969cm" svg:y1="26.893cm" svg:x2="26.969cm" svg:y2="27.017cm">
          <text:p/>
        </draw:line>
        <draw:polygon draw:style-name="gr4" draw:text-style-name="P4" draw:layer="layout" svg:width="0cm" svg:height="0.123cm" svg:x="27.244cm" svg:y="26.893cm" svg:viewBox="0 0 0 124" draw:points="0,0 0,124">
          <text:p/>
        </draw:polygon>
        <draw:line draw:style-name="gr5" draw:text-style-name="P5" draw:layer="layout" svg:x1="27.244cm" svg:y1="26.893cm" svg:x2="27.244cm" svg:y2="27.017cm">
          <text:p/>
        </draw:line>
        <draw:frame draw:style-name="gr6" draw:text-style-name="P7" draw:layer="layout" svg:width="0.569cm" svg:height="0.628cm" draw:transform="rotate (1.5707963267949) translate (26.053cm 27.705cm)">
          <draw:text-box>
            <text:p text:style-name="P6"><text:span text:style-name="T1">15</text:span></text:p>
          </draw:text-box>
        </draw:frame>
        <draw:polygon draw:style-name="gr4" draw:text-style-name="P4" draw:layer="layout" svg:width="0cm" svg:height="0.123cm" svg:x="27.519cm" svg:y="26.893cm" svg:viewBox="0 0 0 124" draw:points="0,0 0,124">
          <text:p/>
        </draw:polygon>
        <draw:line draw:style-name="gr5" draw:text-style-name="P5" draw:layer="layout" svg:x1="27.519cm" svg:y1="26.893cm" svg:x2="27.519cm" svg:y2="27.017cm">
          <text:p/>
        </draw:line>
        <draw:polygon draw:style-name="gr4" draw:text-style-name="P4" draw:layer="layout" svg:width="0cm" svg:height="0.123cm" svg:x="27.793cm" svg:y="26.893cm" svg:viewBox="0 0 0 124" draw:points="0,0 0,124">
          <text:p/>
        </draw:polygon>
        <draw:line draw:style-name="gr5" draw:text-style-name="P5" draw:layer="layout" svg:x1="27.793cm" svg:y1="26.893cm" svg:x2="27.793cm" svg:y2="27.017cm">
          <text:p/>
        </draw:line>
        <draw:polygon draw:style-name="gr4" draw:text-style-name="P4" draw:layer="layout" svg:width="0cm" svg:height="0.123cm" svg:x="28.068cm" svg:y="26.893cm" svg:viewBox="0 0 0 124" draw:points="0,0 0,124">
          <text:p/>
        </draw:polygon>
        <draw:line draw:style-name="gr5" draw:text-style-name="P5" draw:layer="layout" svg:x1="28.068cm" svg:y1="26.893cm" svg:x2="28.068cm" svg:y2="27.017cm">
          <text:p/>
        </draw:line>
        <draw:frame draw:style-name="gr6" draw:text-style-name="P7" draw:layer="layout" svg:width="0.569cm" svg:height="0.628cm" draw:transform="rotate (1.5707963267949) translate (26.877cm 27.705cm)">
          <draw:text-box>
            <text:p text:style-name="P6"><text:span text:style-name="T1">18</text:span></text:p>
          </draw:text-box>
        </draw:frame>
        <draw:polygon draw:style-name="gr4" draw:text-style-name="P4" draw:layer="layout" svg:width="0cm" svg:height="0.123cm" svg:x="28.343cm" svg:y="26.893cm" svg:viewBox="0 0 0 124" draw:points="0,0 0,124">
          <text:p/>
        </draw:polygon>
        <draw:line draw:style-name="gr5" draw:text-style-name="P5" draw:layer="layout" svg:x1="28.343cm" svg:y1="26.893cm" svg:x2="28.343cm" svg:y2="27.017cm">
          <text:p/>
        </draw:line>
        <draw:polygon draw:style-name="gr4" draw:text-style-name="P4" draw:layer="layout" svg:width="0cm" svg:height="0.123cm" svg:x="28.618cm" svg:y="26.893cm" svg:viewBox="0 0 0 124" draw:points="0,0 0,124">
          <text:p/>
        </draw:polygon>
        <draw:line draw:style-name="gr5" draw:text-style-name="P5" draw:layer="layout" svg:x1="28.618cm" svg:y1="26.893cm" svg:x2="28.618cm" svg:y2="27.017cm">
          <text:p/>
        </draw:line>
        <draw:polygon draw:style-name="gr4" draw:text-style-name="P4" draw:layer="layout" svg:width="0cm" svg:height="0.123cm" svg:x="28.892cm" svg:y="26.893cm" svg:viewBox="0 0 0 124" draw:points="0,0 0,124">
          <text:p/>
        </draw:polygon>
        <draw:line draw:style-name="gr5" draw:text-style-name="P5" draw:layer="layout" svg:x1="28.892cm" svg:y1="26.893cm" svg:x2="28.892cm" svg:y2="27.017cm">
          <text:p/>
        </draw:line>
        <draw:frame draw:style-name="gr6" draw:text-style-name="P7" draw:layer="layout" svg:width="0.569cm" svg:height="0.628cm" draw:transform="rotate (1.5707963267949) translate (27.701cm 27.705cm)">
          <draw:text-box>
            <text:p text:style-name="P6"><text:span text:style-name="T1">21</text:span></text:p>
          </draw:text-box>
        </draw:frame>
        <draw:polygon draw:style-name="gr4" draw:text-style-name="P4" draw:layer="layout" svg:width="0cm" svg:height="0.123cm" svg:x="29.167cm" svg:y="26.893cm" svg:viewBox="0 0 0 124" draw:points="0,0 0,124">
          <text:p/>
        </draw:polygon>
        <draw:line draw:style-name="gr5" draw:text-style-name="P5" draw:layer="layout" svg:x1="29.167cm" svg:y1="26.893cm" svg:x2="29.167cm" svg:y2="27.017cm">
          <text:p/>
        </draw:line>
        <draw:polygon draw:style-name="gr4" draw:text-style-name="P4" draw:layer="layout" svg:width="0cm" svg:height="0.123cm" svg:x="29.442cm" svg:y="26.893cm" svg:viewBox="0 0 0 124" draw:points="0,0 0,124">
          <text:p/>
        </draw:polygon>
        <draw:line draw:style-name="gr5" draw:text-style-name="P5" draw:layer="layout" svg:x1="29.442cm" svg:y1="26.893cm" svg:x2="29.442cm" svg:y2="27.017cm">
          <text:p/>
        </draw:line>
        <draw:polygon draw:style-name="gr4" draw:text-style-name="P4" draw:layer="layout" svg:width="0cm" svg:height="0.123cm" svg:x="29.717cm" svg:y="26.893cm" svg:viewBox="0 0 0 124" draw:points="0,0 0,124">
          <text:p/>
        </draw:polygon>
        <draw:line draw:style-name="gr5" draw:text-style-name="P5" draw:layer="layout" svg:x1="29.717cm" svg:y1="26.893cm" svg:x2="29.717cm" svg:y2="27.017cm">
          <text:p/>
        </draw:line>
        <draw:frame draw:style-name="gr6" draw:text-style-name="P7" draw:layer="layout" svg:width="0.569cm" svg:height="0.628cm" draw:transform="rotate (1.5707963267949) translate (28.526cm 27.705cm)">
          <draw:text-box>
            <text:p text:style-name="P6"><text:span text:style-name="T1">24</text:span></text:p>
          </draw:text-box>
        </draw:frame>
        <draw:polygon draw:style-name="gr4" draw:text-style-name="P4" draw:layer="layout" svg:width="0.123cm" svg:height="0cm" svg:x="21.516cm" svg:y="26.893cm" svg:viewBox="0 0 124 0" draw:points="124,0 0,0">
          <text:p/>
        </draw:polygon>
        <draw:line draw:style-name="gr5" draw:text-style-name="P5" draw:layer="layout" svg:x1="21.64cm" svg:y1="26.893cm" svg:x2="21.516cm" svg:y2="26.893cm">
          <text:p/>
        </draw:line>
        <draw:frame draw:style-name="gr6" draw:text-style-name="P7" draw:layer="layout" svg:width="0.569cm" svg:height="0.628cm" draw:transform="rotate (1.5707963267949) translate (29.35cm 27.705cm)">
          <draw:text-box>
            <text:p text:style-name="P6"><text:span text:style-name="T1">27</text:span></text:p>
          </draw:text-box>
        </draw:frame>
        <draw:polygon draw:style-name="gr4" draw:text-style-name="P4" draw:layer="layout" svg:width="0.123cm" svg:height="0cm" svg:x="21.516cm" svg:y="25.63cm" svg:viewBox="0 0 124 0" draw:points="124,0 0,0">
          <text:p/>
        </draw:polygon>
        <draw:line draw:style-name="gr5" draw:text-style-name="P5" draw:layer="layout" svg:x1="21.64cm" svg:y1="25.63cm" svg:x2="21.516cm" svg:y2="25.63cm">
          <text:p/>
        </draw:line>
        <draw:frame draw:style-name="gr6" draw:text-style-name="P7" draw:layer="layout" svg:width="0.709cm" svg:height="0.628cm" svg:x="20.688cm" svg:y="26.587cm">
          <draw:text-box>
            <text:p text:style-name="P6"><text:span text:style-name="T1">0.0</text:span></text:p>
          </draw:text-box>
        </draw:frame>
        <draw:polygon draw:style-name="gr4" draw:text-style-name="P4" draw:layer="layout" svg:width="0.123cm" svg:height="0cm" svg:x="21.516cm" svg:y="24.368cm" svg:viewBox="0 0 124 0" draw:points="124,0 0,0">
          <text:p/>
        </draw:polygon>
        <draw:line draw:style-name="gr5" draw:text-style-name="P5" draw:layer="layout" svg:x1="21.64cm" svg:y1="24.368cm" svg:x2="21.516cm" svg:y2="24.368cm">
          <text:p/>
        </draw:line>
        <draw:frame draw:style-name="gr6" draw:text-style-name="P7" draw:layer="layout" svg:width="0.709cm" svg:height="0.628cm" svg:x="20.688cm" svg:y="25.324cm">
          <draw:text-box>
            <text:p text:style-name="P6"><text:span text:style-name="T1">0.2</text:span></text:p>
          </draw:text-box>
        </draw:frame>
        <draw:polygon draw:style-name="gr4" draw:text-style-name="P4" draw:layer="layout" svg:width="0.123cm" svg:height="0cm" svg:x="21.516cm" svg:y="23.105cm" svg:viewBox="0 0 124 0" draw:points="124,0 0,0">
          <text:p/>
        </draw:polygon>
        <draw:line draw:style-name="gr5" draw:text-style-name="P5" draw:layer="layout" svg:x1="21.64cm" svg:y1="23.105cm" svg:x2="21.516cm" svg:y2="23.105cm">
          <text:p/>
        </draw:line>
        <draw:frame draw:style-name="gr6" draw:text-style-name="P7" draw:layer="layout" svg:width="0.709cm" svg:height="0.628cm" svg:x="20.688cm" svg:y="24.061cm">
          <draw:text-box>
            <text:p text:style-name="P6"><text:span text:style-name="T1">0.4</text:span></text:p>
          </draw:text-box>
        </draw:frame>
        <draw:polygon draw:style-name="gr4" draw:text-style-name="P4" draw:layer="layout" svg:width="0.123cm" svg:height="0cm" svg:x="21.516cm" svg:y="21.842cm" svg:viewBox="0 0 124 0" draw:points="124,0 0,0">
          <text:p/>
        </draw:polygon>
        <draw:line draw:style-name="gr5" draw:text-style-name="P5" draw:layer="layout" svg:x1="21.64cm" svg:y1="21.842cm" svg:x2="21.516cm" svg:y2="21.842cm">
          <text:p/>
        </draw:line>
        <draw:frame draw:style-name="gr6" draw:text-style-name="P7" draw:layer="layout" svg:width="0.709cm" svg:height="0.628cm" svg:x="20.688cm" svg:y="22.798cm">
          <draw:text-box>
            <text:p text:style-name="P6"><text:span text:style-name="T1">0.6</text:span></text:p>
          </draw:text-box>
        </draw:frame>
        <draw:polygon draw:style-name="gr4" draw:text-style-name="P4" draw:layer="layout" svg:width="0.123cm" svg:height="0cm" svg:x="21.516cm" svg:y="20.579cm" svg:viewBox="0 0 124 0" draw:points="124,0 0,0">
          <text:p/>
        </draw:polygon>
        <draw:line draw:style-name="gr5" draw:text-style-name="P5" draw:layer="layout" svg:x1="21.64cm" svg:y1="20.579cm" svg:x2="21.516cm" svg:y2="20.579cm">
          <text:p/>
        </draw:line>
        <draw:frame draw:style-name="gr6" draw:text-style-name="P7" draw:layer="layout" svg:width="0.709cm" svg:height="0.628cm" svg:x="20.688cm" svg:y="21.536cm">
          <draw:text-box>
            <text:p text:style-name="P6"><text:span text:style-name="T1">0.8</text:span></text:p>
          </draw:text-box>
        </draw:frame>
        <draw:polyline draw:style-name="gr7" draw:text-style-name="P5" draw:layer="layout" svg:width="7.693cm" svg:height="3.396cm" svg:x="22.024cm" svg:y="22.957cm" svg:viewBox="0 0 7694 3397" draw:points="0,3324 275,2817 550,2992 824,1815 1099,1199 1374,1093 1649,501 1923,403 2198,364 2473,494 2747,418 3022,490 3297,286 3572,0 3846,656 4121,652 4396,476 4671,1133 4946,1048 5221,1204 5496,3189 5770,3278 6045,3316 6320,3351 6595,3384 6869,3383 7144,3394 7419,3391 7694,3397">
          <text:p/>
        </draw:polyline>
        <draw:polyline draw:style-name="gr8" draw:text-style-name="P5" draw:layer="layout" svg:width="7.693cm" svg:height="1.672cm" svg:x="22.024cm" svg:y="25.211cm" svg:viewBox="0 0 7694 1673" draw:points="0,1471 275,737 550,671 824,560 1099,318 1374,370 1649,358 1923,141 2198,242 2473,0 2747,104 3022,197 3297,739 3572,684 3846,1239 4121,1184 4396,1191 4671,1350 4946,1410 5221,1194 5496,1613 5770,1609 6045,1536 6320,1528 6595,1430 6869,1538 7144,1657 7419,1651 7694,1673">
          <text:p/>
        </draw:polyline>
        <draw:line draw:style-name="gr9" draw:text-style-name="P5" draw:layer="layout" svg:x1="21.64cm" svg:y1="26.893cm" svg:x2="21.64cm" svg:y2="20.579cm">
          <text:p/>
        </draw:line>
        <draw:line draw:style-name="gr9" draw:text-style-name="P5" draw:layer="layout" svg:x1="30.101cm" svg:y1="26.893cm" svg:x2="30.101cm" svg:y2="20.579cm">
          <text:p/>
        </draw:line>
        <draw:line draw:style-name="gr9" draw:text-style-name="P5" draw:layer="layout" svg:x1="21.64cm" svg:y1="26.893cm" svg:x2="30.101cm" svg:y2="26.893cm">
          <text:p/>
        </draw:line>
        <draw:line draw:style-name="gr9" draw:text-style-name="P5" draw:layer="layout" svg:x1="21.64cm" svg:y1="20.579cm" svg:x2="30.101cm" svg:y2="20.579cm">
          <text:p/>
        </draw:line>
        <draw:frame draw:style-name="gr6" draw:text-style-name="P7" draw:layer="layout" svg:width="0.709cm" svg:height="0.628cm" svg:x="20.688cm" svg:y="20.273cm">
          <draw:text-box>
            <text:p text:style-name="P6"><text:span text:style-name="T1">1.0</text:span></text:p>
          </draw:text-box>
        </draw:frame>
        <draw:polygon draw:style-name="gr1" draw:text-style-name="P1" draw:layer="layout" svg:width="8.462cm" svg:height="6.314cm" svg:x="31.513cm" svg:y="20.579cm" svg:viewBox="0 0 8463 6315" draw:points="0,6315 8463,6315 8463,0 0,0">
          <text:p/>
        </draw:polygon>
        <draw:polygon draw:style-name="gr2" draw:text-style-name="P2" draw:layer="layout" svg:width="7.693cm" svg:height="1.581cm" svg:x="31.898cm" svg:y="25.298cm" svg:viewBox="0 0 7694 1582" draw:points="0,353 0,1469 275,1240 549,1143 824,1142 1099,1040 1374,999 1648,966 1923,870 2198,894 2473,806 2748,736 3023,744 3298,688 3573,772 3847,688 4122,709 4397,651 4671,1086 4946,1137 5221,1133 5496,1548 5770,1561 6045,1569 6320,1575 6595,1579 6869,1579 7144,1581 7419,1579 7694,1582 7694,577 7419,573 7144,575 6869,576 6595,576 6320,572 6045,572 5770,569 5496,561 5221,162 4946,249 4671,247 4397,0 4122,53 3847,14 3573,48 3298,47 3023,80 2748,76 2473,116 2198,177 1923,189 1648,197 1374,252 1099,276 824,271 549,298 275,314">
          <text:p/>
        </draw:polygon>
        <draw:polygon draw:style-name="gr3" draw:text-style-name="P3" draw:layer="layout" svg:width="7.693cm" svg:height="2.565cm" svg:x="31.898cm" svg:y="24.108cm" svg:viewBox="0 0 7694 2566" draw:points="0,1724 0,2041 275,1222 549,1061 824,991 1099,802 1374,630 1648,616 1923,618 2198,599 2473,670 2748,792 3023,912 3298,931 3573,1445 3847,1451 4122,1615 4397,1763 4671,2488 4946,2483 5221,2452 5496,2496 5770,2516 6045,2501 6320,2512 6595,2503 6869,2516 7144,2522 7419,2541 7694,2566 7694,2375 7419,2319 7144,2312 6869,2315 6595,2269 6320,2310 6045,2319 5770,2330 5496,2325 5221,2280 4946,2297 4671,2289 4397,1266 4122,1019 3847,915 3573,936 3298,413 3023,341 2748,223 2473,77 2198,34 1923,0 1648,43 1374,138 1099,240 824,532 549,557 275,742">
          <text:p/>
        </draw:polygon>
        <draw:polygon draw:style-name="gr4" draw:text-style-name="P4" draw:layer="layout" svg:width="0cm" svg:height="0.123cm" svg:x="31.898cm" svg:y="26.893cm" svg:viewBox="0 0 0 124" draw:points="0,0 0,124">
          <text:p/>
        </draw:polygon>
        <draw:line draw:style-name="gr5" draw:text-style-name="P5" draw:layer="layout" svg:x1="31.898cm" svg:y1="26.893cm" svg:x2="31.898cm" svg:y2="27.017cm">
          <text:p/>
        </draw:line>
        <draw:frame draw:style-name="gr11" draw:text-style-name="P9" draw:layer="layout" svg:width="7.152cm" svg:height="0.86cm" svg:x="22.293cm" svg:y="19.677cm">
          <draw:text-box>
            <text:p text:style-name="P6"><text:span text:style-name="T3">star constellation name</text:span></text:p>
          </draw:text-box>
        </draw:frame>
        <draw:polygon draw:style-name="gr4" draw:text-style-name="P4" draw:layer="layout" svg:width="0cm" svg:height="0.123cm" svg:x="32.173cm" svg:y="26.893cm" svg:viewBox="0 0 0 124" draw:points="0,0 0,124">
          <text:p/>
        </draw:polygon>
        <draw:line draw:style-name="gr5" draw:text-style-name="P5" draw:layer="layout" svg:x1="32.173cm" svg:y1="26.893cm" svg:x2="32.173cm" svg:y2="27.017cm">
          <text:p/>
        </draw:line>
        <draw:polygon draw:style-name="gr4" draw:text-style-name="P4" draw:layer="layout" svg:width="0cm" svg:height="0.123cm" svg:x="32.447cm" svg:y="26.893cm" svg:viewBox="0 0 0 124" draw:points="0,0 0,124">
          <text:p/>
        </draw:polygon>
        <draw:line draw:style-name="gr5" draw:text-style-name="P5" draw:layer="layout" svg:x1="32.447cm" svg:y1="26.893cm" svg:x2="32.447cm" svg:y2="27.017cm">
          <text:p/>
        </draw:line>
        <draw:polygon draw:style-name="gr4" draw:text-style-name="P4" draw:layer="layout" svg:width="0cm" svg:height="0.123cm" svg:x="32.722cm" svg:y="26.893cm" svg:viewBox="0 0 0 124" draw:points="0,0 0,124">
          <text:p/>
        </draw:polygon>
        <draw:line draw:style-name="gr5" draw:text-style-name="P5" draw:layer="layout" svg:x1="32.722cm" svg:y1="26.893cm" svg:x2="32.722cm" svg:y2="27.017cm">
          <text:p/>
        </draw:line>
        <draw:polygon draw:style-name="gr4" draw:text-style-name="P4" draw:layer="layout" svg:width="0cm" svg:height="0.123cm" svg:x="32.997cm" svg:y="26.893cm" svg:viewBox="0 0 0 124" draw:points="0,0 0,124">
          <text:p/>
        </draw:polygon>
        <draw:line draw:style-name="gr5" draw:text-style-name="P5" draw:layer="layout" svg:x1="32.997cm" svg:y1="26.893cm" svg:x2="32.997cm" svg:y2="27.017cm">
          <text:p/>
        </draw:line>
        <draw:frame draw:style-name="gr6" draw:text-style-name="P7" draw:layer="layout" svg:width="0.971cm" svg:height="0.628cm" draw:transform="rotate (1.5707963267949) translate (31.531cm 28.113cm)">
          <draw:text-box>
            <text:p text:style-name="P6"><text:span text:style-name="T1">emb</text:span></text:p>
          </draw:text-box>
        </draw:frame>
        <draw:polygon draw:style-name="gr4" draw:text-style-name="P4" draw:layer="layout" svg:width="0cm" svg:height="0.123cm" svg:x="33.272cm" svg:y="26.893cm" svg:viewBox="0 0 0 124" draw:points="0,0 0,124">
          <text:p/>
        </draw:polygon>
        <draw:line draw:style-name="gr5" draw:text-style-name="P5" draw:layer="layout" svg:x1="33.272cm" svg:y1="26.893cm" svg:x2="33.272cm" svg:y2="27.017cm">
          <text:p/>
        </draw:line>
        <draw:polygon draw:style-name="gr4" draw:text-style-name="P4" draw:layer="layout" svg:width="0cm" svg:height="0.123cm" svg:x="33.546cm" svg:y="26.893cm" svg:viewBox="0 0 0 124" draw:points="0,0 0,124">
          <text:p/>
        </draw:polygon>
        <draw:line draw:style-name="gr5" draw:text-style-name="P5" draw:layer="layout" svg:x1="33.546cm" svg:y1="26.893cm" svg:x2="33.546cm" svg:y2="27.017cm">
          <text:p/>
        </draw:line>
        <draw:polygon draw:style-name="gr4" draw:text-style-name="P4" draw:layer="layout" svg:width="0cm" svg:height="0.123cm" svg:x="33.821cm" svg:y="26.893cm" svg:viewBox="0 0 0 124" draw:points="0,0 0,124">
          <text:p/>
        </draw:polygon>
        <draw:line draw:style-name="gr5" draw:text-style-name="P5" draw:layer="layout" svg:x1="33.821cm" svg:y1="26.893cm" svg:x2="33.821cm" svg:y2="27.017cm">
          <text:p/>
        </draw:line>
        <draw:frame draw:style-name="gr6" draw:text-style-name="P7" draw:layer="layout" svg:width="0.563cm" svg:height="0.628cm" draw:transform="rotate (1.5707963267949) translate (32.63cm 27.423cm)">
          <draw:text-box>
            <text:p text:style-name="P6"><text:span text:style-name="T1">3</text:span></text:p>
          </draw:text-box>
        </draw:frame>
        <draw:polygon draw:style-name="gr4" draw:text-style-name="P4" draw:layer="layout" svg:width="0cm" svg:height="0.123cm" svg:x="34.096cm" svg:y="26.893cm" svg:viewBox="0 0 0 124" draw:points="0,0 0,124">
          <text:p/>
        </draw:polygon>
        <draw:line draw:style-name="gr5" draw:text-style-name="P5" draw:layer="layout" svg:x1="34.096cm" svg:y1="26.893cm" svg:x2="34.096cm" svg:y2="27.017cm">
          <text:p/>
        </draw:line>
        <draw:polygon draw:style-name="gr4" draw:text-style-name="P4" draw:layer="layout" svg:width="0cm" svg:height="0.123cm" svg:x="34.371cm" svg:y="26.893cm" svg:viewBox="0 0 0 124" draw:points="0,0 0,124">
          <text:p/>
        </draw:polygon>
        <draw:line draw:style-name="gr5" draw:text-style-name="P5" draw:layer="layout" svg:x1="34.371cm" svg:y1="26.893cm" svg:x2="34.371cm" svg:y2="27.017cm">
          <text:p/>
        </draw:line>
        <draw:polygon draw:style-name="gr4" draw:text-style-name="P4" draw:layer="layout" svg:width="0cm" svg:height="0.123cm" svg:x="34.645cm" svg:y="26.893cm" svg:viewBox="0 0 0 124" draw:points="0,0 0,124">
          <text:p/>
        </draw:polygon>
        <draw:line draw:style-name="gr5" draw:text-style-name="P5" draw:layer="layout" svg:x1="34.645cm" svg:y1="26.893cm" svg:x2="34.645cm" svg:y2="27.017cm">
          <text:p/>
        </draw:line>
        <draw:frame draw:style-name="gr6" draw:text-style-name="P7" draw:layer="layout" svg:width="0.563cm" svg:height="0.628cm" draw:transform="rotate (1.5707963267949) translate (33.454cm 27.423cm)">
          <draw:text-box>
            <text:p text:style-name="P6"><text:span text:style-name="T1">6</text:span></text:p>
          </draw:text-box>
        </draw:frame>
        <draw:polygon draw:style-name="gr4" draw:text-style-name="P4" draw:layer="layout" svg:width="0cm" svg:height="0.123cm" svg:x="34.92cm" svg:y="26.893cm" svg:viewBox="0 0 0 124" draw:points="0,0 0,124">
          <text:p/>
        </draw:polygon>
        <draw:line draw:style-name="gr5" draw:text-style-name="P5" draw:layer="layout" svg:x1="34.92cm" svg:y1="26.893cm" svg:x2="34.92cm" svg:y2="27.017cm">
          <text:p/>
        </draw:line>
        <draw:polygon draw:style-name="gr4" draw:text-style-name="P4" draw:layer="layout" svg:width="0cm" svg:height="0.123cm" svg:x="35.195cm" svg:y="26.893cm" svg:viewBox="0 0 0 124" draw:points="0,0 0,124">
          <text:p/>
        </draw:polygon>
        <draw:line draw:style-name="gr5" draw:text-style-name="P5" draw:layer="layout" svg:x1="35.195cm" svg:y1="26.893cm" svg:x2="35.195cm" svg:y2="27.017cm">
          <text:p/>
        </draw:line>
        <draw:polygon draw:style-name="gr4" draw:text-style-name="P4" draw:layer="layout" svg:width="0cm" svg:height="0.123cm" svg:x="35.47cm" svg:y="26.893cm" svg:viewBox="0 0 0 124" draw:points="0,0 0,124">
          <text:p/>
        </draw:polygon>
        <draw:line draw:style-name="gr5" draw:text-style-name="P5" draw:layer="layout" svg:x1="35.47cm" svg:y1="26.893cm" svg:x2="35.47cm" svg:y2="27.017cm">
          <text:p/>
        </draw:line>
        <draw:frame draw:style-name="gr6" draw:text-style-name="P7" draw:layer="layout" svg:width="0.563cm" svg:height="0.628cm" draw:transform="rotate (1.5707963267949) translate (34.279cm 27.423cm)">
          <draw:text-box>
            <text:p text:style-name="P6"><text:span text:style-name="T1">9</text:span></text:p>
          </draw:text-box>
        </draw:frame>
        <draw:polygon draw:style-name="gr4" draw:text-style-name="P4" draw:layer="layout" svg:width="0cm" svg:height="0.123cm" svg:x="35.744cm" svg:y="26.893cm" svg:viewBox="0 0 0 124" draw:points="0,0 0,124">
          <text:p/>
        </draw:polygon>
        <draw:line draw:style-name="gr5" draw:text-style-name="P5" draw:layer="layout" svg:x1="35.744cm" svg:y1="26.893cm" svg:x2="35.744cm" svg:y2="27.017cm">
          <text:p/>
        </draw:line>
        <draw:polygon draw:style-name="gr4" draw:text-style-name="P4" draw:layer="layout" svg:width="0cm" svg:height="0.123cm" svg:x="36.019cm" svg:y="26.893cm" svg:viewBox="0 0 0 124" draw:points="0,0 0,124">
          <text:p/>
        </draw:polygon>
        <draw:line draw:style-name="gr5" draw:text-style-name="P5" draw:layer="layout" svg:x1="36.019cm" svg:y1="26.893cm" svg:x2="36.019cm" svg:y2="27.017cm">
          <text:p/>
        </draw:line>
        <draw:polygon draw:style-name="gr4" draw:text-style-name="P4" draw:layer="layout" svg:width="0cm" svg:height="0.123cm" svg:x="36.294cm" svg:y="26.893cm" svg:viewBox="0 0 0 124" draw:points="0,0 0,124">
          <text:p/>
        </draw:polygon>
        <draw:line draw:style-name="gr5" draw:text-style-name="P5" draw:layer="layout" svg:x1="36.294cm" svg:y1="26.893cm" svg:x2="36.294cm" svg:y2="27.017cm">
          <text:p/>
        </draw:line>
        <draw:frame draw:style-name="gr6" draw:text-style-name="P7" draw:layer="layout" svg:width="0.569cm" svg:height="0.628cm" draw:transform="rotate (1.5707963267949) translate (35.103cm 27.705cm)">
          <draw:text-box>
            <text:p text:style-name="P6"><text:span text:style-name="T1">12</text:span></text:p>
          </draw:text-box>
        </draw:frame>
        <draw:polygon draw:style-name="gr4" draw:text-style-name="P4" draw:layer="layout" svg:width="0cm" svg:height="0.123cm" svg:x="36.568cm" svg:y="26.893cm" svg:viewBox="0 0 0 124" draw:points="0,0 0,124">
          <text:p/>
        </draw:polygon>
        <draw:line draw:style-name="gr5" draw:text-style-name="P5" draw:layer="layout" svg:x1="36.568cm" svg:y1="26.893cm" svg:x2="36.568cm" svg:y2="27.017cm">
          <text:p/>
        </draw:line>
        <draw:polygon draw:style-name="gr4" draw:text-style-name="P4" draw:layer="layout" svg:width="0cm" svg:height="0.123cm" svg:x="36.843cm" svg:y="26.893cm" svg:viewBox="0 0 0 124" draw:points="0,0 0,124">
          <text:p/>
        </draw:polygon>
        <draw:line draw:style-name="gr5" draw:text-style-name="P5" draw:layer="layout" svg:x1="36.843cm" svg:y1="26.893cm" svg:x2="36.843cm" svg:y2="27.017cm">
          <text:p/>
        </draw:line>
        <draw:polygon draw:style-name="gr4" draw:text-style-name="P4" draw:layer="layout" svg:width="0cm" svg:height="0.123cm" svg:x="37.118cm" svg:y="26.893cm" svg:viewBox="0 0 0 124" draw:points="0,0 0,124">
          <text:p/>
        </draw:polygon>
        <draw:line draw:style-name="gr5" draw:text-style-name="P5" draw:layer="layout" svg:x1="37.118cm" svg:y1="26.893cm" svg:x2="37.118cm" svg:y2="27.017cm">
          <text:p/>
        </draw:line>
        <draw:frame draw:style-name="gr6" draw:text-style-name="P7" draw:layer="layout" svg:width="0.569cm" svg:height="0.628cm" draw:transform="rotate (1.5707963267949) translate (35.927cm 27.705cm)">
          <draw:text-box>
            <text:p text:style-name="P6"><text:span text:style-name="T1">15</text:span></text:p>
          </draw:text-box>
        </draw:frame>
        <draw:polygon draw:style-name="gr4" draw:text-style-name="P4" draw:layer="layout" svg:width="0cm" svg:height="0.123cm" svg:x="37.393cm" svg:y="26.893cm" svg:viewBox="0 0 0 124" draw:points="0,0 0,124">
          <text:p/>
        </draw:polygon>
        <draw:line draw:style-name="gr5" draw:text-style-name="P5" draw:layer="layout" svg:x1="37.393cm" svg:y1="26.893cm" svg:x2="37.393cm" svg:y2="27.017cm">
          <text:p/>
        </draw:line>
        <draw:polygon draw:style-name="gr4" draw:text-style-name="P4" draw:layer="layout" svg:width="0cm" svg:height="0.123cm" svg:x="37.667cm" svg:y="26.893cm" svg:viewBox="0 0 0 124" draw:points="0,0 0,124">
          <text:p/>
        </draw:polygon>
        <draw:line draw:style-name="gr5" draw:text-style-name="P5" draw:layer="layout" svg:x1="37.667cm" svg:y1="26.893cm" svg:x2="37.667cm" svg:y2="27.017cm">
          <text:p/>
        </draw:line>
        <draw:polygon draw:style-name="gr4" draw:text-style-name="P4" draw:layer="layout" svg:width="0cm" svg:height="0.123cm" svg:x="37.942cm" svg:y="26.893cm" svg:viewBox="0 0 0 124" draw:points="0,0 0,124">
          <text:p/>
        </draw:polygon>
        <draw:line draw:style-name="gr5" draw:text-style-name="P5" draw:layer="layout" svg:x1="37.942cm" svg:y1="26.893cm" svg:x2="37.942cm" svg:y2="27.017cm">
          <text:p/>
        </draw:line>
        <draw:frame draw:style-name="gr6" draw:text-style-name="P7" draw:layer="layout" svg:width="0.569cm" svg:height="0.628cm" draw:transform="rotate (1.5707963267949) translate (36.751cm 27.705cm)">
          <draw:text-box>
            <text:p text:style-name="P6"><text:span text:style-name="T1">18</text:span></text:p>
          </draw:text-box>
        </draw:frame>
        <draw:polygon draw:style-name="gr4" draw:text-style-name="P4" draw:layer="layout" svg:width="0cm" svg:height="0.123cm" svg:x="38.217cm" svg:y="26.893cm" svg:viewBox="0 0 0 124" draw:points="0,0 0,124">
          <text:p/>
        </draw:polygon>
        <draw:line draw:style-name="gr5" draw:text-style-name="P5" draw:layer="layout" svg:x1="38.217cm" svg:y1="26.893cm" svg:x2="38.217cm" svg:y2="27.017cm">
          <text:p/>
        </draw:line>
        <draw:polygon draw:style-name="gr4" draw:text-style-name="P4" draw:layer="layout" svg:width="0cm" svg:height="0.123cm" svg:x="38.492cm" svg:y="26.893cm" svg:viewBox="0 0 0 124" draw:points="0,0 0,124">
          <text:p/>
        </draw:polygon>
        <draw:line draw:style-name="gr5" draw:text-style-name="P5" draw:layer="layout" svg:x1="38.492cm" svg:y1="26.893cm" svg:x2="38.492cm" svg:y2="27.017cm">
          <text:p/>
        </draw:line>
        <draw:polygon draw:style-name="gr4" draw:text-style-name="P4" draw:layer="layout" svg:width="0cm" svg:height="0.123cm" svg:x="38.766cm" svg:y="26.893cm" svg:viewBox="0 0 0 124" draw:points="0,0 0,124">
          <text:p/>
        </draw:polygon>
        <draw:line draw:style-name="gr5" draw:text-style-name="P5" draw:layer="layout" svg:x1="38.766cm" svg:y1="26.893cm" svg:x2="38.766cm" svg:y2="27.017cm">
          <text:p/>
        </draw:line>
        <draw:frame draw:style-name="gr6" draw:text-style-name="P7" draw:layer="layout" svg:width="0.569cm" svg:height="0.628cm" draw:transform="rotate (1.5707963267949) translate (37.575cm 27.705cm)">
          <draw:text-box>
            <text:p text:style-name="P6"><text:span text:style-name="T1">21</text:span></text:p>
          </draw:text-box>
        </draw:frame>
        <draw:polygon draw:style-name="gr4" draw:text-style-name="P4" draw:layer="layout" svg:width="0cm" svg:height="0.123cm" svg:x="39.041cm" svg:y="26.893cm" svg:viewBox="0 0 0 124" draw:points="0,0 0,124">
          <text:p/>
        </draw:polygon>
        <draw:line draw:style-name="gr5" draw:text-style-name="P5" draw:layer="layout" svg:x1="39.041cm" svg:y1="26.893cm" svg:x2="39.041cm" svg:y2="27.017cm">
          <text:p/>
        </draw:line>
        <draw:polygon draw:style-name="gr4" draw:text-style-name="P4" draw:layer="layout" svg:width="0cm" svg:height="0.123cm" svg:x="39.316cm" svg:y="26.893cm" svg:viewBox="0 0 0 124" draw:points="0,0 0,124">
          <text:p/>
        </draw:polygon>
        <draw:line draw:style-name="gr5" draw:text-style-name="P5" draw:layer="layout" svg:x1="39.316cm" svg:y1="26.893cm" svg:x2="39.316cm" svg:y2="27.017cm">
          <text:p/>
        </draw:line>
        <draw:polygon draw:style-name="gr4" draw:text-style-name="P4" draw:layer="layout" svg:width="0cm" svg:height="0.123cm" svg:x="39.591cm" svg:y="26.893cm" svg:viewBox="0 0 0 124" draw:points="0,0 0,124">
          <text:p/>
        </draw:polygon>
        <draw:line draw:style-name="gr5" draw:text-style-name="P5" draw:layer="layout" svg:x1="39.591cm" svg:y1="26.893cm" svg:x2="39.591cm" svg:y2="27.017cm">
          <text:p/>
        </draw:line>
        <draw:frame draw:style-name="gr6" draw:text-style-name="P7" draw:layer="layout" svg:width="0.569cm" svg:height="0.628cm" draw:transform="rotate (1.5707963267949) translate (38.399cm 27.705cm)">
          <draw:text-box>
            <text:p text:style-name="P6"><text:span text:style-name="T1">24</text:span></text:p>
          </draw:text-box>
        </draw:frame>
        <draw:polygon draw:style-name="gr4" draw:text-style-name="P4" draw:layer="layout" svg:width="0.122cm" svg:height="0cm" svg:x="31.39cm" svg:y="26.893cm" svg:viewBox="0 0 123 0" draw:points="123,0 0,0">
          <text:p/>
        </draw:polygon>
        <draw:line draw:style-name="gr5" draw:text-style-name="P5" draw:layer="layout" svg:x1="31.513cm" svg:y1="26.893cm" svg:x2="31.39cm" svg:y2="26.893cm">
          <text:p/>
        </draw:line>
        <draw:frame draw:style-name="gr6" draw:text-style-name="P7" draw:layer="layout" svg:width="0.569cm" svg:height="0.628cm" draw:transform="rotate (1.5707963267949) translate (39.224cm 27.705cm)">
          <draw:text-box>
            <text:p text:style-name="P6"><text:span text:style-name="T1">27</text:span></text:p>
          </draw:text-box>
        </draw:frame>
        <draw:polygon draw:style-name="gr4" draw:text-style-name="P4" draw:layer="layout" svg:width="0.122cm" svg:height="0cm" svg:x="31.39cm" svg:y="25.63cm" svg:viewBox="0 0 123 0" draw:points="123,0 0,0">
          <text:p/>
        </draw:polygon>
        <draw:line draw:style-name="gr5" draw:text-style-name="P5" draw:layer="layout" svg:x1="31.513cm" svg:y1="25.63cm" svg:x2="31.39cm" svg:y2="25.63cm">
          <text:p/>
        </draw:line>
        <draw:frame draw:style-name="gr6" draw:text-style-name="P7" draw:layer="layout" svg:width="0.709cm" svg:height="0.628cm" svg:x="30.561cm" svg:y="26.587cm">
          <draw:text-box>
            <text:p text:style-name="P6"><text:span text:style-name="T1">0.0</text:span></text:p>
          </draw:text-box>
        </draw:frame>
        <draw:polygon draw:style-name="gr4" draw:text-style-name="P4" draw:layer="layout" svg:width="0.122cm" svg:height="0cm" svg:x="31.39cm" svg:y="24.368cm" svg:viewBox="0 0 123 0" draw:points="123,0 0,0">
          <text:p/>
        </draw:polygon>
        <draw:line draw:style-name="gr5" draw:text-style-name="P5" draw:layer="layout" svg:x1="31.513cm" svg:y1="24.368cm" svg:x2="31.39cm" svg:y2="24.368cm">
          <text:p/>
        </draw:line>
        <draw:frame draw:style-name="gr6" draw:text-style-name="P7" draw:layer="layout" svg:width="0.709cm" svg:height="0.628cm" svg:x="30.561cm" svg:y="25.324cm">
          <draw:text-box>
            <text:p text:style-name="P6"><text:span text:style-name="T1">0.2</text:span></text:p>
          </draw:text-box>
        </draw:frame>
        <draw:polygon draw:style-name="gr4" draw:text-style-name="P4" draw:layer="layout" svg:width="0.122cm" svg:height="0cm" svg:x="31.39cm" svg:y="23.105cm" svg:viewBox="0 0 123 0" draw:points="123,0 0,0">
          <text:p/>
        </draw:polygon>
        <draw:line draw:style-name="gr5" draw:text-style-name="P5" draw:layer="layout" svg:x1="31.513cm" svg:y1="23.105cm" svg:x2="31.39cm" svg:y2="23.105cm">
          <text:p/>
        </draw:line>
        <draw:frame draw:style-name="gr6" draw:text-style-name="P7" draw:layer="layout" svg:width="0.709cm" svg:height="0.628cm" svg:x="30.561cm" svg:y="24.061cm">
          <draw:text-box>
            <text:p text:style-name="P6"><text:span text:style-name="T1">0.4</text:span></text:p>
          </draw:text-box>
        </draw:frame>
        <draw:polygon draw:style-name="gr4" draw:text-style-name="P4" draw:layer="layout" svg:width="0.122cm" svg:height="0cm" svg:x="31.39cm" svg:y="21.842cm" svg:viewBox="0 0 123 0" draw:points="123,0 0,0">
          <text:p/>
        </draw:polygon>
        <draw:line draw:style-name="gr5" draw:text-style-name="P5" draw:layer="layout" svg:x1="31.513cm" svg:y1="21.842cm" svg:x2="31.39cm" svg:y2="21.842cm">
          <text:p/>
        </draw:line>
        <draw:frame draw:style-name="gr6" draw:text-style-name="P7" draw:layer="layout" svg:width="0.709cm" svg:height="0.628cm" svg:x="30.561cm" svg:y="22.798cm">
          <draw:text-box>
            <text:p text:style-name="P6"><text:span text:style-name="T1">0.6</text:span></text:p>
          </draw:text-box>
        </draw:frame>
        <draw:polygon draw:style-name="gr4" draw:text-style-name="P4" draw:layer="layout" svg:width="0.122cm" svg:height="0cm" svg:x="31.39cm" svg:y="20.579cm" svg:viewBox="0 0 123 0" draw:points="123,0 0,0">
          <text:p/>
        </draw:polygon>
        <draw:line draw:style-name="gr5" draw:text-style-name="P5" draw:layer="layout" svg:x1="31.513cm" svg:y1="20.579cm" svg:x2="31.39cm" svg:y2="20.579cm">
          <text:p/>
        </draw:line>
        <draw:frame draw:style-name="gr6" draw:text-style-name="P7" draw:layer="layout" svg:width="0.709cm" svg:height="0.628cm" svg:x="30.561cm" svg:y="21.536cm">
          <draw:text-box>
            <text:p text:style-name="P6"><text:span text:style-name="T1">0.8</text:span></text:p>
          </draw:text-box>
        </draw:frame>
        <draw:polyline draw:style-name="gr7" draw:text-style-name="P5" draw:layer="layout" svg:width="7.693cm" svg:height="0.753cm" svg:x="31.898cm" svg:y="25.624cm" svg:viewBox="0 0 7694 754" draw:points="0,586 275,452 549,395 824,381 1099,333 1374,300 1648,256 1923,204 2198,211 2473,135 2748,80 3023,86 3298,42 3573,84 3847,25 4122,55 4397,0 4671,342 4946,368 5221,322 5496,729 5770,739 6045,745 6320,748 6595,752 6869,752 7144,752 7419,751 7694,754">
          <text:p/>
        </draw:polyline>
        <draw:polyline draw:style-name="gr8" draw:text-style-name="P5" draw:layer="layout" svg:width="7.693cm" svg:height="2.161cm" svg:x="31.898cm" svg:y="24.417cm" svg:viewBox="0 0 7694 2162" draw:points="0,1574 275,674 549,501 824,453 1099,212 1374,75 1648,21 1923,0 2198,7 2473,64 2748,198 3023,317 3298,364 3573,883 3847,875 4122,1009 4397,1206 4671,2080 4946,2081 5221,2058 5496,2102 5770,2115 6045,2101 6320,2103 6595,2078 6869,2107 7144,2109 7419,2121 7694,2162">
          <text:p/>
        </draw:polyline>
        <draw:line draw:style-name="gr9" draw:text-style-name="P5" draw:layer="layout" svg:x1="31.513cm" svg:y1="26.893cm" svg:x2="31.513cm" svg:y2="20.579cm">
          <text:p/>
        </draw:line>
        <draw:line draw:style-name="gr9" draw:text-style-name="P5" draw:layer="layout" svg:x1="39.975cm" svg:y1="26.893cm" svg:x2="39.975cm" svg:y2="20.579cm">
          <text:p/>
        </draw:line>
        <draw:line draw:style-name="gr9" draw:text-style-name="P5" draw:layer="layout" svg:x1="31.513cm" svg:y1="26.893cm" svg:x2="39.975cm" svg:y2="26.893cm">
          <text:p/>
        </draw:line>
        <draw:line draw:style-name="gr9" draw:text-style-name="P5" draw:layer="layout" svg:x1="31.513cm" svg:y1="20.579cm" svg:x2="39.975cm" svg:y2="20.579cm">
          <text:p/>
        </draw:line>
        <draw:frame draw:style-name="gr6" draw:text-style-name="P7" draw:layer="layout" svg:width="0.709cm" svg:height="0.628cm" svg:x="30.561cm" svg:y="20.273cm">
          <draw:text-box>
            <text:p text:style-name="P6"><text:span text:style-name="T1">1.0</text:span></text:p>
          </draw:text-box>
        </draw:frame>
        <draw:frame draw:style-name="gr11" draw:text-style-name="P9" draw:layer="layout" svg:width="4.464cm" svg:height="0.86cm" svg:x="33.514cm" svg:y="19.677cm">
          <draw:text-box>
            <text:p text:style-name="P6"><text:span text:style-name="T3">person mother</text:span></text:p>
          </draw:text-box>
        </draw:frame>
        <draw:polyline draw:style-name="gr7" draw:text-style-name="P5" draw:layer="layout" svg:width="1.552cm" svg:height="0cm" svg:x="14.293cm" svg:y="29.082cm" svg:viewBox="0 0 1553 0" draw:points="0,0 777,0 1553,0">
          <text:p/>
        </draw:polyline>
        <draw:polyline draw:style-name="gr8" draw:text-style-name="P5" draw:layer="layout" svg:width="1.551cm" svg:height="0cm" svg:x="21.813cm" svg:y="29.082cm" svg:viewBox="0 0 1552 0" draw:points="0,0 776,0 1552,0">
          <text:p/>
        </draw:polyline>
        <draw:frame draw:style-name="gr11" draw:text-style-name="P9" draw:layer="layout" svg:width="3.795cm" svg:height="0.86cm" svg:x="16.467cm" svg:y="28.662cm">
          <draw:text-box>
            <text:p text:style-name="P6"><text:span text:style-name="T3">Faithfulness</text:span></text:p>
          </draw:text-box>
        </draw:frame>
        <draw:frame draw:style-name="gr11" draw:text-style-name="P9" draw:layer="layout" svg:width="2.931cm" svg:height="0.86cm" svg:x="23.986cm" svg:y="28.662cm">
          <draw:text-box>
            <text:p text:style-name="P6"><text:span text:style-name="T3">Causality</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NewRoman1" svg:font-family="TimesNewRoman"/>
    <style:font-face style:name="DejaVu Sans1" svg:font-family="'DejaVu Sans'" style:font-pitch="variable"/>
    <style:font-face style:name="Liberation Serif1" svg:font-family="'Liberation Serif'" style:font-pitch="variable"/>
    <style:font-face style:name="TimesNewRoman"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40.234cm" fo:page-height="31.3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3-08-03T16:56:55.443800751</dc:date>
    <meta:editing-duration>PT10M3S</meta:editing-duration>
    <meta:editing-cycles>1</meta:editing-cycles>
    <meta:document-statistic meta:object-count="1160"/>
    <meta:generator>LibreOffice/6.4.7.2$Linux_X86_64 LibreOffice_project/40$Build-2</meta:generator>
  </office:meta>
</office:document-meta>
</file>